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86cm"/>
    </style:style>
    <style:style style:name="co2" style:family="table-column">
      <style:table-column-properties fo:break-before="auto" style:column-width="2.258cm"/>
    </style:style>
    <style:style style:name="co3" style:family="table-column">
      <style:table-column-properties fo:break-before="auto" style:column-width="3.734cm"/>
    </style:style>
    <style:style style:name="co4" style:family="table-column">
      <style:table-column-properties fo:break-before="auto" style:column-width="5.263cm"/>
    </style:style>
    <style:style style:name="ro1" style:family="table-row">
      <style:table-row-properties style:row-height="0.552cm" fo:break-before="auto" style:use-optimal-row-height="false"/>
    </style:style>
    <style:style style:name="ro2" style:family="table-row">
      <style:table-row-properties style:row-height="2.27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null-year="1929"/>
      <table:table table:name="Feuille1" table:style-name="ta1">
        <table:shapes>
          <draw:frame draw:z-index="0" draw:name="https://2e.aonprd.com/Images/Icons/PFS_Standard.png" draw:style-name="gr1" draw:text-style-name="P1" svg:width="2.391cm" svg:height="0.017cm" svg:x="2.258cm" svg:y="31.561cm">
            <draw:image xlink:href="https://2e.aonprd.com/Images/Icons/PFS_Standard.png" xlink:type="simple" xlink:show="embed" xlink:actuate="onLoad" draw:mime-type="image/png">
              <text:p/>
            </draw:image>
          </draw:frame>
        </table:shapes>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2" table:default-cell-style-name="Default"/>
        <table:table-column table:style-name="co4" table:default-cell-style-name="Default"/>
        <table:table-column table:style-name="co2" table:default-cell-style-name="Default"/>
        <table:table-row table:style-name="ro1">
          <table:table-cell table:style-name="ce1" office:value-type="string" calcext:value-type="string">
            <text:p>Name</text:p>
          </table:table-cell>
          <table:table-cell table:style-name="ce1" office:value-type="string" calcext:value-type="string">
            <text:p>Classe</text:p>
          </table:table-cell>
          <table:table-cell table:style-name="ce1" office:value-type="string" calcext:value-type="string">
            <text:p>Ability</text:p>
          </table:table-cell>
          <table:table-cell table:style-name="ce1" office:value-type="string" calcext:value-type="string">
            <text:p>Skill</text:p>
          </table:table-cell>
          <table:table-cell table:style-name="ce1" office:value-type="string" calcext:value-type="string">
            <text:p>Feat</text:p>
          </table:table-cell>
          <table:table-cell table:style-name="ce1" office:value-type="string" calcext:value-type="string">
            <text:p>Rarity</text:p>
          </table:table-cell>
          <table:table-cell table:style-name="ce1" office:value-type="string" calcext:value-type="string">
            <text:p>Summary</text:p>
          </table:table-cell>
          <table:table-cell table:style-name="ce1" office:value-type="string" calcext:value-type="string">
            <text:p>Source</text:p>
          </table:table-cell>
        </table:table-row>
        <table:table-row table:style-name="ro2">
          <table:table-cell table:style-name="ce2" office:value-type="string" calcext:value-type="string">
            <text:p><text:a xlink:href="https://2e.aonprd.com/Backgrounds.aspx?ID=1" xlink:type="simple">Acolyte</text:a></text:p>
          </table:table-cell>
          <table:table-cell table:style-name="ce2" office:value-type="string" calcext:value-type="string">
            <text:p>Caster</text:p>
          </table:table-cell>
          <table:table-cell table:style-name="ce2" office:value-type="string" calcext:value-type="string">
            <text:p>Intelligence, Wisdom</text:p>
          </table:table-cell>
          <table:table-cell table:style-name="ce2" office:value-type="string" calcext:value-type="string">
            <text:p><text:a xlink:href="https://2e.aonprd.com/Skills.aspx?ID=13" xlink:type="simple">Religion</text:a>, Scribing <text:a xlink:href="https://2e.aonprd.com/Skills.aspx?ID=8" xlink:type="simple">Lore</text:a></text:p>
          </table:table-cell>
          <table:table-cell table:style-name="ce2" office:value-type="string" calcext:value-type="string">
            <text:p><text:a xlink:href="https://2e.aonprd.com/Feats.aspx?ID=847" xlink:type="simple">Student of the Canon</text:a></text:p>
          </table:table-cell>
          <table:table-cell table:style-name="ce2" office:value-type="string" calcext:value-type="string">
            <text:p>Common</text:p>
          </table:table-cell>
          <table:table-cell table:style-name="ce2" office:value-type="string" calcext:value-type="string">
            <text:p>You spent your early days in a religious monastery or cloister. You may have traveled out into the world to spread the message of your religion or …</text:p>
          </table:table-cell>
          <table:table-cell table:style-name="ce2" office:value-type="string" calcext:value-type="string">
            <text:p><text:a xlink:href="https://2e.aonprd.com/Sources.aspx?ID=1" xlink:type="simple">Core Rulebook</text:a> pg. 60</text:p>
            <text:p>4.0</text:p>
          </table:table-cell>
        </table:table-row>
        <table:table-row table:style-name="ro2">
          <table:table-cell table:style-name="ce2" office:value-type="string" calcext:value-type="string">
            <text:p><text:a xlink:href="https://2e.aonprd.com/Backgrounds.aspx?ID=2" xlink:type="simple">Acrobat</text:a></text:p>
          </table:table-cell>
          <table:table-cell table:style-name="ce2" office:value-type="string" calcext:value-type="string">
            <text:p>Expert</text:p>
          </table:table-cell>
          <table:table-cell table:style-name="ce2" office:value-type="string" calcext:value-type="string">
            <text:p>Strength, Dexterity</text:p>
          </table:table-cell>
          <table:table-cell table:style-name="ce2" office:value-type="string" calcext:value-type="string">
            <text:p><text:a xlink:href="https://2e.aonprd.com/Skills.aspx?ID=1" xlink:type="simple">Acrobatics</text:a>, Circus <text:a xlink:href="https://2e.aonprd.com/Skills.aspx?ID=8" xlink:type="simple">Lore</text:a></text:p>
          </table:table-cell>
          <table:table-cell table:style-name="ce2" office:value-type="string" calcext:value-type="string">
            <text:p><text:a xlink:href="https://2e.aonprd.com/Feats.aspx?ID=845" xlink:type="simple">Steady Balance</text:a></text:p>
          </table:table-cell>
          <table:table-cell table:style-name="ce2" office:value-type="string" calcext:value-type="string">
            <text:p>Common</text:p>
          </table:table-cell>
          <table:table-cell table:style-name="ce2" office:value-type="string" calcext:value-type="string">
            <text:p>In a circus or on the streets, you earned your pay by performing as an acrobat. You might have turned to adventuring when the money dried up, or …</text:p>
          </table:table-cell>
          <table:table-cell table:style-name="ce2" office:value-type="string" calcext:value-type="string">
            <text:p><text:a xlink:href="https://2e.aonprd.com/Sources.aspx?ID=1" xlink:type="simple">Core Rulebook</text:a> pg. 60</text:p>
            <text:p>4.0</text:p>
          </table:table-cell>
        </table:table-row>
        <table:table-row table:style-name="ro2">
          <table:table-cell table:style-name="ce2" office:value-type="string" calcext:value-type="string">
            <text:p><text:a xlink:href="https://2e.aonprd.com/Backgrounds.aspx?ID=3" xlink:type="simple">Animal Whisperer</text:a></text:p>
          </table:table-cell>
          <table:table-cell table:style-name="ce2" office:value-type="string" calcext:value-type="string">
            <text:p>Caster</text:p>
          </table:table-cell>
          <table:table-cell table:style-name="ce2" office:value-type="string" calcext:value-type="string">
            <text:p>Wisdom, Charisma</text:p>
          </table:table-cell>
          <table:table-cell table:style-name="ce2" office:value-type="string" calcext:value-type="string">
            <text:p><text:a xlink:href="https://2e.aonprd.com/Skills.aspx?ID=10" xlink:type="simple">Nature</text:a>, <text:a xlink:href="https://2e.aonprd.com/Skills.aspx?ID=8" xlink:type="simple">Lore</text:a> related to one terrain inhabited by animals you like (such as Plains Lore or Swamp Lore).</text:p>
          </table:table-cell>
          <table:table-cell table:style-name="ce2" office:value-type="string" calcext:value-type="string">
            <text:p><text:a xlink:href="https://2e.aonprd.com/Feats.aspx?ID=856" xlink:type="simple">Train Animal</text:a></text:p>
          </table:table-cell>
          <table:table-cell table:style-name="ce2" office:value-type="string" calcext:value-type="string">
            <text:p>Common</text:p>
          </table:table-cell>
          <table:table-cell table:style-name="ce2" office:value-type="string" calcext:value-type="string">
            <text:p>You have always felt a connection to animals, and it was only a small leap to learn to train them. As you travel, you continuously encounter …</text:p>
          </table:table-cell>
          <table:table-cell table:style-name="ce2" office:value-type="string" calcext:value-type="string">
            <text:p><text:a xlink:href="https://2e.aonprd.com/Sources.aspx?ID=1" xlink:type="simple">Core Rulebook</text:a> pg. 60</text:p>
            <text:p>4.0</text:p>
          </table:table-cell>
        </table:table-row>
        <table:table-row table:style-name="ro2">
          <table:table-cell table:style-name="ce2" office:value-type="string" calcext:value-type="string">
            <text:p><text:a xlink:href="https://2e.aonprd.com/Backgrounds.aspx?ID=4" xlink:type="simple">Artisan</text:a></text:p>
          </table:table-cell>
          <table:table-cell table:style-name="ce2" office:value-type="string" calcext:value-type="string">
            <text:p>Expert</text:p>
          </table:table-cell>
          <table:table-cell table:style-name="ce2" office:value-type="string" calcext:value-type="string">
            <text:p>Strength, Intelligence</text:p>
          </table:table-cell>
          <table:table-cell table:style-name="ce2" office:value-type="string" calcext:value-type="string">
            <text:p><text:a xlink:href="https://2e.aonprd.com/Skills.aspx?ID=4" xlink:type="simple">Crafting</text:a>, Guild <text:a xlink:href="https://2e.aonprd.com/Skills.aspx?ID=8" xlink:type="simple">Lore</text:a></text:p>
          </table:table-cell>
          <table:table-cell table:style-name="ce2" office:value-type="string" calcext:value-type="string">
            <text:p><text:a xlink:href="https://2e.aonprd.com/Feats.aspx?ID=844" xlink:type="simple">Specialty Crafting</text:a></text:p>
          </table:table-cell>
          <table:table-cell table:style-name="ce2" office:value-type="string" calcext:value-type="string">
            <text:p>Common</text:p>
          </table:table-cell>
          <table:table-cell table:style-name="ce2" office:value-type="string" calcext:value-type="string">
            <text:p>As an apprentice, you practiced a particular form of building or crafting, developing specialized skill. You might have been a blacksmith’s …</text:p>
          </table:table-cell>
          <table:table-cell table:style-name="ce2" office:value-type="string" calcext:value-type="string">
            <text:p><text:a xlink:href="https://2e.aonprd.com/Sources.aspx?ID=1" xlink:type="simple">Core Rulebook</text:a> pg. 60</text:p>
            <text:p>4.0</text:p>
          </table:table-cell>
        </table:table-row>
        <table:table-row table:style-name="ro2">
          <table:table-cell table:style-name="ce2" office:value-type="string" calcext:value-type="string">
            <text:p><text:a xlink:href="https://2e.aonprd.com/Backgrounds.aspx?ID=5" xlink:type="simple">Artist</text:a></text:p>
          </table:table-cell>
          <table:table-cell table:style-name="ce2" office:value-type="string" calcext:value-type="string">
            <text:p>Expert</text:p>
          </table:table-cell>
          <table:table-cell table:style-name="ce2" office:value-type="string" calcext:value-type="string">
            <text:p>Dexterity, Charisma</text:p>
          </table:table-cell>
          <table:table-cell table:style-name="ce2" office:value-type="string" calcext:value-type="string">
            <text:p><text:a xlink:href="https://2e.aonprd.com/Skills.aspx?ID=4" xlink:type="simple">Crafting</text:a>, Art <text:a xlink:href="https://2e.aonprd.com/Skills.aspx?ID=8" xlink:type="simple">Lore</text:a></text:p>
          </table:table-cell>
          <table:table-cell table:style-name="ce2" office:value-type="string" calcext:value-type="string">
            <text:p><text:a xlink:href="https://2e.aonprd.com/Feats.aspx?ID=844" xlink:type="simple">Specialty Crafting</text:a></text:p>
          </table:table-cell>
          <table:table-cell table:style-name="ce2" office:value-type="string" calcext:value-type="string">
            <text:p>Common</text:p>
          </table:table-cell>
          <table:table-cell table:style-name="ce2" office:value-type="string" calcext:value-type="string">
            <text:p>Your art is your greatest passion, whatever form it takes. Adventuring might help you find inspiration, or simply be a way to survive until you …</text:p>
          </table:table-cell>
          <table:table-cell table:style-name="ce2" office:value-type="string" calcext:value-type="string">
            <text:p><text:a xlink:href="https://2e.aonprd.com/Sources.aspx?ID=1" xlink:type="simple">Core Rulebook</text:a> pg. 60</text:p>
            <text:p>4.0</text:p>
          </table:table-cell>
        </table:table-row>
        <table:table-row table:style-name="ro2">
          <table:table-cell table:style-name="ce2" office:value-type="string" calcext:value-type="string">
            <text:p><text:a xlink:href="https://2e.aonprd.com/Backgrounds.aspx?ID=6" xlink:type="simple">Barkeep</text:a></text:p>
          </table:table-cell>
          <table:table-cell table:style-name="ce2" office:value-type="string" calcext:value-type="string">
            <text:p>Expert</text:p>
          </table:table-cell>
          <table:table-cell table:style-name="ce2" office:value-type="string" calcext:value-type="string">
            <text:p>Constitution, Charisma</text:p>
          </table:table-cell>
          <table:table-cell table:style-name="ce2" office:value-type="string" calcext:value-type="string">
            <text:p><text:a xlink:href="https://2e.aonprd.com/Skills.aspx?ID=6" xlink:type="simple">Diplomacy</text:a>, Alcohol <text:a xlink:href="https://2e.aonprd.com/Skills.aspx?ID=8" xlink:type="simple">Lore</text:a></text:p>
          </table:table-cell>
          <table:table-cell table:style-name="ce2" office:value-type="string" calcext:value-type="string">
            <text:p><text:a xlink:href="https://2e.aonprd.com/Feats.aspx?ID=791" xlink:type="simple">Hobnobber</text:a></text:p>
          </table:table-cell>
          <table:table-cell table:style-name="ce2" office:value-type="string" calcext:value-type="string">
            <text:p>Common</text:p>
          </table:table-cell>
          <table:table-cell table:style-name="ce2" office:value-type="string" calcext:value-type="string">
            <text:p>You have five specialties: hefting barrels, drinking, polishing steins, drinking, and drinking. You worked in a bar, where you learned how to hold …</text:p>
          </table:table-cell>
          <table:table-cell table:style-name="ce2" office:value-type="string" calcext:value-type="string">
            <text:p><text:a xlink:href="https://2e.aonprd.com/Sources.aspx?ID=1" xlink:type="simple">Core Rulebook</text:a> pg. 60</text:p>
            <text:p>4.0</text:p>
          </table:table-cell>
        </table:table-row>
        <table:table-row table:style-name="ro2">
          <table:table-cell table:style-name="ce2" office:value-type="string" calcext:value-type="string">
            <text:p><text:a xlink:href="https://2e.aonprd.com/Backgrounds.aspx?ID=7" xlink:type="simple">Barrister</text:a></text:p>
          </table:table-cell>
          <table:table-cell table:style-name="ce2" office:value-type="string" calcext:value-type="string">
            <text:p>Expert</text:p>
          </table:table-cell>
          <table:table-cell table:style-name="ce2" office:value-type="string" calcext:value-type="string">
            <text:p>Intelligence, Charisma</text:p>
          </table:table-cell>
          <table:table-cell table:style-name="ce2" office:value-type="string" calcext:value-type="string">
            <text:p><text:a xlink:href="https://2e.aonprd.com/Skills.aspx?ID=6" xlink:type="simple">Diplomacy</text:a>, Legal <text:a xlink:href="https://2e.aonprd.com/Skills.aspx?ID=8" xlink:type="simple">Lore</text:a></text:p>
          </table:table-cell>
          <table:table-cell table:style-name="ce2" office:value-type="string" calcext:value-type="string">
            <text:p><text:a xlink:href="https://2e.aonprd.com/Feats.aspx?ID=789" xlink:type="simple">Group Impression</text:a></text:p>
          </table:table-cell>
          <table:table-cell table:style-name="ce2" office:value-type="string" calcext:value-type="string">
            <text:p>Common</text:p>
          </table:table-cell>
          <table:table-cell table:style-name="ce2" office:value-type="string" calcext:value-type="string">
            <text:p>Piles of legal manuals, stern teachers, and experience in the courtroom have instructed you in legal matters. You’re capable of mounting a …</text:p>
          </table:table-cell>
          <table:table-cell table:style-name="ce2" office:value-type="string" calcext:value-type="string">
            <text:p><text:a xlink:href="https://2e.aonprd.com/Sources.aspx?ID=1" xlink:type="simple">Core Rulebook</text:a> pg. 60</text:p>
            <text:p>4.0</text:p>
          </table:table-cell>
        </table:table-row>
        <table:table-row table:style-name="ro2">
          <table:table-cell table:style-name="ce2" office:value-type="string" calcext:value-type="string">
            <text:p><text:a xlink:href="https://2e.aonprd.com/Backgrounds.aspx?ID=8" xlink:type="simple">Bounty Hunter</text:a></text:p>
          </table:table-cell>
          <table:table-cell table:style-name="ce2" office:value-type="string" calcext:value-type="string">
            <text:p>Fighter</text:p>
          </table:table-cell>
          <table:table-cell table:style-name="ce2" office:value-type="string" calcext:value-type="string">
            <text:p>Strength, Wisdom</text:p>
          </table:table-cell>
          <table:table-cell table:style-name="ce2" office:value-type="string" calcext:value-type="string">
            <text:p><text:a xlink:href="https://2e.aonprd.com/Skills.aspx?ID=16" xlink:type="simple">Survival</text:a>, Legal <text:a xlink:href="https://2e.aonprd.com/Skills.aspx?ID=8" xlink:type="simple">Lore</text:a></text:p>
          </table:table-cell>
          <table:table-cell table:style-name="ce2" office:value-type="string" calcext:value-type="string">
            <text:p><text:a xlink:href="https://2e.aonprd.com/Feats.aspx?ID=780" xlink:type="simple">Experienced Tracker</text:a></text:p>
          </table:table-cell>
          <table:table-cell table:style-name="ce2" office:value-type="string" calcext:value-type="string">
            <text:p>Common</text:p>
          </table:table-cell>
          <table:table-cell table:style-name="ce2" office:value-type="string" calcext:value-type="string">
            <text:p>Bringing in lawbreakers lined your pockets. Maybe you had an altruistic motive and sought to bring in criminals to make the streets safer, or maybe …</text:p>
          </table:table-cell>
          <table:table-cell table:style-name="ce2" office:value-type="string" calcext:value-type="string">
            <text:p><text:a xlink:href="https://2e.aonprd.com/Sources.aspx?ID=1" xlink:type="simple">Core Rulebook</text:a> pg. 61</text:p>
            <text:p>4.0</text:p>
          </table:table-cell>
        </table:table-row>
        <table:table-row table:style-name="ro2">
          <table:table-cell table:style-name="ce2" office:value-type="string" calcext:value-type="string">
            <text:p><text:a xlink:href="https://2e.aonprd.com/Backgrounds.aspx?ID=9" xlink:type="simple">Charlatan</text:a></text:p>
          </table:table-cell>
          <table:table-cell table:style-name="ce2" office:value-type="string" calcext:value-type="string">
            <text:p>Expert</text:p>
          </table:table-cell>
          <table:table-cell table:style-name="ce2" office:value-type="string" calcext:value-type="string">
            <text:p>Intelligence, Charisma</text:p>
          </table:table-cell>
          <table:table-cell table:style-name="ce2" office:value-type="string" calcext:value-type="string">
            <text:p><text:a xlink:href="https://2e.aonprd.com/Skills.aspx?ID=5" xlink:type="simple">Deception</text:a>, Underworld <text:a xlink:href="https://2e.aonprd.com/Skills.aspx?ID=8" xlink:type="simple">Lore</text:a></text:p>
          </table:table-cell>
          <table:table-cell table:style-name="ce2" office:value-type="string" calcext:value-type="string">
            <text:p><text:a xlink:href="https://2e.aonprd.com/Feats.aspx?ID=766" xlink:type="simple">Charming Liar</text:a></text:p>
          </table:table-cell>
          <table:table-cell table:style-name="ce2" office:value-type="string" calcext:value-type="string">
            <text:p>Common</text:p>
          </table:table-cell>
          <table:table-cell table:style-name="ce2" office:value-type="string" calcext:value-type="string">
            <text:p>You traveled from place to place, peddling false fortunes and snake oil in one town, pretending to be royalty in exile to seduce a wealthy heir in …</text:p>
          </table:table-cell>
          <table:table-cell table:style-name="ce2" office:value-type="string" calcext:value-type="string">
            <text:p><text:a xlink:href="https://2e.aonprd.com/Sources.aspx?ID=1" xlink:type="simple">Core Rulebook</text:a> pg. 61</text:p>
            <text:p>4.0</text:p>
          </table:table-cell>
        </table:table-row>
        <table:table-row table:style-name="ro2">
          <table:table-cell table:style-name="ce2" office:value-type="string" calcext:value-type="string">
            <text:p><text:a xlink:href="https://2e.aonprd.com/Backgrounds.aspx?ID=10" xlink:type="simple">Criminal</text:a></text:p>
          </table:table-cell>
          <table:table-cell table:style-name="ce2" office:value-type="string" calcext:value-type="string">
            <text:p>Expert</text:p>
          </table:table-cell>
          <table:table-cell table:style-name="ce2" office:value-type="string" calcext:value-type="string">
            <text:p>Dexterity, Intelligence</text:p>
          </table:table-cell>
          <table:table-cell table:style-name="ce2" office:value-type="string" calcext:value-type="string">
            <text:p><text:a xlink:href="https://2e.aonprd.com/Skills.aspx?ID=15" xlink:type="simple">Stealth</text:a>, Underworld <text:a xlink:href="https://2e.aonprd.com/Skills.aspx?ID=8" xlink:type="simple">Lore</text:a></text:p>
          </table:table-cell>
          <table:table-cell table:style-name="ce2" office:value-type="string" calcext:value-type="string">
            <text:p><text:a xlink:href="https://2e.aonprd.com/Feats.aspx?ID=779" xlink:type="simple">Experienced Smuggler</text:a></text:p>
          </table:table-cell>
          <table:table-cell table:style-name="ce2" office:value-type="string" calcext:value-type="string">
            <text:p>Common</text:p>
          </table:table-cell>
          <table:table-cell table:style-name="ce2" office:value-type="string" calcext:value-type="string">
            <text:p>As an unscrupulous independent or as a member of an underworld organization, you lived a life of crime. You might have become an adventurer to seek …</text:p>
          </table:table-cell>
          <table:table-cell table:style-name="ce2" office:value-type="string" calcext:value-type="string">
            <text:p><text:a xlink:href="https://2e.aonprd.com/Sources.aspx?ID=1" xlink:type="simple">Core Rulebook</text:a> pg. 61</text:p>
            <text:p>4.0</text:p>
          </table:table-cell>
        </table:table-row>
        <table:table-row table:style-name="ro2">
          <table:table-cell table:style-name="ce2" office:value-type="string" calcext:value-type="string">
            <text:p><text:a xlink:href="https://2e.aonprd.com/Backgrounds.aspx?ID=11" xlink:type="simple">Detective</text:a></text:p>
          </table:table-cell>
          <table:table-cell table:style-name="ce2" office:value-type="string" calcext:value-type="string">
            <text:p>Expert</text:p>
          </table:table-cell>
          <table:table-cell table:style-name="ce2" office:value-type="string" calcext:value-type="string">
            <text:p>Intelligence, Wisdom</text:p>
          </table:table-cell>
          <table:table-cell table:style-name="ce2" office:value-type="string" calcext:value-type="string">
            <text:p><text:a xlink:href="https://2e.aonprd.com/Skills.aspx?ID=14" xlink:type="simple">Society</text:a>, Underworld <text:a xlink:href="https://2e.aonprd.com/Skills.aspx?ID=8" xlink:type="simple">Lore</text:a></text:p>
          </table:table-cell>
          <table:table-cell table:style-name="ce2" office:value-type="string" calcext:value-type="string">
            <text:p><text:a xlink:href="https://2e.aonprd.com/Feats.aspx?ID=846" xlink:type="simple">Streetwise</text:a></text:p>
          </table:table-cell>
          <table:table-cell table:style-name="ce2" office:value-type="string" calcext:value-type="string">
            <text:p>Common</text:p>
          </table:table-cell>
          <table:table-cell table:style-name="ce2" office:value-type="string" calcext:value-type="string">
            <text:p>You solved crimes as a police inspector or took jobs for wealthy clients as a private investigator. You might have become an adventurer as part of …</text:p>
          </table:table-cell>
          <table:table-cell table:style-name="ce2" office:value-type="string" calcext:value-type="string">
            <text:p><text:a xlink:href="https://2e.aonprd.com/Sources.aspx?ID=1" xlink:type="simple">Core Rulebook</text:a> pg. 61</text:p>
            <text:p>4.0</text:p>
          </table:table-cell>
        </table:table-row>
        <table:table-row table:style-name="ro2">
          <table:table-cell table:style-name="ce2" office:value-type="string" calcext:value-type="string">
            <text:p><text:a xlink:href="https://2e.aonprd.com/Backgrounds.aspx?ID=12" xlink:type="simple">Emissary</text:a></text:p>
          </table:table-cell>
          <table:table-cell table:style-name="ce2" office:value-type="string" calcext:value-type="string">
            <text:p>Expert</text:p>
          </table:table-cell>
          <table:table-cell table:style-name="ce2" office:value-type="string" calcext:value-type="string">
            <text:p>Intelligence, Charisma</text:p>
          </table:table-cell>
          <table:table-cell table:style-name="ce2" office:value-type="string" calcext:value-type="string">
            <text:p><text:a xlink:href="https://2e.aonprd.com/Skills.aspx?ID=14" xlink:type="simple">Society</text:a>, <text:a xlink:href="https://2e.aonprd.com/Skills.aspx?ID=8" xlink:type="simple">Lore</text:a> related to one city you've visited often.</text:p>
          </table:table-cell>
          <table:table-cell table:style-name="ce2" office:value-type="string" calcext:value-type="string">
            <text:p><text:a xlink:href="https://2e.aonprd.com/Feats.aspx?ID=814" xlink:type="simple">Multilingual</text:a></text:p>
          </table:table-cell>
          <table:table-cell table:style-name="ce2" office:value-type="string" calcext:value-type="string">
            <text:p>Common</text:p>
          </table:table-cell>
          <table:table-cell table:style-name="ce2" office:value-type="string" calcext:value-type="string">
            <text:p>As a diplomat or messenger, you traveled to lands far and wide. Communicating with new people and forming alliances were your stock and trade.</text:p>
          </table:table-cell>
          <table:table-cell table:style-name="ce2" office:value-type="string" calcext:value-type="string">
            <text:p><text:a xlink:href="https://2e.aonprd.com/Sources.aspx?ID=1" xlink:type="simple">Core Rulebook</text:a> pg. 61</text:p>
            <text:p>4.0</text:p>
          </table:table-cell>
        </table:table-row>
        <table:table-row table:style-name="ro2">
          <table:table-cell table:style-name="ce2" office:value-type="string" calcext:value-type="string">
            <text:p><text:a xlink:href="https://2e.aonprd.com/Backgrounds.aspx?ID=13" xlink:type="simple">Entertainer</text:a></text:p>
          </table:table-cell>
          <table:table-cell table:style-name="ce2" office:value-type="string" calcext:value-type="string">
            <text:p>Expert</text:p>
          </table:table-cell>
          <table:table-cell table:style-name="ce2" office:value-type="string" calcext:value-type="string">
            <text:p>Dexterity, Charisma</text:p>
          </table:table-cell>
          <table:table-cell table:style-name="ce2" office:value-type="string" calcext:value-type="string">
            <text:p><text:a xlink:href="https://2e.aonprd.com/Skills.aspx?ID=12" xlink:type="simple">Performance</text:a>, Theater <text:a xlink:href="https://2e.aonprd.com/Skills.aspx?ID=8" xlink:type="simple">Lore</text:a></text:p>
          </table:table-cell>
          <table:table-cell table:style-name="ce2" office:value-type="string" calcext:value-type="string">
            <text:p><text:a xlink:href="https://2e.aonprd.com/Feats.aspx?ID=781" xlink:type="simple">Fascinating Performance</text:a></text:p>
          </table:table-cell>
          <table:table-cell table:style-name="ce2" office:value-type="string" calcext:value-type="string">
            <text:p>Common</text:p>
          </table:table-cell>
          <table:table-cell table:style-name="ce2" office:value-type="string" calcext:value-type="string">
            <text:p>Through an education in the arts or sheer dogged practice, you learned to entertain crowds. You might have been an actor, a dancer, a musician, a …</text:p>
          </table:table-cell>
          <table:table-cell table:style-name="ce2" office:value-type="string" calcext:value-type="string">
            <text:p><text:a xlink:href="https://2e.aonprd.com/Sources.aspx?ID=1" xlink:type="simple">Core Rulebook</text:a> pg. 61</text:p>
            <text:p>4.0</text:p>
          </table:table-cell>
        </table:table-row>
        <table:table-row table:style-name="ro2">
          <table:table-cell table:style-name="ce2" office:value-type="string" calcext:value-type="string">
            <text:p><text:a xlink:href="https://2e.aonprd.com/Backgrounds.aspx?ID=14" xlink:type="simple">Farmhand</text:a></text:p>
          </table:table-cell>
          <table:table-cell table:style-name="ce2" office:value-type="string" calcext:value-type="string">
            <text:p>Expert</text:p>
          </table:table-cell>
          <table:table-cell table:style-name="ce2" office:value-type="string" calcext:value-type="string">
            <text:p>Constitution, Wisdom</text:p>
          </table:table-cell>
          <table:table-cell table:style-name="ce2" office:value-type="string" calcext:value-type="string">
            <text:p><text:a xlink:href="https://2e.aonprd.com/Skills.aspx?ID=3" xlink:type="simple">Athletics</text:a>, Farming <text:a xlink:href="https://2e.aonprd.com/Skills.aspx?ID=8" xlink:type="simple">Lore</text:a></text:p>
          </table:table-cell>
          <table:table-cell table:style-name="ce2" office:value-type="string" calcext:value-type="string">
            <text:p><text:a xlink:href="https://2e.aonprd.com/Feats.aspx?ID=756" xlink:type="simple">Assurance</text:a></text:p>
          </table:table-cell>
          <table:table-cell table:style-name="ce2" office:value-type="string" calcext:value-type="string">
            <text:p>Common</text:p>
          </table:table-cell>
          <table:table-cell table:style-name="ce2" office:value-type="string" calcext:value-type="string">
            <text:p>With a strong back and an understanding of seasonal cycles, you tilled the land and tended crops. Your farm could have been razed by invaders, you …</text:p>
          </table:table-cell>
          <table:table-cell table:style-name="ce2" office:value-type="string" calcext:value-type="string">
            <text:p><text:a xlink:href="https://2e.aonprd.com/Sources.aspx?ID=1" xlink:type="simple">Core Rulebook</text:a> pg. 62</text:p>
            <text:p>4.0</text:p>
          </table:table-cell>
        </table:table-row>
        <table:table-row table:style-name="ro2">
          <table:table-cell table:style-name="ce2" office:value-type="string" calcext:value-type="string">
            <text:p><text:a xlink:href="https://2e.aonprd.com/Backgrounds.aspx?ID=15" xlink:type="simple">Field Medic</text:a></text:p>
          </table:table-cell>
          <table:table-cell table:style-name="ce2" office:value-type="string" calcext:value-type="string">
            <text:p>Expert</text:p>
          </table:table-cell>
          <table:table-cell table:style-name="ce2" office:value-type="string" calcext:value-type="string">
            <text:p>Constitution, Wisdom</text:p>
          </table:table-cell>
          <table:table-cell table:style-name="ce2" office:value-type="string" calcext:value-type="string">
            <text:p><text:a xlink:href="https://2e.aonprd.com/Skills.aspx?ID=9" xlink:type="simple">Medicine</text:a>, Warfare <text:a xlink:href="https://2e.aonprd.com/Skills.aspx?ID=8" xlink:type="simple">Lore</text:a></text:p>
          </table:table-cell>
          <table:table-cell table:style-name="ce2" office:value-type="string" calcext:value-type="string">
            <text:p><text:a xlink:href="https://2e.aonprd.com/Feats.aspx?ID=760" xlink:type="simple">Battle Medicine</text:a></text:p>
          </table:table-cell>
          <table:table-cell table:style-name="ce2" office:value-type="string" calcext:value-type="string">
            <text:p>Common</text:p>
          </table:table-cell>
          <table:table-cell table:style-name="ce2" office:value-type="string" calcext:value-type="string">
            <text:p>In the chaotic rush of battle, you learned to adapt to rapidly changing conditions as you administered to battle casualties. You patched up soldiers, …</text:p>
          </table:table-cell>
          <table:table-cell table:style-name="ce2" office:value-type="string" calcext:value-type="string">
            <text:p><text:a xlink:href="https://2e.aonprd.com/Sources.aspx?ID=1" xlink:type="simple">Core Rulebook</text:a> pg. 62</text:p>
            <text:p>4.0</text:p>
          </table:table-cell>
        </table:table-row>
        <table:table-row table:style-name="ro2">
          <table:table-cell table:style-name="ce2" office:value-type="string" calcext:value-type="string">
            <text:p><text:a xlink:href="https://2e.aonprd.com/Backgrounds.aspx?ID=16" xlink:type="simple">Fortune Teller</text:a></text:p>
          </table:table-cell>
          <table:table-cell table:style-name="ce2" office:value-type="string" calcext:value-type="string">
            <text:p>Caster</text:p>
          </table:table-cell>
          <table:table-cell table:style-name="ce2" office:value-type="string" calcext:value-type="string">
            <text:p>Intelligence, Charisma</text:p>
          </table:table-cell>
          <table:table-cell table:style-name="ce2" office:value-type="string" calcext:value-type="string">
            <text:p><text:a xlink:href="https://2e.aonprd.com/Skills.aspx?ID=11" xlink:type="simple">Occultism</text:a>, Fortune-Telling <text:a xlink:href="https://2e.aonprd.com/Skills.aspx?ID=8" xlink:type="simple">Lore</text:a></text:p>
          </table:table-cell>
          <table:table-cell table:style-name="ce2" office:value-type="string" calcext:value-type="string">
            <text:p><text:a xlink:href="https://2e.aonprd.com/Feats.aspx?ID=817" xlink:type="simple">Oddity Identification</text:a></text:p>
          </table:table-cell>
          <table:table-cell table:style-name="ce2" office:value-type="string" calcext:value-type="string">
            <text:p>Common</text:p>
          </table:table-cell>
          <table:table-cell table:style-name="ce2" office:value-type="string" calcext:value-type="string">
            <text:p>The strands of fate are clear to you, as you have learned many traditional forms by which laypeople can divine the future. You might have used these …</text:p>
          </table:table-cell>
          <table:table-cell table:style-name="ce2" office:value-type="string" calcext:value-type="string">
            <text:p><text:a xlink:href="https://2e.aonprd.com/Sources.aspx?ID=1" xlink:type="simple">Core Rulebook</text:a> pg. 62</text:p>
            <text:p>4.0</text:p>
          </table:table-cell>
        </table:table-row>
        <table:table-row table:style-name="ro2">
          <table:table-cell table:style-name="ce2" office:value-type="string" calcext:value-type="string">
            <text:p><text:a xlink:href="https://2e.aonprd.com/Backgrounds.aspx?ID=17" xlink:type="simple">Gambler</text:a></text:p>
          </table:table-cell>
          <table:table-cell table:style-name="ce2" office:value-type="string" calcext:value-type="string">
            <text:p>Expert</text:p>
          </table:table-cell>
          <table:table-cell table:style-name="ce2" office:value-type="string" calcext:value-type="string">
            <text:p>Dexterity, Charisma</text:p>
          </table:table-cell>
          <table:table-cell table:style-name="ce2" office:value-type="string" calcext:value-type="string">
            <text:p><text:a xlink:href="https://2e.aonprd.com/Skills.aspx?ID=5" xlink:type="simple">Deception</text:a>, Games <text:a xlink:href="https://2e.aonprd.com/Skills.aspx?ID=8" xlink:type="simple">Lore</text:a></text:p>
          </table:table-cell>
          <table:table-cell table:style-name="ce2" office:value-type="string" calcext:value-type="string">
            <text:p><text:a xlink:href="https://2e.aonprd.com/Feats.aspx?ID=811" xlink:type="simple">Lie to Me</text:a></text:p>
          </table:table-cell>
          <table:table-cell table:style-name="ce2" office:value-type="string" calcext:value-type="string">
            <text:p>Common</text:p>
          </table:table-cell>
          <table:table-cell table:style-name="ce2" office:value-type="string" calcext:value-type="string">
            <text:p>The thrill of the win drew you into games of chance. This might have been a lucrative sideline that paled in comparison to the real risks of …</text:p>
          </table:table-cell>
          <table:table-cell table:style-name="ce2" office:value-type="string" calcext:value-type="string">
            <text:p><text:a xlink:href="https://2e.aonprd.com/Sources.aspx?ID=1" xlink:type="simple">Core Rulebook</text:a> pg. 62</text:p>
            <text:p>4.0</text:p>
          </table:table-cell>
        </table:table-row>
        <table:table-row table:style-name="ro2">
          <table:table-cell table:style-name="ce2" office:value-type="string" calcext:value-type="string">
            <text:p><text:a xlink:href="https://2e.aonprd.com/Backgrounds.aspx?ID=18" xlink:type="simple">Gladiator</text:a></text:p>
          </table:table-cell>
          <table:table-cell table:style-name="ce2" office:value-type="string" calcext:value-type="string">
            <text:p>Fighter</text:p>
          </table:table-cell>
          <table:table-cell table:style-name="ce2" office:value-type="string" calcext:value-type="string">
            <text:p>Strength, Charisma</text:p>
          </table:table-cell>
          <table:table-cell table:style-name="ce2" office:value-type="string" calcext:value-type="string">
            <text:p><text:a xlink:href="https://2e.aonprd.com/Skills.aspx?ID=12" xlink:type="simple">Performance</text:a>, Gladiatorial <text:a xlink:href="https://2e.aonprd.com/Skills.aspx?ID=8" xlink:type="simple">Lore</text:a></text:p>
          </table:table-cell>
          <table:table-cell table:style-name="ce2" office:value-type="string" calcext:value-type="string">
            <text:p><text:a xlink:href="https://2e.aonprd.com/Feats.aspx?ID=793" xlink:type="simple">Impressive Performance</text:a></text:p>
          </table:table-cell>
          <table:table-cell table:style-name="ce2" office:value-type="string" calcext:value-type="string">
            <text:p>Common</text:p>
          </table:table-cell>
          <table:table-cell table:style-name="ce2" office:value-type="string" calcext:value-type="string">
            <text:p>The bloody games of the arena taught you the art of combat. Before you attained true fame, you departed—or escaped—the arena to explore the world. …</text:p>
          </table:table-cell>
          <table:table-cell table:style-name="ce2" office:value-type="string" calcext:value-type="string">
            <text:p><text:a xlink:href="https://2e.aonprd.com/Sources.aspx?ID=1" xlink:type="simple">Core Rulebook</text:a> pg. 62</text:p>
            <text:p>4.0</text:p>
          </table:table-cell>
        </table:table-row>
        <table:table-row table:style-name="ro2">
          <table:table-cell table:style-name="ce2" office:value-type="string" calcext:value-type="string">
            <text:p><text:a xlink:href="https://2e.aonprd.com/Backgrounds.aspx?ID=19" xlink:type="simple">Guard</text:a></text:p>
          </table:table-cell>
          <table:table-cell table:style-name="ce2" office:value-type="string" calcext:value-type="string">
            <text:p>Fighter</text:p>
          </table:table-cell>
          <table:table-cell table:style-name="ce2" office:value-type="string" calcext:value-type="string">
            <text:p>Strength, Charisma</text:p>
          </table:table-cell>
          <table:table-cell table:style-name="ce2" office:value-type="string" calcext:value-type="string">
            <text:p><text:a xlink:href="https://2e.aonprd.com/Skills.aspx?ID=7" xlink:type="simple">Intimidation</text:a>, Legal <text:a xlink:href="https://2e.aonprd.com/Skills.aspx?ID=8" xlink:type="simple">Lore</text:a> or Warfare Lore skill.</text:p>
          </table:table-cell>
          <table:table-cell table:style-name="ce2" office:value-type="string" calcext:value-type="string">
            <text:p><text:a xlink:href="https://2e.aonprd.com/Feats.aspx?ID=822" xlink:type="simple">Quick Coercion</text:a></text:p>
          </table:table-cell>
          <table:table-cell table:style-name="ce2" office:value-type="string" calcext:value-type="string">
            <text:p>Common</text:p>
          </table:table-cell>
          <table:table-cell table:style-name="ce2" office:value-type="string" calcext:value-type="string">
            <text:p>You served in the guard, out of either patriotism or the need for coin. Either way, you know how to get a difficult suspect to talk. However you left …</text:p>
          </table:table-cell>
          <table:table-cell table:style-name="ce2" office:value-type="string" calcext:value-type="string">
            <text:p><text:a xlink:href="https://2e.aonprd.com/Sources.aspx?ID=1" xlink:type="simple">Core Rulebook</text:a> pg. 62</text:p>
            <text:p>4.0</text:p>
          </table:table-cell>
        </table:table-row>
        <table:table-row table:style-name="ro2">
          <table:table-cell table:style-name="ce2" office:value-type="string" calcext:value-type="string">
            <text:p><text:a xlink:href="https://2e.aonprd.com/Backgrounds.aspx?ID=20" xlink:type="simple">Herbalist</text:a></text:p>
          </table:table-cell>
          <table:table-cell table:style-name="ce2" office:value-type="string" calcext:value-type="string">
            <text:p>Expert</text:p>
          </table:table-cell>
          <table:table-cell table:style-name="ce2" office:value-type="string" calcext:value-type="string">
            <text:p>Constitution, Wisdom</text:p>
          </table:table-cell>
          <table:table-cell table:style-name="ce2" office:value-type="string" calcext:value-type="string">
            <text:p><text:a xlink:href="https://2e.aonprd.com/Skills.aspx?ID=10" xlink:type="simple">Nature</text:a>, Herbalism <text:a xlink:href="https://2e.aonprd.com/Skills.aspx?ID=8" xlink:type="simple">Lore</text:a></text:p>
          </table:table-cell>
          <table:table-cell table:style-name="ce2" office:value-type="string" calcext:value-type="string">
            <text:p><text:a xlink:href="https://2e.aonprd.com/Feats.aspx?ID=815" xlink:type="simple">Natural Medicine</text:a></text:p>
          </table:table-cell>
          <table:table-cell table:style-name="ce2" office:value-type="string" calcext:value-type="string">
            <text:p>Common</text:p>
          </table:table-cell>
          <table:table-cell table:style-name="ce2" office:value-type="string" calcext:value-type="string">
            <text:p>As a formally trained apothecary or a rural practitioner of folk medicine, you learned the healing properties of various herbs. You’re adept at …</text:p>
          </table:table-cell>
          <table:table-cell table:style-name="ce2" office:value-type="string" calcext:value-type="string">
            <text:p><text:a xlink:href="https://2e.aonprd.com/Sources.aspx?ID=1" xlink:type="simple">Core Rulebook</text:a> pg. 62</text:p>
            <text:p>4.0</text:p>
          </table:table-cell>
        </table:table-row>
        <table:table-row table:style-name="ro2">
          <table:table-cell table:style-name="ce2" office:value-type="string" calcext:value-type="string">
            <text:p><text:a xlink:href="https://2e.aonprd.com/Backgrounds.aspx?ID=21" xlink:type="simple">Hermit</text:a></text:p>
          </table:table-cell>
          <table:table-cell table:style-name="ce2" office:value-type="string" calcext:value-type="string">
            <text:p>Expert</text:p>
          </table:table-cell>
          <table:table-cell table:style-name="ce2" office:value-type="string" calcext:value-type="string">
            <text:p>Constitution, Intelligence</text:p>
          </table:table-cell>
          <table:table-cell table:style-name="ce2" office:value-type="string" calcext:value-type="string">
            <text:p><text:a xlink:href="https://2e.aonprd.com/Skills.aspx?ID=10" xlink:type="simple">Nature</text:a> or <text:a xlink:href="https://2e.aonprd.com/Skills.aspx?ID=11" xlink:type="simple">Occultism</text:a>, <text:a xlink:href="https://2e.aonprd.com/Skills.aspx?ID=8" xlink:type="simple">Lore</text:a> related to the terrain you lived in as a hermit (such as Cave Lore or Desert Lore).</text:p>
          </table:table-cell>
          <table:table-cell table:style-name="ce2" office:value-type="string" calcext:value-type="string">
            <text:p><text:a xlink:href="https://2e.aonprd.com/Feats.aspx?ID=776" xlink:type="simple">Dubious Knowledge</text:a></text:p>
          </table:table-cell>
          <table:table-cell table:style-name="ce2" office:value-type="string" calcext:value-type="string">
            <text:p>Common</text:p>
          </table:table-cell>
          <table:table-cell table:style-name="ce2" office:value-type="string" calcext:value-type="string">
            <text:p>In an isolated place—like a cave, remote oasis, or secluded mansion—you lived a life of solitude. Adventuring might represent your first foray out …</text:p>
          </table:table-cell>
          <table:table-cell table:style-name="ce2" office:value-type="string" calcext:value-type="string">
            <text:p><text:a xlink:href="https://2e.aonprd.com/Sources.aspx?ID=1" xlink:type="simple">Core Rulebook</text:a> pg. 62</text:p>
            <text:p>4.0</text:p>
          </table:table-cell>
        </table:table-row>
        <table:table-row table:style-name="ro2">
          <table:table-cell table:style-name="ce2" office:value-type="string" calcext:value-type="string">
            <text:p><text:a xlink:href="https://2e.aonprd.com/Backgrounds.aspx?ID=22" xlink:type="simple">Hunter</text:a></text:p>
          </table:table-cell>
          <table:table-cell table:style-name="ce2" office:value-type="string" calcext:value-type="string">
            <text:p>Expert</text:p>
          </table:table-cell>
          <table:table-cell table:style-name="ce2" office:value-type="string" calcext:value-type="string">
            <text:p>Dexterity, Wisdom</text:p>
          </table:table-cell>
          <table:table-cell table:style-name="ce2" office:value-type="string" calcext:value-type="string">
            <text:p><text:a xlink:href="https://2e.aonprd.com/Skills.aspx?ID=16" xlink:type="simple">Survival</text:a>, Tanning <text:a xlink:href="https://2e.aonprd.com/Skills.aspx?ID=8" xlink:type="simple">Lore</text:a></text:p>
          </table:table-cell>
          <table:table-cell table:style-name="ce2" office:value-type="string" calcext:value-type="string">
            <text:p><text:a xlink:href="https://2e.aonprd.com/Feats.aspx?ID=849" xlink:type="simple">Survey Wildlife</text:a></text:p>
          </table:table-cell>
          <table:table-cell table:style-name="ce2" office:value-type="string" calcext:value-type="string">
            <text:p>Common</text:p>
          </table:table-cell>
          <table:table-cell table:style-name="ce2" office:value-type="string" calcext:value-type="string">
            <text:p>You stalked and took down animals and other creatures of the wild. Skinning animals, harvesting their flesh, and cooking them were also part of your …</text:p>
          </table:table-cell>
          <table:table-cell table:style-name="ce2" office:value-type="string" calcext:value-type="string">
            <text:p><text:a xlink:href="https://2e.aonprd.com/Sources.aspx?ID=1" xlink:type="simple">Core Rulebook</text:a> pg. 62</text:p>
            <text:p>4.0</text:p>
          </table:table-cell>
        </table:table-row>
        <table:table-row table:style-name="ro2">
          <table:table-cell table:style-name="ce2" office:value-type="string" calcext:value-type="string">
            <text:p><text:a xlink:href="https://2e.aonprd.com/Backgrounds.aspx?ID=23" xlink:type="simple">Laborer</text:a></text:p>
          </table:table-cell>
          <table:table-cell table:style-name="ce2" office:value-type="string" calcext:value-type="string">
            <text:p>Expert</text:p>
          </table:table-cell>
          <table:table-cell table:style-name="ce2" office:value-type="string" calcext:value-type="string">
            <text:p>Strength, Constitution</text:p>
          </table:table-cell>
          <table:table-cell table:style-name="ce2" office:value-type="string" calcext:value-type="string">
            <text:p><text:a xlink:href="https://2e.aonprd.com/Skills.aspx?ID=3" xlink:type="simple">Athletics</text:a>, Labor <text:a xlink:href="https://2e.aonprd.com/Skills.aspx?ID=8" xlink:type="simple">Lore</text:a></text:p>
          </table:table-cell>
          <table:table-cell table:style-name="ce2" office:value-type="string" calcext:value-type="string">
            <text:p><text:a xlink:href="https://2e.aonprd.com/Feats.aspx?ID=790" xlink:type="simple">Hefty Hauler</text:a></text:p>
          </table:table-cell>
          <table:table-cell table:style-name="ce2" office:value-type="string" calcext:value-type="string">
            <text:p>Common</text:p>
          </table:table-cell>
          <table:table-cell table:style-name="ce2" office:value-type="string" calcext:value-type="string">
            <text:p>You’ve spent years performing arduous physical labor. It was a difficult life, but you somehow survived. You may have embraced adventuring as an …</text:p>
          </table:table-cell>
          <table:table-cell table:style-name="ce2" office:value-type="string" calcext:value-type="string">
            <text:p><text:a xlink:href="https://2e.aonprd.com/Sources.aspx?ID=1" xlink:type="simple">Core Rulebook</text:a> pg. 62</text:p>
            <text:p>4.0</text:p>
          </table:table-cell>
        </table:table-row>
        <table:table-row table:style-name="ro2">
          <table:table-cell table:style-name="ce2" office:value-type="string" calcext:value-type="string">
            <text:p><text:a xlink:href="https://2e.aonprd.com/Backgrounds.aspx?ID=24" xlink:type="simple">Martial Disciple</text:a></text:p>
          </table:table-cell>
          <table:table-cell table:style-name="ce2" office:value-type="string" calcext:value-type="string">
            <text:p>Fighter</text:p>
          </table:table-cell>
          <table:table-cell table:style-name="ce2" office:value-type="string" calcext:value-type="string">
            <text:p>Strength, Dexterity</text:p>
          </table:table-cell>
          <table:table-cell table:style-name="ce2" office:value-type="string" calcext:value-type="string">
            <text:p><text:a xlink:href="https://2e.aonprd.com/Skills.aspx?ID=1" xlink:type="simple">Acrobatics</text:a> or <text:a xlink:href="https://2e.aonprd.com/Skills.aspx?ID=3" xlink:type="simple">Athletics</text:a>, Warfare <text:a xlink:href="https://2e.aonprd.com/Skills.aspx?ID=8" xlink:type="simple">Lore</text:a></text:p>
          </table:table-cell>
          <table:table-cell table:style-name="ce2" office:value-type="string" calcext:value-type="string">
            <text:p><text:a xlink:href="https://2e.aonprd.com/Feats.aspx?ID=765" xlink:type="simple">Cat Fall</text:a>, <text:a xlink:href="https://2e.aonprd.com/Feats.aspx?ID=825" xlink:type="simple">Quick Jump</text:a></text:p>
          </table:table-cell>
          <table:table-cell table:style-name="ce2" office:value-type="string" calcext:value-type="string">
            <text:p>Common</text:p>
          </table:table-cell>
          <table:table-cell table:style-name="ce2" office:value-type="string" calcext:value-type="string">
            <text:p>You dedicated yourself to intense training and rigorous study to become a great warrior. The school you attended might have been a traditionalist …</text:p>
          </table:table-cell>
          <table:table-cell table:style-name="ce2" office:value-type="string" calcext:value-type="string">
            <text:p><text:a xlink:href="https://2e.aonprd.com/Sources.aspx?ID=1" xlink:type="simple">Core Rulebook</text:a> pg. 63</text:p>
            <text:p>4.0</text:p>
          </table:table-cell>
        </table:table-row>
        <table:table-row table:style-name="ro2">
          <table:table-cell table:style-name="ce2" office:value-type="string" calcext:value-type="string">
            <text:p><text:a xlink:href="https://2e.aonprd.com/Backgrounds.aspx?ID=25" xlink:type="simple">Merchant</text:a></text:p>
          </table:table-cell>
          <table:table-cell table:style-name="ce2" office:value-type="string" calcext:value-type="string">
            <text:p>Expert</text:p>
          </table:table-cell>
          <table:table-cell table:style-name="ce2" office:value-type="string" calcext:value-type="string">
            <text:p>Intelligence, Charisma</text:p>
          </table:table-cell>
          <table:table-cell table:style-name="ce2" office:value-type="string" calcext:value-type="string">
            <text:p><text:a xlink:href="https://2e.aonprd.com/Skills.aspx?ID=6" xlink:type="simple">Diplomacy</text:a>, Mercantile <text:a xlink:href="https://2e.aonprd.com/Skills.aspx?ID=8" xlink:type="simple">Lore</text:a></text:p>
          </table:table-cell>
          <table:table-cell table:style-name="ce2" office:value-type="string" calcext:value-type="string">
            <text:p><text:a xlink:href="https://2e.aonprd.com/Feats.aspx?ID=758" xlink:type="simple">Bargain Hunter</text:a></text:p>
          </table:table-cell>
          <table:table-cell table:style-name="ce2" office:value-type="string" calcext:value-type="string">
            <text:p>Common</text:p>
          </table:table-cell>
          <table:table-cell table:style-name="ce2" office:value-type="string" calcext:value-type="string">
            <text:p>In a dusty shop, market stall, or merchant caravan, you bartered wares for coin and trade goods. The skills you picked up still apply in the …</text:p>
          </table:table-cell>
          <table:table-cell table:style-name="ce2" office:value-type="string" calcext:value-type="string">
            <text:p><text:a xlink:href="https://2e.aonprd.com/Sources.aspx?ID=1" xlink:type="simple">Core Rulebook</text:a> pg. 63</text:p>
            <text:p>4.0</text:p>
          </table:table-cell>
        </table:table-row>
        <table:table-row table:style-name="ro2">
          <table:table-cell table:style-name="ce2" office:value-type="string" calcext:value-type="string">
            <text:p><text:a xlink:href="https://2e.aonprd.com/Backgrounds.aspx?ID=26" xlink:type="simple">Miner</text:a></text:p>
          </table:table-cell>
          <table:table-cell table:style-name="ce2" office:value-type="string" calcext:value-type="string">
            <text:p>Expert</text:p>
          </table:table-cell>
          <table:table-cell table:style-name="ce2" office:value-type="string" calcext:value-type="string">
            <text:p>Strength, Wisdom</text:p>
          </table:table-cell>
          <table:table-cell table:style-name="ce2" office:value-type="string" calcext:value-type="string">
            <text:p><text:a xlink:href="https://2e.aonprd.com/Skills.aspx?ID=16" xlink:type="simple">Survival</text:a>, Mining <text:a xlink:href="https://2e.aonprd.com/Skills.aspx?ID=8" xlink:type="simple">Lore</text:a></text:p>
          </table:table-cell>
          <table:table-cell table:style-name="ce2" office:value-type="string" calcext:value-type="string">
            <text:p><text:a xlink:href="https://2e.aonprd.com/Feats.aspx?ID=851" xlink:type="simple">Terrain Expertise</text:a></text:p>
          </table:table-cell>
          <table:table-cell table:style-name="ce2" office:value-type="string" calcext:value-type="string">
            <text:p>Common</text:p>
          </table:table-cell>
          <table:table-cell table:style-name="ce2" office:value-type="string" calcext:value-type="string">
            <text:p>You earned a living wrenching precious minerals from the lightless depths of the earth. Adventuring might have seemed lucrative or glamorous compared …</text:p>
          </table:table-cell>
          <table:table-cell table:style-name="ce2" office:value-type="string" calcext:value-type="string">
            <text:p><text:a xlink:href="https://2e.aonprd.com/Sources.aspx?ID=1" xlink:type="simple">Core Rulebook</text:a> pg. 63</text:p>
            <text:p>4.0</text:p>
          </table:table-cell>
        </table:table-row>
        <table:table-row table:style-name="ro2">
          <table:table-cell table:style-name="ce2" office:value-type="string" calcext:value-type="string">
            <text:p><text:a xlink:href="https://2e.aonprd.com/Backgrounds.aspx?ID=27" xlink:type="simple">Noble</text:a></text:p>
          </table:table-cell>
          <table:table-cell table:style-name="ce2" office:value-type="string" calcext:value-type="string">
            <text:p>Expert</text:p>
          </table:table-cell>
          <table:table-cell table:style-name="ce2" office:value-type="string" calcext:value-type="string">
            <text:p>Intelligence, Charisma</text:p>
          </table:table-cell>
          <table:table-cell table:style-name="ce2" office:value-type="string" calcext:value-type="string">
            <text:p><text:a xlink:href="https://2e.aonprd.com/Skills.aspx?ID=14" xlink:type="simple">Society</text:a>, Genealogy <text:a xlink:href="https://2e.aonprd.com/Skills.aspx?ID=8" xlink:type="simple">Lore</text:a> or Heraldry Lore skill.</text:p>
          </table:table-cell>
          <table:table-cell table:style-name="ce2" office:value-type="string" calcext:value-type="string">
            <text:p><text:a xlink:href="https://2e.aonprd.com/Feats.aspx?ID=772" xlink:type="simple">Courtly Graces</text:a></text:p>
          </table:table-cell>
          <table:table-cell table:style-name="ce2" office:value-type="string" calcext:value-type="string">
            <text:p>Common</text:p>
          </table:table-cell>
          <table:table-cell table:style-name="ce2" office:value-type="string" calcext:value-type="string">
            <text:p>To the common folk, the life of a noble seems one of idyllic luxury, but growing up as a noble or member of the aspiring gentry, you know the …</text:p>
          </table:table-cell>
          <table:table-cell table:style-name="ce2" office:value-type="string" calcext:value-type="string">
            <text:p><text:a xlink:href="https://2e.aonprd.com/Sources.aspx?ID=1" xlink:type="simple">Core Rulebook</text:a> pg. 63</text:p>
            <text:p>4.0</text:p>
          </table:table-cell>
        </table:table-row>
        <table:table-row table:style-name="ro2">
          <table:table-cell table:style-name="ce2" office:value-type="string" calcext:value-type="string">
            <text:p><text:a xlink:href="https://2e.aonprd.com/Backgrounds.aspx?ID=28" xlink:type="simple">Nomad</text:a></text:p>
          </table:table-cell>
          <table:table-cell table:style-name="ce2" office:value-type="string" calcext:value-type="string">
            <text:p>Expert</text:p>
          </table:table-cell>
          <table:table-cell table:style-name="ce2" office:value-type="string" calcext:value-type="string">
            <text:p>Constitution, Wisdom</text:p>
          </table:table-cell>
          <table:table-cell table:style-name="ce2" office:value-type="string" calcext:value-type="string">
            <text:p><text:a xlink:href="https://2e.aonprd.com/Skills.aspx?ID=16" xlink:type="simple">Survival</text:a>, <text:a xlink:href="https://2e.aonprd.com/Skills.aspx?ID=8" xlink:type="simple">Lore</text:a> related to one terrain you traveled in (such as Desert Lore or Swamp Lore).</text:p>
          </table:table-cell>
          <table:table-cell table:style-name="ce2" office:value-type="string" calcext:value-type="string">
            <text:p><text:a xlink:href="https://2e.aonprd.com/Feats.aspx?ID=756" xlink:type="simple">Assurance</text:a></text:p>
          </table:table-cell>
          <table:table-cell table:style-name="ce2" office:value-type="string" calcext:value-type="string">
            <text:p>Common</text:p>
          </table:table-cell>
          <table:table-cell table:style-name="ce2" office:value-type="string" calcext:value-type="string">
            <text:p>Traveling far and wide, you picked up basic tactics for surviving on the road and in unknown lands, getting by with few supplies and even fewer …</text:p>
          </table:table-cell>
          <table:table-cell table:style-name="ce2" office:value-type="string" calcext:value-type="string">
            <text:p><text:a xlink:href="https://2e.aonprd.com/Sources.aspx?ID=1" xlink:type="simple">Core Rulebook</text:a> pg. 63</text:p>
            <text:p>4.0</text:p>
          </table:table-cell>
        </table:table-row>
        <table:table-row table:style-name="ro2">
          <table:table-cell table:style-name="ce2" office:value-type="string" calcext:value-type="string">
            <text:p><text:a xlink:href="https://2e.aonprd.com/Backgrounds.aspx?ID=29" xlink:type="simple">Prisoner</text:a></text:p>
          </table:table-cell>
          <table:table-cell table:style-name="ce2" office:value-type="string" calcext:value-type="string">
            <text:p>Expert</text:p>
          </table:table-cell>
          <table:table-cell table:style-name="ce2" office:value-type="string" calcext:value-type="string">
            <text:p>Strength, Constitution</text:p>
          </table:table-cell>
          <table:table-cell table:style-name="ce2" office:value-type="string" calcext:value-type="string">
            <text:p><text:a xlink:href="https://2e.aonprd.com/Skills.aspx?ID=15" xlink:type="simple">Stealth</text:a>, Underworld <text:a xlink:href="https://2e.aonprd.com/Skills.aspx?ID=8" xlink:type="simple">Lore</text:a></text:p>
          </table:table-cell>
          <table:table-cell table:style-name="ce2" office:value-type="string" calcext:value-type="string">
            <text:p><text:a xlink:href="https://2e.aonprd.com/Feats.aspx?ID=779" xlink:type="simple">Experienced Smuggler</text:a></text:p>
          </table:table-cell>
          <table:table-cell table:style-name="ce2" office:value-type="string" calcext:value-type="string">
            <text:p>Common</text:p>
          </table:table-cell>
          <table:table-cell table:style-name="ce2" office:value-type="string" calcext:value-type="string">
            <text:p>You might have been imprisoned for crimes (whether you were guilty or not), or enslaved for some part of your upbringing. In your adventuring life, …</text:p>
          </table:table-cell>
          <table:table-cell table:style-name="ce2" office:value-type="string" calcext:value-type="string">
            <text:p><text:a xlink:href="https://2e.aonprd.com/Sources.aspx?ID=1" xlink:type="simple">Core Rulebook</text:a> pg. 63</text:p>
            <text:p>4.0</text:p>
          </table:table-cell>
        </table:table-row>
        <table:table-row table:style-name="ro2">
          <table:table-cell table:style-name="ce2" office:value-type="string" calcext:value-type="string">
            <text:p><text:a xlink:href="https://2e.aonprd.com/Backgrounds.aspx?ID=30" xlink:type="simple">Sailor</text:a></text:p>
          </table:table-cell>
          <table:table-cell table:style-name="ce2" office:value-type="string" calcext:value-type="string">
            <text:p>Expert</text:p>
          </table:table-cell>
          <table:table-cell table:style-name="ce2" office:value-type="string" calcext:value-type="string">
            <text:p>Strength, Dexterity</text:p>
          </table:table-cell>
          <table:table-cell table:style-name="ce2" office:value-type="string" calcext:value-type="string">
            <text:p><text:a xlink:href="https://2e.aonprd.com/Skills.aspx?ID=3" xlink:type="simple">Athletics</text:a>, Sailing <text:a xlink:href="https://2e.aonprd.com/Skills.aspx?ID=8" xlink:type="simple">Lore</text:a></text:p>
          </table:table-cell>
          <table:table-cell table:style-name="ce2" office:value-type="string" calcext:value-type="string">
            <text:p><text:a xlink:href="https://2e.aonprd.com/Feats.aspx?ID=858" xlink:type="simple">Underwater Marauder</text:a></text:p>
          </table:table-cell>
          <table:table-cell table:style-name="ce2" office:value-type="string" calcext:value-type="string">
            <text:p>Common</text:p>
          </table:table-cell>
          <table:table-cell table:style-name="ce2" office:value-type="string" calcext:value-type="string">
            <text:p>You heard the call of the sea from a young age. Perhaps you signed onto a merchant’s vessel, joined the navy, or even fell in with a crew of pirates …</text:p>
          </table:table-cell>
          <table:table-cell table:style-name="ce2" office:value-type="string" calcext:value-type="string">
            <text:p><text:a xlink:href="https://2e.aonprd.com/Sources.aspx?ID=1" xlink:type="simple">Core Rulebook</text:a> pg. 63</text:p>
            <text:p>4.0</text:p>
          </table:table-cell>
        </table:table-row>
        <table:table-row table:style-name="ro2">
          <table:table-cell table:style-name="ce2" office:value-type="string" calcext:value-type="string">
            <text:p><text:a xlink:href="https://2e.aonprd.com/Backgrounds.aspx?ID=32" xlink:type="simple">Scout</text:a></text:p>
          </table:table-cell>
          <table:table-cell table:style-name="ce2" office:value-type="string" calcext:value-type="string">
            <text:p>Expert</text:p>
          </table:table-cell>
          <table:table-cell table:style-name="ce2" office:value-type="string" calcext:value-type="string">
            <text:p>Dexterity, Wisdom</text:p>
          </table:table-cell>
          <table:table-cell table:style-name="ce2" office:value-type="string" calcext:value-type="string">
            <text:p><text:a xlink:href="https://2e.aonprd.com/Skills.aspx?ID=16" xlink:type="simple">Survival</text:a>, <text:a xlink:href="https://2e.aonprd.com/Skills.aspx?ID=8" xlink:type="simple">Lore</text:a> related to one terrain you scouted in (such as Forest Lore or Cavern Lore).</text:p>
          </table:table-cell>
          <table:table-cell table:style-name="ce2" office:value-type="string" calcext:value-type="string">
            <text:p><text:a xlink:href="https://2e.aonprd.com/Feats.aspx?ID=786" xlink:type="simple">Forager</text:a></text:p>
          </table:table-cell>
          <table:table-cell table:style-name="ce2" office:value-type="string" calcext:value-type="string">
            <text:p>Common</text:p>
          </table:table-cell>
          <table:table-cell table:style-name="ce2" office:value-type="string" calcext:value-type="string">
            <text:p>You called the wilderness home as you found trails and guided travelers. Your wanderlust could have called you to the adventuring life, or perhaps …</text:p>
          </table:table-cell>
          <table:table-cell table:style-name="ce2" office:value-type="string" calcext:value-type="string">
            <text:p><text:a xlink:href="https://2e.aonprd.com/Sources.aspx?ID=1" xlink:type="simple">Core Rulebook</text:a> pg. 64</text:p>
            <text:p>4.0</text:p>
          </table:table-cell>
        </table:table-row>
        <table:table-row table:style-name="ro2">
          <table:table-cell table:style-name="ce2" office:value-type="string" calcext:value-type="string">
            <text:p><text:a xlink:href="https://2e.aonprd.com/Backgrounds.aspx?ID=33" xlink:type="simple">Street Urchin</text:a></text:p>
          </table:table-cell>
          <table:table-cell table:style-name="ce2" office:value-type="string" calcext:value-type="string">
            <text:p>Expert</text:p>
          </table:table-cell>
          <table:table-cell table:style-name="ce2" office:value-type="string" calcext:value-type="string">
            <text:p>Dexterity, Constitution</text:p>
          </table:table-cell>
          <table:table-cell table:style-name="ce2" office:value-type="string" calcext:value-type="string">
            <text:p><text:a xlink:href="https://2e.aonprd.com/Skills.aspx?ID=17" xlink:type="simple">Thievery</text:a>, <text:a xlink:href="https://2e.aonprd.com/Skills.aspx?ID=8" xlink:type="simple">Lore</text:a> for the city you lived in as a street urchin (such as Absalom Lore or Magnimar Lore).</text:p>
          </table:table-cell>
          <table:table-cell table:style-name="ce2" office:value-type="string" calcext:value-type="string">
            <text:p><text:a xlink:href="https://2e.aonprd.com/Feats.aspx?ID=818" xlink:type="simple">Pickpocket</text:a></text:p>
          </table:table-cell>
          <table:table-cell table:style-name="ce2" office:value-type="string" calcext:value-type="string">
            <text:p>Common</text:p>
          </table:table-cell>
          <table:table-cell table:style-name="ce2" office:value-type="string" calcext:value-type="string">
            <text:p>You eked out a living by picking pockets on the streets of a major city, never knowing where you’d find your next meal. While some folk adventure for …</text:p>
          </table:table-cell>
          <table:table-cell table:style-name="ce2" office:value-type="string" calcext:value-type="string">
            <text:p><text:a xlink:href="https://2e.aonprd.com/Sources.aspx?ID=1" xlink:type="simple">Core Rulebook</text:a> pg. 64</text:p>
            <text:p>4.0</text:p>
          </table:table-cell>
        </table:table-row>
        <table:table-row table:style-name="ro2">
          <table:table-cell table:style-name="ce2" office:value-type="string" calcext:value-type="string">
            <text:p><text:a xlink:href="https://2e.aonprd.com/Backgrounds.aspx?ID=34" xlink:type="simple">Tinker</text:a></text:p>
          </table:table-cell>
          <table:table-cell table:style-name="ce2" office:value-type="string" calcext:value-type="string">
            <text:p>Expert</text:p>
          </table:table-cell>
          <table:table-cell table:style-name="ce2" office:value-type="string" calcext:value-type="string">
            <text:p>Dexterity, Intelligence</text:p>
          </table:table-cell>
          <table:table-cell table:style-name="ce2" office:value-type="string" calcext:value-type="string">
            <text:p><text:a xlink:href="https://2e.aonprd.com/Skills.aspx?ID=4" xlink:type="simple">Crafting</text:a>, Engineering <text:a xlink:href="https://2e.aonprd.com/Skills.aspx?ID=8" xlink:type="simple">Lore</text:a></text:p>
          </table:table-cell>
          <table:table-cell table:style-name="ce2" office:value-type="string" calcext:value-type="string">
            <text:p><text:a xlink:href="https://2e.aonprd.com/Feats.aspx?ID=844" xlink:type="simple">Specialty Crafting</text:a></text:p>
          </table:table-cell>
          <table:table-cell table:style-name="ce2" office:value-type="string" calcext:value-type="string">
            <text:p>Common</text:p>
          </table:table-cell>
          <table:table-cell table:style-name="ce2" office:value-type="string" calcext:value-type="string">
            <text:p>Creating all sorts of minor inventions scratches your itch for problem-solving. Your engineering skills take a particularly creative bent, and no one …</text:p>
          </table:table-cell>
          <table:table-cell table:style-name="ce2" office:value-type="string" calcext:value-type="string">
            <text:p><text:a xlink:href="https://2e.aonprd.com/Sources.aspx?ID=1" xlink:type="simple">Core Rulebook</text:a> pg. 64</text:p>
            <text:p>4.0</text:p>
          </table:table-cell>
        </table:table-row>
        <table:table-row table:style-name="ro2">
          <table:table-cell table:style-name="ce2" office:value-type="string" calcext:value-type="string">
            <text:p><text:a xlink:href="https://2e.aonprd.com/Backgrounds.aspx?ID=35" xlink:type="simple">Warrior</text:a></text:p>
          </table:table-cell>
          <table:table-cell table:style-name="ce2" office:value-type="string" calcext:value-type="string">
            <text:p>Fighter</text:p>
          </table:table-cell>
          <table:table-cell table:style-name="ce2" office:value-type="string" calcext:value-type="string">
            <text:p>Strength, Constitution</text:p>
          </table:table-cell>
          <table:table-cell table:style-name="ce2" office:value-type="string" calcext:value-type="string">
            <text:p><text:a xlink:href="https://2e.aonprd.com/Skills.aspx?ID=7" xlink:type="simple">Intimidation</text:a>, Warfare <text:a xlink:href="https://2e.aonprd.com/Skills.aspx?ID=8" xlink:type="simple">Lore</text:a></text:p>
          </table:table-cell>
          <table:table-cell table:style-name="ce2" office:value-type="string" calcext:value-type="string">
            <text:p><text:a xlink:href="https://2e.aonprd.com/Feats.aspx?ID=796" xlink:type="simple">Intimidating Glare</text:a></text:p>
          </table:table-cell>
          <table:table-cell table:style-name="ce2" office:value-type="string" calcext:value-type="string">
            <text:p>Common</text:p>
          </table:table-cell>
          <table:table-cell table:style-name="ce2" office:value-type="string" calcext:value-type="string">
            <text:p>In your younger days, you waded into battle as a mercenary, a warrior defending a nomadic people, or a member of a militia or army. You might have …</text:p>
          </table:table-cell>
          <table:table-cell table:style-name="ce2" office:value-type="string" calcext:value-type="string">
            <text:p><text:a xlink:href="https://2e.aonprd.com/Sources.aspx?ID=1" xlink:type="simple">Core Rulebook</text:a> pg. 64</text:p>
            <text:p>4.0</text:p>
          </table:table-cell>
        </table:table-row>
        <table:table-row table:style-name="ro2">
          <table:table-cell table:style-name="ce2" office:value-type="string" calcext:value-type="string">
            <text:p><text:a xlink:href="https://2e.aonprd.com/Backgrounds.aspx?ID=36" xlink:type="simple">Scholar</text:a></text:p>
          </table:table-cell>
          <table:table-cell table:style-name="ce2" office:value-type="string" calcext:value-type="string">
            <text:p>Expert</text:p>
          </table:table-cell>
          <table:table-cell table:style-name="ce2" office:value-type="string" calcext:value-type="string">
            <text:p>Intelligence, Wisdom</text:p>
          </table:table-cell>
          <table:table-cell table:style-name="ce2" office:value-type="string" calcext:value-type="string">
            <text:p>Academia <text:a xlink:href="https://2e.aonprd.com/Skills.aspx?ID=8" xlink:type="simple">Lore</text:a></text:p>
          </table:table-cell>
          <table:table-cell table:style-name="ce2" office:value-type="string" calcext:value-type="string">
            <text:p><text:a xlink:href="https://2e.aonprd.com/Feats.aspx?ID=756" xlink:type="simple">Assurance</text:a></text:p>
          </table:table-cell>
          <table:table-cell table:style-name="ce2" office:value-type="string" calcext:value-type="string">
            <text:p>Common</text:p>
          </table:table-cell>
          <table:table-cell table:style-name="ce2" office:value-type="string" calcext:value-type="string">
            <text:p>You have a knack for learning, and sequestered yourself from the outside world to learn all you could. You read about so many wondrous places and …</text:p>
          </table:table-cell>
          <table:table-cell table:style-name="ce2" office:value-type="string" calcext:value-type="string">
            <text:p><text:a xlink:href="https://2e.aonprd.com/Sources.aspx?ID=1" xlink:type="simple">Core Rulebook</text:a> pg. 63</text:p>
            <text:p>4.0</text:p>
          </table:table-cell>
        </table:table-row>
        <table:table-row table:style-name="ro2">
          <table:table-cell table:style-name="ce2" office:value-type="string" calcext:value-type="string">
            <text:p><text:a xlink:href="https://2e.aonprd.com/Backgrounds.aspx?ID=126" xlink:type="simple">Droskari Disciple</text:a></text:p>
          </table:table-cell>
          <table:table-cell table:style-name="ce3"/>
          <table:table-cell table:style-name="ce2" office:value-type="string" calcext:value-type="string">
            <text:p>Constitution, Intelligence</text:p>
          </table:table-cell>
          <table:table-cell table:style-name="ce2" office:value-type="string" calcext:value-type="string">
            <text:p><text:a xlink:href="https://2e.aonprd.com/Skills.aspx?ID=8" xlink:type="simple">Lore</text:a>, Droskar <text:a xlink:href="https://2e.aonprd.com/Skills.aspx?ID=8" xlink:type="simple">Lore</text:a></text:p>
          </table:table-cell>
          <table:table-cell table:style-name="ce2" office:value-type="string" calcext:value-type="string">
            <text:p><text:a xlink:href="https://2e.aonprd.com/Feats.aspx?ID=841" xlink:type="simple">Skill Training</text:a></text:p>
          </table:table-cell>
          <table:table-cell table:style-name="ce2" office:value-type="string" calcext:value-type="string">
            <text:p>Common</text:p>
          </table:table-cell>
          <table:table-cell table:style-name="ce2" office:value-type="string" calcext:value-type="string">
            <text:p>You grew up in the church of the Dark Smith, where you learned the value of hard work and achieving vocational mastery.</text:p>
          </table:table-cell>
          <table:table-cell table:style-name="ce2" office:value-type="string" calcext:value-type="string">
            <text:p><text:a xlink:href="https://2e.aonprd.com/Sources.aspx?ID=13" xlink:type="simple">Pathfinder #148: Fires of the Haunted City</text:a> pg. 65</text:p>
          </table:table-cell>
        </table:table-row>
        <table:table-row table:style-name="ro2">
          <table:table-cell table:style-name="ce2" office:value-type="string" calcext:value-type="string">
            <text:p><text:a xlink:href="https://2e.aonprd.com/Backgrounds.aspx?ID=132" xlink:type="simple">Raised by Belief</text:a></text:p>
          </table:table-cell>
          <table:table-cell table:style-name="ce2" office:value-type="string" calcext:value-type="string">
            <text:p><text:a xlink:href="https://2e.aonprd.com/PFS.aspx" xlink:type="simple"> </text:a></text:p>
          </table:table-cell>
          <table:table-cell table:style-name="ce3" office:value-type="string" calcext:value-type="string">
            <text:p/>
          </table:table-cell>
          <table:table-cell table:style-name="ce2" office:value-type="string" calcext:value-type="string">
            <text:p><text:a xlink:href="https://2e.aonprd.com/Skills.aspx?ID=8" xlink:type="simple">Lore</text:a> skill with a subcategory associated with your deity (Abadar Lore, for instance).</text:p>
          </table:table-cell>
          <table:table-cell table:style-name="ce2" office:value-type="string" calcext:value-type="string">
            <text:p><text:a xlink:href="https://2e.aonprd.com/Feats.aspx?ID=756" xlink:type="simple">Assurance</text:a></text:p>
          </table:table-cell>
          <table:table-cell table:style-name="ce2" office:value-type="string" calcext:value-type="string">
            <text:p>Common</text:p>
          </table:table-cell>
          <table:table-cell table:style-name="ce2" office:value-type="string" calcext:value-type="string">
            <text:p>Whether in a monastery, a religious household, or just as part of your everyday life, your upbringing was steeped in the traditions of a faith or …</text:p>
          </table:table-cell>
          <table:table-cell table:style-name="ce2" office:value-type="string" calcext:value-type="string">
            <text:p><text:a xlink:href="https://2e.aonprd.com/Sources.aspx?ID=17" xlink:type="simple">Gods &amp; Magic</text:a> pg. 9</text:p>
            <text:p>2.0</text:p>
          </table:table-cell>
        </table:table-row>
        <table:table-row table:style-name="ro2">
          <table:table-cell table:style-name="ce2" office:value-type="string" calcext:value-type="string">
            <text:p><text:a xlink:href="https://2e.aonprd.com/Backgrounds.aspx?ID=144" xlink:type="simple">Dreamer of the Verdant Moon</text:a></text:p>
          </table:table-cell>
          <table:table-cell table:style-name="ce3"/>
          <table:table-cell table:style-name="ce2" office:value-type="string" calcext:value-type="string">
            <text:p>Strength, Wisdom</text:p>
          </table:table-cell>
          <table:table-cell table:style-name="ce2" office:value-type="string" calcext:value-type="string">
            <text:p><text:a xlink:href="https://2e.aonprd.com/Skills.aspx?ID=16" xlink:type="simple">Survival</text:a>, Zevgavizeb <text:a xlink:href="https://2e.aonprd.com/Skills.aspx?ID=8" xlink:type="simple">Lore</text:a></text:p>
          </table:table-cell>
          <table:table-cell table:style-name="ce2" office:value-type="string" calcext:value-type="string">
            <text:p><text:a xlink:href="https://2e.aonprd.com/Feats.aspx?ID=1213" xlink:type="simple">Ravening's Desperation</text:a></text:p>
          </table:table-cell>
          <table:table-cell table:style-name="ce2" office:value-type="string" calcext:value-type="string">
            <text:p>Uncommon</text:p>
          </table:table-cell>
          <table:table-cell table:style-name="ce2" office:value-type="string" calcext:value-type="string">
            <text:p>You spent your early days in the aftermath of one of the great ravenings. You survived thanks to your resourcefulness and perhaps your patron’s …</text:p>
          </table:table-cell>
          <table:table-cell table:style-name="ce2" office:value-type="string" calcext:value-type="string">
            <text:p><text:a xlink:href="https://2e.aonprd.com/Sources.aspx?ID=29" xlink:type="simple">Pathfinder #153: Life's Long Shadows</text:a> pg. 67</text:p>
          </table:table-cell>
        </table:table-row>
        <table:table-row table:style-name="ro2">
          <table:table-cell table:style-name="ce2" office:value-type="string" calcext:value-type="string">
            <text:p><text:a xlink:href="https://2e.aonprd.com/Backgrounds.aspx?ID=165" xlink:type="simple">Bandit</text:a></text:p>
          </table:table-cell>
          <table:table-cell table:style-name="ce2" office:value-type="string" calcext:value-type="string">
            <text:p>Fighter</text:p>
          </table:table-cell>
          <table:table-cell table:style-name="ce2" office:value-type="string" calcext:value-type="string">
            <text:p>Dexterity, Charisma</text:p>
          </table:table-cell>
          <table:table-cell table:style-name="ce2" office:value-type="string" calcext:value-type="string">
            <text:p><text:a xlink:href="https://2e.aonprd.com/Skills.aspx?ID=7" xlink:type="simple">Intimidation</text:a>, <text:a xlink:href="https://2e.aonprd.com/Skills.aspx?ID=8" xlink:type="simple">Lore</text:a> related to the terrain you worked in (such as Desert Lore or Plains Lore).</text:p>
          </table:table-cell>
          <table:table-cell table:style-name="ce2" office:value-type="string" calcext:value-type="string">
            <text:p><text:a xlink:href="https://2e.aonprd.com/Feats.aspx?ID=788" xlink:type="simple">Group Coercion</text:a></text:p>
          </table:table-cell>
          <table:table-cell table:style-name="ce2" office:value-type="string" calcext:value-type="string">
            <text:p>Common</text:p>
          </table:table-cell>
          <table:table-cell table:style-name="ce2" office:value-type="string" calcext:value-type="string">
            <text:p>Your past includes no small amount of rural banditry, robbing travelers on the road and scraping by. Whether your robbery was sanctioned by a local …</text:p>
          </table:table-cell>
          <table:table-cell table:style-name="ce2" office:value-type="string" calcext:value-type="string">
            <text:p><text:a xlink:href="https://2e.aonprd.com/Sources.aspx?ID=39" xlink:type="simple">Advanced Player's Guide</text:a> pg. 48</text:p>
            <text:p>2.0</text:p>
          </table:table-cell>
        </table:table-row>
        <table:table-row table:style-name="ro2">
          <table:table-cell table:style-name="ce2" office:value-type="string" calcext:value-type="string">
            <text:p><text:a xlink:href="https://2e.aonprd.com/Backgrounds.aspx?ID=166" xlink:type="simple">Barber</text:a></text:p>
          </table:table-cell>
          <table:table-cell table:style-name="ce2" office:value-type="string" calcext:value-type="string">
            <text:p>Expert</text:p>
          </table:table-cell>
          <table:table-cell table:style-name="ce2" office:value-type="string" calcext:value-type="string">
            <text:p>Dexterity, Wisdom</text:p>
          </table:table-cell>
          <table:table-cell table:style-name="ce2" office:value-type="string" calcext:value-type="string">
            <text:p><text:a xlink:href="https://2e.aonprd.com/Skills.aspx?ID=9" xlink:type="simple">Medicine</text:a>, Surgery <text:a xlink:href="https://2e.aonprd.com/Skills.aspx?ID=8" xlink:type="simple">Lore</text:a></text:p>
          </table:table-cell>
          <table:table-cell table:style-name="ce2" office:value-type="string" calcext:value-type="string">
            <text:p><text:a xlink:href="https://2e.aonprd.com/Feats.aspx?ID=2146" xlink:type="simple">Risky Surgery</text:a></text:p>
          </table:table-cell>
          <table:table-cell table:style-name="ce2" office:value-type="string" calcext:value-type="string">
            <text:p>Common</text:p>
          </table:table-cell>
          <table:table-cell table:style-name="ce2" office:value-type="string" calcext:value-type="string">
            <text:p>Haircuts, dentistry, bloodletting, and surgery—if it takes a steady hand and a razor, you do it. You may have taken to the road to expand your …</text:p>
          </table:table-cell>
          <table:table-cell table:style-name="ce2" office:value-type="string" calcext:value-type="string">
            <text:p><text:a xlink:href="https://2e.aonprd.com/Sources.aspx?ID=39" xlink:type="simple">Advanced Player's Guide</text:a> pg. 48</text:p>
            <text:p>2.0</text:p>
          </table:table-cell>
        </table:table-row>
        <table:table-row table:style-name="ro2">
          <table:table-cell table:style-name="ce2" office:value-type="string" calcext:value-type="string">
            <text:p><text:a xlink:href="https://2e.aonprd.com/Backgrounds.aspx?ID=167" xlink:type="simple">Bookkeeper</text:a></text:p>
          </table:table-cell>
          <table:table-cell table:style-name="ce2" office:value-type="string" calcext:value-type="string">
            <text:p>Expert</text:p>
          </table:table-cell>
          <table:table-cell table:style-name="ce2" office:value-type="string" calcext:value-type="string">
            <text:p>Intelligence, Wisdom</text:p>
          </table:table-cell>
          <table:table-cell table:style-name="ce2" office:value-type="string" calcext:value-type="string">
            <text:p><text:a xlink:href="https://2e.aonprd.com/Skills.aspx?ID=14" xlink:type="simple">Society</text:a>, Accounting <text:a xlink:href="https://2e.aonprd.com/Skills.aspx?ID=8" xlink:type="simple">Lore</text:a></text:p>
          </table:table-cell>
          <table:table-cell table:style-name="ce2" office:value-type="string" calcext:value-type="string">
            <text:p><text:a xlink:href="https://2e.aonprd.com/Feats.aspx?ID=2127" xlink:type="simple">Eye for Numbers</text:a></text:p>
          </table:table-cell>
          <table:table-cell table:style-name="ce2" office:value-type="string" calcext:value-type="string">
            <text:p>Common</text:p>
          </table:table-cell>
          <table:table-cell table:style-name="ce2" office:value-type="string" calcext:value-type="string">
            <text:p>You ran the numbers on a large farm, for a merchant’s endeavors, or with a major guild in the city. You kept track of expenses, payroll, profits, and …</text:p>
          </table:table-cell>
          <table:table-cell table:style-name="ce2" office:value-type="string" calcext:value-type="string">
            <text:p><text:a xlink:href="https://2e.aonprd.com/Sources.aspx?ID=39" xlink:type="simple">Advanced Player's Guide</text:a> pg. 48</text:p>
            <text:p>2.0</text:p>
          </table:table-cell>
        </table:table-row>
        <table:table-row table:style-name="ro2">
          <table:table-cell table:style-name="ce2" office:value-type="string" calcext:value-type="string">
            <text:p><text:a xlink:href="https://2e.aonprd.com/Backgrounds.aspx?ID=168" xlink:type="simple">Cook</text:a></text:p>
          </table:table-cell>
          <table:table-cell table:style-name="ce2" office:value-type="string" calcext:value-type="string">
            <text:p>Expert</text:p>
          </table:table-cell>
          <table:table-cell table:style-name="ce2" office:value-type="string" calcext:value-type="string">
            <text:p>Constitution, Intelligence</text:p>
          </table:table-cell>
          <table:table-cell table:style-name="ce2" office:value-type="string" calcext:value-type="string">
            <text:p><text:a xlink:href="https://2e.aonprd.com/Skills.aspx?ID=16" xlink:type="simple">Survival</text:a>, Cooking <text:a xlink:href="https://2e.aonprd.com/Skills.aspx?ID=8" xlink:type="simple">Lore</text:a></text:p>
          </table:table-cell>
          <table:table-cell table:style-name="ce2" office:value-type="string" calcext:value-type="string">
            <text:p><text:a xlink:href="https://2e.aonprd.com/Feats.aspx?ID=2149" xlink:type="simple">Seasoned</text:a></text:p>
          </table:table-cell>
          <table:table-cell table:style-name="ce2" office:value-type="string" calcext:value-type="string">
            <text:p>Common</text:p>
          </table:table-cell>
          <table:table-cell table:style-name="ce2" office:value-type="string" calcext:value-type="string">
            <text:p>You grew up in the kitchens of a tavern or other dining establishment and excelled there, becoming an exceptional cook. Baking, cooking, a little …</text:p>
          </table:table-cell>
          <table:table-cell table:style-name="ce2" office:value-type="string" calcext:value-type="string">
            <text:p><text:a xlink:href="https://2e.aonprd.com/Sources.aspx?ID=39" xlink:type="simple">Advanced Player's Guide</text:a> pg. 48</text:p>
            <text:p>2.0</text:p>
          </table:table-cell>
        </table:table-row>
        <table:table-row table:style-name="ro2">
          <table:table-cell table:style-name="ce2" office:value-type="string" calcext:value-type="string">
            <text:p><text:a xlink:href="https://2e.aonprd.com/Backgrounds.aspx?ID=169" xlink:type="simple">Courier</text:a></text:p>
          </table:table-cell>
          <table:table-cell table:style-name="ce2" office:value-type="string" calcext:value-type="string">
            <text:p>Expert</text:p>
          </table:table-cell>
          <table:table-cell table:style-name="ce2" office:value-type="string" calcext:value-type="string">
            <text:p>Dexterity, Intelligence</text:p>
          </table:table-cell>
          <table:table-cell table:style-name="ce2" office:value-type="string" calcext:value-type="string">
            <text:p><text:a xlink:href="https://2e.aonprd.com/Skills.aspx?ID=14" xlink:type="simple">Society</text:a>, <text:a xlink:href="https://2e.aonprd.com/Skills.aspx?ID=8" xlink:type="simple">Lore</text:a> for the city in which you were raised.</text:p>
          </table:table-cell>
          <table:table-cell table:style-name="ce2" office:value-type="string" calcext:value-type="string">
            <text:p><text:a xlink:href="https://2e.aonprd.com/Feats.aspx?ID=2129" xlink:type="simple">Glean Contents</text:a></text:p>
          </table:table-cell>
          <table:table-cell table:style-name="ce2" office:value-type="string" calcext:value-type="string">
            <text:p>Common</text:p>
          </table:table-cell>
          <table:table-cell table:style-name="ce2" office:value-type="string" calcext:value-type="string">
            <text:p>In your youth, you earned coin running messages for persons of wealth and influence, darting through crowded cobblestone streets. Your dogged …</text:p>
          </table:table-cell>
          <table:table-cell table:style-name="ce2" office:value-type="string" calcext:value-type="string">
            <text:p><text:a xlink:href="https://2e.aonprd.com/Sources.aspx?ID=39" xlink:type="simple">Advanced Player's Guide</text:a> pg. 48</text:p>
            <text:p>2.0</text:p>
          </table:table-cell>
        </table:table-row>
        <table:table-row table:style-name="ro2">
          <table:table-cell table:style-name="ce2" office:value-type="string" calcext:value-type="string">
            <text:p><text:a xlink:href="https://2e.aonprd.com/Backgrounds.aspx?ID=170" xlink:type="simple">Cultist</text:a></text:p>
          </table:table-cell>
          <table:table-cell table:style-name="ce2" office:value-type="string" calcext:value-type="string">
            <text:p>Caster</text:p>
          </table:table-cell>
          <table:table-cell table:style-name="ce2" office:value-type="string" calcext:value-type="string">
            <text:p>Intelligence, Charisma</text:p>
          </table:table-cell>
          <table:table-cell table:style-name="ce2" office:value-type="string" calcext:value-type="string">
            <text:p><text:a xlink:href="https://2e.aonprd.com/Skills.aspx?ID=11" xlink:type="simple">Occultism</text:a>, <text:a xlink:href="https://2e.aonprd.com/Skills.aspx?ID=8" xlink:type="simple">Lore</text:a> related to your deity or cult.</text:p>
          </table:table-cell>
          <table:table-cell table:style-name="ce2" office:value-type="string" calcext:value-type="string">
            <text:p><text:a xlink:href="https://2e.aonprd.com/Feats.aspx?ID=2148" xlink:type="simple">Schooled in Secrets</text:a></text:p>
          </table:table-cell>
          <table:table-cell table:style-name="ce2" office:value-type="string" calcext:value-type="string">
            <text:p>Common</text:p>
          </table:table-cell>
          <table:table-cell table:style-name="ce2" office:value-type="string" calcext:value-type="string">
            <text:p>You were (or still are) a member of a cult whose rites may involve sacred dances to ensure a strong harvest or dire rituals that call upon dark …</text:p>
          </table:table-cell>
          <table:table-cell table:style-name="ce2" office:value-type="string" calcext:value-type="string">
            <text:p><text:a xlink:href="https://2e.aonprd.com/Sources.aspx?ID=39" xlink:type="simple">Advanced Player's Guide</text:a> pg. 48</text:p>
            <text:p>2.0</text:p>
          </table:table-cell>
        </table:table-row>
        <table:table-row table:style-name="ro2">
          <table:table-cell table:style-name="ce2" office:value-type="string" calcext:value-type="string">
            <text:p><text:a xlink:href="https://2e.aonprd.com/Backgrounds.aspx?ID=171" xlink:type="simple">Insurgent</text:a></text:p>
          </table:table-cell>
          <table:table-cell table:style-name="ce2" office:value-type="string" calcext:value-type="string">
            <text:p>Fighter</text:p>
          </table:table-cell>
          <table:table-cell table:style-name="ce2" office:value-type="string" calcext:value-type="string">
            <text:p>Strength, Wisdom</text:p>
          </table:table-cell>
          <table:table-cell table:style-name="ce2" office:value-type="string" calcext:value-type="string">
            <text:p><text:a xlink:href="https://2e.aonprd.com/Skills.aspx?ID=5" xlink:type="simple">Deception</text:a>, Warfare <text:a xlink:href="https://2e.aonprd.com/Skills.aspx?ID=8" xlink:type="simple">Lore</text:a></text:p>
          </table:table-cell>
          <table:table-cell table:style-name="ce2" office:value-type="string" calcext:value-type="string">
            <text:p><text:a xlink:href="https://2e.aonprd.com/Feats.aspx?ID=810" xlink:type="simple">Lengthy Diversion</text:a></text:p>
          </table:table-cell>
          <table:table-cell table:style-name="ce2" office:value-type="string" calcext:value-type="string">
            <text:p>Common</text:p>
          </table:table-cell>
          <table:table-cell table:style-name="ce2" office:value-type="string" calcext:value-type="string">
            <text:p>You were more than a rebel; you were a revolutionary, fighting for the promise of a new or better country. You may or may not still believe in the …</text:p>
          </table:table-cell>
          <table:table-cell table:style-name="ce2" office:value-type="string" calcext:value-type="string">
            <text:p><text:a xlink:href="https://2e.aonprd.com/Sources.aspx?ID=39" xlink:type="simple">Advanced Player's Guide</text:a> pg. 48</text:p>
            <text:p>2.0</text:p>
          </table:table-cell>
        </table:table-row>
        <table:table-row table:style-name="ro2">
          <table:table-cell table:style-name="ce2" office:value-type="string" calcext:value-type="string">
            <text:p><text:a xlink:href="https://2e.aonprd.com/Backgrounds.aspx?ID=172" xlink:type="simple">Outrider</text:a></text:p>
          </table:table-cell>
          <table:table-cell table:style-name="ce2" office:value-type="string" calcext:value-type="string">
            <text:p>Fighter</text:p>
          </table:table-cell>
          <table:table-cell table:style-name="ce2" office:value-type="string" calcext:value-type="string">
            <text:p>Constitution, Wisdom</text:p>
          </table:table-cell>
          <table:table-cell table:style-name="ce2" office:value-type="string" calcext:value-type="string">
            <text:p><text:a xlink:href="https://2e.aonprd.com/Skills.aspx?ID=10" xlink:type="simple">Nature</text:a>, Plains <text:a xlink:href="https://2e.aonprd.com/Skills.aspx?ID=8" xlink:type="simple">Lore</text:a></text:p>
          </table:table-cell>
          <table:table-cell table:style-name="ce2" office:value-type="string" calcext:value-type="string">
            <text:p><text:a xlink:href="https://2e.aonprd.com/Feats.aspx?ID=2126" xlink:type="simple">Express Rider</text:a></text:p>
          </table:table-cell>
          <table:table-cell table:style-name="ce2" office:value-type="string" calcext:value-type="string">
            <text:p>Common</text:p>
          </table:table-cell>
          <table:table-cell table:style-name="ce2" office:value-type="string" calcext:value-type="string">
            <text:p>In your youth, you galloped on horseback over vast prairies, serving as a vanguard for your settlement, an army, or another group. Seeing so many …</text:p>
          </table:table-cell>
          <table:table-cell table:style-name="ce2" office:value-type="string" calcext:value-type="string">
            <text:p><text:a xlink:href="https://2e.aonprd.com/Sources.aspx?ID=39" xlink:type="simple">Advanced Player's Guide</text:a> pg. 48</text:p>
            <text:p>2.0</text:p>
          </table:table-cell>
        </table:table-row>
        <table:table-row table:style-name="ro2">
          <table:table-cell table:style-name="ce2" office:value-type="string" calcext:value-type="string">
            <text:p><text:a xlink:href="https://2e.aonprd.com/Backgrounds.aspx?ID=173" xlink:type="simple">Pilgrim</text:a></text:p>
          </table:table-cell>
          <table:table-cell table:style-name="ce2" office:value-type="string" calcext:value-type="string">
            <text:p>Caster</text:p>
          </table:table-cell>
          <table:table-cell table:style-name="ce2" office:value-type="string" calcext:value-type="string">
            <text:p>Wisdom, Charisma</text:p>
          </table:table-cell>
          <table:table-cell table:style-name="ce2" office:value-type="string" calcext:value-type="string">
            <text:p><text:a xlink:href="https://2e.aonprd.com/Skills.aspx?ID=13" xlink:type="simple">Religion</text:a>, <text:a xlink:href="https://2e.aonprd.com/Skills.aspx?ID=8" xlink:type="simple">Lore</text:a> for your patron deity.</text:p>
          </table:table-cell>
          <table:table-cell table:style-name="ce2" office:value-type="string" calcext:value-type="string">
            <text:p><text:a xlink:href="https://2e.aonprd.com/Feats.aspx?ID=2141" xlink:type="simple">Pilgrim's Token</text:a></text:p>
          </table:table-cell>
          <table:table-cell table:style-name="ce2" office:value-type="string" calcext:value-type="string">
            <text:p>Common</text:p>
          </table:table-cell>
          <table:table-cell table:style-name="ce2" office:value-type="string" calcext:value-type="string">
            <text:p>In your youth, you made several pilgrimages to important shrines and holy sites. You might have been a mendicant friar, a seller of holy relics (real …</text:p>
          </table:table-cell>
          <table:table-cell table:style-name="ce2" office:value-type="string" calcext:value-type="string">
            <text:p><text:a xlink:href="https://2e.aonprd.com/Sources.aspx?ID=39" xlink:type="simple">Advanced Player's Guide</text:a> pg. 49</text:p>
            <text:p>2.0</text:p>
          </table:table-cell>
        </table:table-row>
        <table:table-row table:style-name="ro2">
          <table:table-cell table:style-name="ce2" office:value-type="string" calcext:value-type="string">
            <text:p><text:a xlink:href="https://2e.aonprd.com/Backgrounds.aspx?ID=174" xlink:type="simple">Refugee</text:a></text:p>
          </table:table-cell>
          <table:table-cell table:style-name="ce2" office:value-type="string" calcext:value-type="string">
            <text:p>Expert</text:p>
          </table:table-cell>
          <table:table-cell table:style-name="ce2" office:value-type="string" calcext:value-type="string">
            <text:p>Constitution, Wisdom</text:p>
          </table:table-cell>
          <table:table-cell table:style-name="ce2" office:value-type="string" calcext:value-type="string">
            <text:p><text:a xlink:href="https://2e.aonprd.com/Skills.aspx?ID=14" xlink:type="simple">Society</text:a>, <text:a xlink:href="https://2e.aonprd.com/Skills.aspx?ID=8" xlink:type="simple">Lore</text:a> related to the settlement you came from.</text:p>
          </table:table-cell>
          <table:table-cell table:style-name="ce2" office:value-type="string" calcext:value-type="string">
            <text:p><text:a xlink:href="https://2e.aonprd.com/Feats.aspx?ID=846" xlink:type="simple">Streetwise</text:a></text:p>
          </table:table-cell>
          <table:table-cell table:style-name="ce2" office:value-type="string" calcext:value-type="string">
            <text:p>Common</text:p>
          </table:table-cell>
          <table:table-cell table:style-name="ce2" office:value-type="string" calcext:value-type="string">
            <text:p>You come from a land very distant from the one you now find yourself in, driven by war, plague, or simply in the pursuit of opportunity. Regardless …</text:p>
          </table:table-cell>
          <table:table-cell table:style-name="ce2" office:value-type="string" calcext:value-type="string">
            <text:p><text:a xlink:href="https://2e.aonprd.com/Sources.aspx?ID=39" xlink:type="simple">Advanced Player's Guide</text:a> pg. 49</text:p>
            <text:p>2.0</text:p>
          </table:table-cell>
        </table:table-row>
        <table:table-row table:style-name="ro2">
          <table:table-cell table:style-name="ce2" office:value-type="string" calcext:value-type="string">
            <text:p><text:a xlink:href="https://2e.aonprd.com/Backgrounds.aspx?ID=175" xlink:type="simple">Root Worker</text:a></text:p>
          </table:table-cell>
          <table:table-cell table:style-name="ce2" office:value-type="string" calcext:value-type="string">
            <text:p>Caster</text:p>
          </table:table-cell>
          <table:table-cell table:style-name="ce2" office:value-type="string" calcext:value-type="string">
            <text:p>Intelligence, Wisdom</text:p>
          </table:table-cell>
          <table:table-cell table:style-name="ce2" office:value-type="string" calcext:value-type="string">
            <text:p><text:a xlink:href="https://2e.aonprd.com/Skills.aspx?ID=11" xlink:type="simple">Occultism</text:a>, Herbalism <text:a xlink:href="https://2e.aonprd.com/Skills.aspx?ID=8" xlink:type="simple">Lore</text:a></text:p>
          </table:table-cell>
          <table:table-cell table:style-name="ce2" office:value-type="string" calcext:value-type="string">
            <text:p><text:a xlink:href="https://2e.aonprd.com/Feats.aspx?ID=2147" xlink:type="simple">Root Magic</text:a></text:p>
          </table:table-cell>
          <table:table-cell table:style-name="ce2" office:value-type="string" calcext:value-type="string">
            <text:p>Common</text:p>
          </table:table-cell>
          <table:table-cell table:style-name="ce2" office:value-type="string" calcext:value-type="string">
            <text:p>Some ailments can’t be cured by herbs alone. You learned ritual remedies as well, calling on nature spirits to soothe aches and ward off the evil …</text:p>
          </table:table-cell>
          <table:table-cell table:style-name="ce2" office:value-type="string" calcext:value-type="string">
            <text:p><text:a xlink:href="https://2e.aonprd.com/Sources.aspx?ID=39" xlink:type="simple">Advanced Player's Guide</text:a> pg. 49</text:p>
            <text:p>2.0</text:p>
          </table:table-cell>
        </table:table-row>
        <table:table-row table:style-name="ro2">
          <table:table-cell table:style-name="ce2" office:value-type="string" calcext:value-type="string">
            <text:p><text:a xlink:href="https://2e.aonprd.com/Backgrounds.aspx?ID=176" xlink:type="simple">Scavenger</text:a></text:p>
          </table:table-cell>
          <table:table-cell table:style-name="ce2" office:value-type="string" calcext:value-type="string">
            <text:p>Expert</text:p>
          </table:table-cell>
          <table:table-cell table:style-name="ce2" office:value-type="string" calcext:value-type="string">
            <text:p>Intelligence, Wisdom</text:p>
          </table:table-cell>
          <table:table-cell table:style-name="ce2" office:value-type="string" calcext:value-type="string">
            <text:p><text:a xlink:href="https://2e.aonprd.com/Skills.aspx?ID=16" xlink:type="simple">Survival</text:a>, <text:a xlink:href="https://2e.aonprd.com/Skills.aspx?ID=8" xlink:type="simple">Lore</text:a> for the settlement you grew up scavenging in.</text:p>
          </table:table-cell>
          <table:table-cell table:style-name="ce2" office:value-type="string" calcext:value-type="string">
            <text:p><text:a xlink:href="https://2e.aonprd.com/Feats.aspx?ID=786" xlink:type="simple">Forager</text:a></text:p>
          </table:table-cell>
          <table:table-cell table:style-name="ce2" office:value-type="string" calcext:value-type="string">
            <text:p>Common</text:p>
          </table:table-cell>
          <table:table-cell table:style-name="ce2" office:value-type="string" calcext:value-type="string">
            <text:p>You’ve made a living sorting through the things society throws away. You might have scavenged simply to survive, or plied a trade as a ragpicker, …</text:p>
          </table:table-cell>
          <table:table-cell table:style-name="ce2" office:value-type="string" calcext:value-type="string">
            <text:p><text:a xlink:href="https://2e.aonprd.com/Sources.aspx?ID=39" xlink:type="simple">Advanced Player's Guide</text:a> pg. 49</text:p>
            <text:p>2.0</text:p>
          </table:table-cell>
        </table:table-row>
        <table:table-row table:style-name="ro2">
          <table:table-cell table:style-name="ce2" office:value-type="string" calcext:value-type="string">
            <text:p><text:a xlink:href="https://2e.aonprd.com/Backgrounds.aspx?ID=177" xlink:type="simple">Servant</text:a></text:p>
          </table:table-cell>
          <table:table-cell table:style-name="ce2" office:value-type="string" calcext:value-type="string">
            <text:p>Expert</text:p>
          </table:table-cell>
          <table:table-cell table:style-name="ce2" office:value-type="string" calcext:value-type="string">
            <text:p>Dexterity, Charisma</text:p>
          </table:table-cell>
          <table:table-cell table:style-name="ce2" office:value-type="string" calcext:value-type="string">
            <text:p><text:a xlink:href="https://2e.aonprd.com/Skills.aspx?ID=14" xlink:type="simple">Society</text:a>, Labor <text:a xlink:href="https://2e.aonprd.com/Skills.aspx?ID=8" xlink:type="simple">Lore</text:a></text:p>
          </table:table-cell>
          <table:table-cell table:style-name="ce2" office:value-type="string" calcext:value-type="string">
            <text:p><text:a xlink:href="https://2e.aonprd.com/Feats.aspx?ID=833" xlink:type="simple">Read Lips</text:a></text:p>
          </table:table-cell>
          <table:table-cell table:style-name="ce2" office:value-type="string" calcext:value-type="string">
            <text:p>Common</text:p>
          </table:table-cell>
          <table:table-cell table:style-name="ce2" office:value-type="string" calcext:value-type="string">
            <text:p>You held a role of servitude, waiting on nobles and engendering their trust as one of the confidantes of the household. You might have walked away on …</text:p>
          </table:table-cell>
          <table:table-cell table:style-name="ce2" office:value-type="string" calcext:value-type="string">
            <text:p><text:a xlink:href="https://2e.aonprd.com/Sources.aspx?ID=39" xlink:type="simple">Advanced Player's Guide</text:a> pg. 49</text:p>
            <text:p>2.0</text:p>
          </table:table-cell>
        </table:table-row>
        <table:table-row table:style-name="ro2">
          <table:table-cell table:style-name="ce2" office:value-type="string" calcext:value-type="string">
            <text:p><text:a xlink:href="https://2e.aonprd.com/Backgrounds.aspx?ID=178" xlink:type="simple">Squire</text:a></text:p>
          </table:table-cell>
          <table:table-cell table:style-name="ce2" office:value-type="string" calcext:value-type="string">
            <text:p>Fighter</text:p>
          </table:table-cell>
          <table:table-cell table:style-name="ce2" office:value-type="string" calcext:value-type="string">
            <text:p>Strength, Constitution</text:p>
          </table:table-cell>
          <table:table-cell table:style-name="ce2" office:value-type="string" calcext:value-type="string">
            <text:p><text:a xlink:href="https://2e.aonprd.com/Skills.aspx?ID=3" xlink:type="simple">Athletics</text:a>, Heraldry <text:a xlink:href="https://2e.aonprd.com/Skills.aspx?ID=8" xlink:type="simple">Lore</text:a> or Warfare Lore.</text:p>
          </table:table-cell>
          <table:table-cell table:style-name="ce2" office:value-type="string" calcext:value-type="string">
            <text:p><text:a xlink:href="https://2e.aonprd.com/Feats.aspx?ID=2109" xlink:type="simple">Armor Assist</text:a></text:p>
          </table:table-cell>
          <table:table-cell table:style-name="ce2" office:value-type="string" calcext:value-type="string">
            <text:p>Common</text:p>
          </table:table-cell>
          <table:table-cell table:style-name="ce2" office:value-type="string" calcext:value-type="string">
            <text:p>You trained at the feet of a knight, maintaining their gear and supporting them at tourneys and in battle. Now you search for a challenge that will …</text:p>
          </table:table-cell>
          <table:table-cell table:style-name="ce2" office:value-type="string" calcext:value-type="string">
            <text:p><text:a xlink:href="https://2e.aonprd.com/Sources.aspx?ID=39" xlink:type="simple">Advanced Player's Guide</text:a> pg. 49</text:p>
            <text:p>2.0</text:p>
          </table:table-cell>
        </table:table-row>
        <table:table-row table:style-name="ro2">
          <table:table-cell table:style-name="ce2" office:value-type="string" calcext:value-type="string">
            <text:p><text:a xlink:href="https://2e.aonprd.com/Backgrounds.aspx?ID=179" xlink:type="simple">Tax Collector</text:a></text:p>
          </table:table-cell>
          <table:table-cell table:style-name="ce2" office:value-type="string" calcext:value-type="string">
            <text:p>Expert</text:p>
          </table:table-cell>
          <table:table-cell table:style-name="ce2" office:value-type="string" calcext:value-type="string">
            <text:p>Strength, Charisma</text:p>
          </table:table-cell>
          <table:table-cell table:style-name="ce2" office:value-type="string" calcext:value-type="string">
            <text:p><text:a xlink:href="https://2e.aonprd.com/Skills.aspx?ID=7" xlink:type="simple">Intimidation</text:a>, <text:a xlink:href="https://2e.aonprd.com/Skills.aspx?ID=8" xlink:type="simple">Lore</text:a> for the settlement that employed you.</text:p>
          </table:table-cell>
          <table:table-cell table:style-name="ce2" office:value-type="string" calcext:value-type="string">
            <text:p><text:a xlink:href="https://2e.aonprd.com/Feats.aspx?ID=822" xlink:type="simple">Quick Coercion</text:a></text:p>
          </table:table-cell>
          <table:table-cell table:style-name="ce2" office:value-type="string" calcext:value-type="string">
            <text:p>Common</text:p>
          </table:table-cell>
          <table:table-cell table:style-name="ce2" office:value-type="string" calcext:value-type="string">
            <text:p>Reviled but required, you were sent when taxes were due. Performing your job might have required travel and persuasion, or perhaps you were …</text:p>
          </table:table-cell>
          <table:table-cell table:style-name="ce2" office:value-type="string" calcext:value-type="string">
            <text:p><text:a xlink:href="https://2e.aonprd.com/Sources.aspx?ID=39" xlink:type="simple">Advanced Player's Guide</text:a> pg. 49</text:p>
            <text:p>2.0</text:p>
          </table:table-cell>
        </table:table-row>
        <table:table-row table:style-name="ro2">
          <table:table-cell table:style-name="ce2" office:value-type="string" calcext:value-type="string">
            <text:p><text:a xlink:href="https://2e.aonprd.com/Backgrounds.aspx?ID=180" xlink:type="simple">Teacher</text:a></text:p>
          </table:table-cell>
          <table:table-cell table:style-name="ce2" office:value-type="string" calcext:value-type="string">
            <text:p>Expert</text:p>
          </table:table-cell>
          <table:table-cell table:style-name="ce2" office:value-type="string" calcext:value-type="string">
            <text:p>Intelligence, Wisdom</text:p>
          </table:table-cell>
          <table:table-cell table:style-name="ce2" office:value-type="string" calcext:value-type="string">
            <text:p><text:a xlink:href="https://2e.aonprd.com/Skills.aspx?ID=12" xlink:type="simple">Performance</text:a> or <text:a xlink:href="https://2e.aonprd.com/Skills.aspx?ID=14" xlink:type="simple">Society</text:a>, Academia <text:a xlink:href="https://2e.aonprd.com/Skills.aspx?ID=8" xlink:type="simple">Lore</text:a></text:p>
          </table:table-cell>
          <table:table-cell table:style-name="ce2" office:value-type="string" calcext:value-type="string">
            <text:p><text:a xlink:href="https://2e.aonprd.com/Feats.aspx?ID=778" xlink:type="simple">Experienced Professional</text:a></text:p>
          </table:table-cell>
          <table:table-cell table:style-name="ce2" office:value-type="string" calcext:value-type="string">
            <text:p>Common</text:p>
          </table:table-cell>
          <table:table-cell table:style-name="ce2" office:value-type="string" calcext:value-type="string">
            <text:p>You are incredibly knowledgeable, skilled, and perhaps even trained to teach children and adults about the world and its wonders. From books to …</text:p>
          </table:table-cell>
          <table:table-cell table:style-name="ce2" office:value-type="string" calcext:value-type="string">
            <text:p><text:a xlink:href="https://2e.aonprd.com/Sources.aspx?ID=39" xlink:type="simple">Advanced Player's Guide</text:a> pg. 49</text:p>
            <text:p>2.0</text:p>
          </table:table-cell>
        </table:table-row>
        <table:table-row table:style-name="ro2">
          <table:table-cell table:style-name="ce2" office:value-type="string" calcext:value-type="string">
            <text:p><text:a xlink:href="https://2e.aonprd.com/Backgrounds.aspx?ID=181" xlink:type="simple">Ward</text:a></text:p>
          </table:table-cell>
          <table:table-cell table:style-name="ce2" office:value-type="string" calcext:value-type="string">
            <text:p>Expert</text:p>
          </table:table-cell>
          <table:table-cell table:style-name="ce2" office:value-type="string" calcext:value-type="string">
            <text:p>Constitution, Charisma</text:p>
          </table:table-cell>
          <table:table-cell table:style-name="ce2" office:value-type="string" calcext:value-type="string">
            <text:p><text:a xlink:href="https://2e.aonprd.com/Skills.aspx?ID=12" xlink:type="simple">Performance</text:a>, Genealogy <text:a xlink:href="https://2e.aonprd.com/Skills.aspx?ID=8" xlink:type="simple">Lore</text:a></text:p>
          </table:table-cell>
          <table:table-cell table:style-name="ce2" office:value-type="string" calcext:value-type="string">
            <text:p><text:a xlink:href="https://2e.aonprd.com/Feats.aspx?ID=781" xlink:type="simple">Fascinating Performance</text:a></text:p>
          </table:table-cell>
          <table:table-cell table:style-name="ce2" office:value-type="string" calcext:value-type="string">
            <text:p>Common</text:p>
          </table:table-cell>
          <table:table-cell table:style-name="ce2" office:value-type="string" calcext:value-type="string">
            <text:p>When you were young, you became the ward of another house—boarded, fed, and educated, but never quite a part of the family. Perhaps you had to tend …</text:p>
          </table:table-cell>
          <table:table-cell table:style-name="ce2" office:value-type="string" calcext:value-type="string">
            <text:p><text:a xlink:href="https://2e.aonprd.com/Sources.aspx?ID=39" xlink:type="simple">Advanced Player's Guide</text:a> pg. 49</text:p>
            <text:p>2.0</text:p>
          </table:table-cell>
        </table:table-row>
        <table:table-row table:style-name="ro2">
          <table:table-cell table:style-name="ce2" office:value-type="string" calcext:value-type="string">
            <text:p><text:a xlink:href="https://2e.aonprd.com/Backgrounds.aspx?ID=182" xlink:type="simple">Amnesiac</text:a></text:p>
          </table:table-cell>
          <table:table-cell table:style-name="ce2" office:value-type="string" calcext:value-type="string">
            <text:p><text:a xlink:href="https://2e.aonprd.com/PFS.aspx" xlink:type="simple"> </text:a></text:p>
          </table:table-cell>
          <table:table-cell table:style-name="ce3" table:number-columns-repeated="3"/>
          <table:table-cell table:style-name="ce2" office:value-type="string" calcext:value-type="string">
            <text:p>Rare</text:p>
          </table:table-cell>
          <table:table-cell table:style-name="ce2" office:value-type="string" calcext:value-type="string">
            <text:p>Your background is… well… honestly, you can’t remember! You might have inklings deep within your mind, undercurrents of unusual emotions or …</text:p>
          </table:table-cell>
          <table:table-cell table:style-name="ce2" office:value-type="string" calcext:value-type="string">
            <text:p><text:a xlink:href="https://2e.aonprd.com/Sources.aspx?ID=39" xlink:type="simple">Advanced Player's Guide</text:a> pg. 50</text:p>
            <text:p>2.0</text:p>
          </table:table-cell>
        </table:table-row>
        <table:table-row table:style-name="ro2">
          <table:table-cell table:style-name="ce2" office:value-type="string" calcext:value-type="string">
            <text:p><text:a xlink:href="https://2e.aonprd.com/Backgrounds.aspx?ID=183" xlink:type="simple">Blessed</text:a></text:p>
          </table:table-cell>
          <table:table-cell table:style-name="ce2" office:value-type="string" calcext:value-type="string">
            <text:p><text:a xlink:href="https://2e.aonprd.com/PFS.aspx" xlink:type="simple"> </text:a></text:p>
          </table:table-cell>
          <table:table-cell table:style-name="ce2" office:value-type="string" calcext:value-type="string">
            <text:p>Wisdom, Charisma</text:p>
          </table:table-cell>
          <table:table-cell table:style-name="ce3" table:number-columns-repeated="2"/>
          <table:table-cell table:style-name="ce2" office:value-type="string" calcext:value-type="string">
            <text:p>Rare</text:p>
          </table:table-cell>
          <table:table-cell table:style-name="ce2" office:value-type="string" calcext:value-type="string">
            <text:p>You have been blessed by a divinity. For an unknown reason, and irrespective of your actual beliefs, a deity has granted you a boon to use for good …</text:p>
          </table:table-cell>
          <table:table-cell table:style-name="ce2" office:value-type="string" calcext:value-type="string">
            <text:p><text:a xlink:href="https://2e.aonprd.com/Sources.aspx?ID=39" xlink:type="simple">Advanced Player's Guide</text:a> pg. 50</text:p>
            <text:p>2.0</text:p>
          </table:table-cell>
        </table:table-row>
        <table:table-row table:style-name="ro2">
          <table:table-cell table:style-name="ce2" office:value-type="string" calcext:value-type="string">
            <text:p><text:a xlink:href="https://2e.aonprd.com/Backgrounds.aspx?ID=184" xlink:type="simple">Cursed</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Charisma</text:p>
          </table:table-cell>
          <table:table-cell table:style-name="ce3" table:number-columns-repeated="2"/>
          <table:table-cell table:style-name="ce2" office:value-type="string" calcext:value-type="string">
            <text:p>Rare</text:p>
          </table:table-cell>
          <table:table-cell table:style-name="ce2" office:value-type="string" calcext:value-type="string">
            <text:p>You are the victim of a personal or hereditary curse. Through great effort and occult study, you have learned to fend off the curse's worst effects …</text:p>
          </table:table-cell>
          <table:table-cell table:style-name="ce2" office:value-type="string" calcext:value-type="string">
            <text:p><text:a xlink:href="https://2e.aonprd.com/Sources.aspx?ID=39" xlink:type="simple">Advanced Player's Guide</text:a> pg. 50</text:p>
            <text:p>2.0</text:p>
          </table:table-cell>
        </table:table-row>
        <table:table-row table:style-name="ro2">
          <table:table-cell table:style-name="ce2" office:value-type="string" calcext:value-type="string">
            <text:p><text:a xlink:href="https://2e.aonprd.com/Backgrounds.aspx?ID=185" xlink:type="simple">Feral Child</text:a></text:p>
          </table:table-cell>
          <table:table-cell table:style-name="ce2" office:value-type="string" calcext:value-type="string">
            <text:p>Caster</text:p>
          </table:table-cell>
          <table:table-cell table:style-name="ce3" table:number-columns-repeated="3"/>
          <table:table-cell table:style-name="ce2" office:value-type="string" calcext:value-type="string">
            <text:p>Rare</text:p>
          </table:table-cell>
          <table:table-cell table:style-name="ce2" office:value-type="string" calcext:value-type="string">
            <text:p>You spent your youth in the wilderness, living close to or perhaps raised by animals. You have a close, mystical connection with these animals and …</text:p>
          </table:table-cell>
          <table:table-cell table:style-name="ce2" office:value-type="string" calcext:value-type="string">
            <text:p><text:a xlink:href="https://2e.aonprd.com/Sources.aspx?ID=39" xlink:type="simple">Advanced Player's Guide</text:a> pg. 50</text:p>
            <text:p>2.0</text:p>
          </table:table-cell>
        </table:table-row>
        <table:table-row table:style-name="ro2">
          <table:table-cell table:style-name="ce2" office:value-type="string" calcext:value-type="string">
            <text:p><text:a xlink:href="https://2e.aonprd.com/Backgrounds.aspx?ID=186" xlink:type="simple">Feybound</text:a></text:p>
          </table:table-cell>
          <table:table-cell table:style-name="ce2" office:value-type="string" calcext:value-type="string">
            <text:p>Caster</text:p>
          </table:table-cell>
          <table:table-cell table:style-name="ce2" office:value-type="string" calcext:value-type="string">
            <text:p>Dexterity, Charisma</text:p>
          </table:table-cell>
          <table:table-cell table:style-name="ce3" table:number-columns-repeated="2"/>
          <table:table-cell table:style-name="ce2" office:value-type="string" calcext:value-type="string">
            <text:p>Rare</text:p>
          </table:table-cell>
          <table:table-cell table:style-name="ce2" office:value-type="string" calcext:value-type="string">
            <text:p>You have spent time in the First World or another realm of the fey and aren't entirely the same person you were before. Perhaps you made a purchase …</text:p>
          </table:table-cell>
          <table:table-cell table:style-name="ce2" office:value-type="string" calcext:value-type="string">
            <text:p><text:a xlink:href="https://2e.aonprd.com/Sources.aspx?ID=39" xlink:type="simple">Advanced Player's Guide</text:a> pg. 50</text:p>
            <text:p>2.0</text:p>
          </table:table-cell>
        </table:table-row>
        <table:table-row table:style-name="ro2">
          <table:table-cell table:style-name="ce2" office:value-type="string" calcext:value-type="string">
            <text:p><text:a xlink:href="https://2e.aonprd.com/Backgrounds.aspx?ID=187" xlink:type="simple">Haunted</text:a></text:p>
          </table:table-cell>
          <table:table-cell table:style-name="ce2" office:value-type="string" calcext:value-type="string">
            <text:p><text:a xlink:href="https://2e.aonprd.com/PFS.aspx" xlink:type="simple"> </text:a></text:p>
          </table:table-cell>
          <table:table-cell table:style-name="ce2" office:value-type="string" calcext:value-type="string">
            <text:p>Wisdom, Charisma</text:p>
          </table:table-cell>
          <table:table-cell table:style-name="ce3" table:number-columns-repeated="2"/>
          <table:table-cell table:style-name="ce2" office:value-type="string" calcext:value-type="string">
            <text:p>Rare</text:p>
          </table:table-cell>
          <table:table-cell table:style-name="ce2" office:value-type="string" calcext:value-type="string">
            <text:p>You are followed by a spirit or entity, either from childhood or since a traumatic or momentous event. You may have seen this entity. Others may have …</text:p>
          </table:table-cell>
          <table:table-cell table:style-name="ce2" office:value-type="string" calcext:value-type="string">
            <text:p><text:a xlink:href="https://2e.aonprd.com/Sources.aspx?ID=39" xlink:type="simple">Advanced Player's Guide</text:a> pg. 51</text:p>
            <text:p>2.0</text:p>
          </table:table-cell>
        </table:table-row>
        <table:table-row table:style-name="ro2">
          <table:table-cell table:style-name="ce2" office:value-type="string" calcext:value-type="string">
            <text:p><text:a xlink:href="https://2e.aonprd.com/Backgrounds.aspx?ID=188" xlink:type="simple">Returned</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Wisdom</text:p>
          </table:table-cell>
          <table:table-cell table:style-name="ce3" table:number-columns-repeated="2"/>
          <table:table-cell table:style-name="ce2" office:value-type="string" calcext:value-type="string">
            <text:p>Rare</text:p>
          </table:table-cell>
          <table:table-cell table:style-name="ce2" office:value-type="string" calcext:value-type="string">
            <text:p>You died and miraculously returned with knowledge of the realms beyond death and a stronger link to life. Some dead and undead souls might feel a …</text:p>
          </table:table-cell>
          <table:table-cell table:style-name="ce2" office:value-type="string" calcext:value-type="string">
            <text:p><text:a xlink:href="https://2e.aonprd.com/Sources.aspx?ID=39" xlink:type="simple">Advanced Player's Guide</text:a> pg. 51</text:p>
            <text:p>2.0</text:p>
          </table:table-cell>
        </table:table-row>
        <table:table-row table:style-name="ro2">
          <table:table-cell table:style-name="ce2" office:value-type="string" calcext:value-type="string">
            <text:p><text:a xlink:href="https://2e.aonprd.com/Backgrounds.aspx?ID=189" xlink:type="simple">Royalty</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Charisma</text:p>
          </table:table-cell>
          <table:table-cell table:style-name="ce3" table:number-columns-repeated="2"/>
          <table:table-cell table:style-name="ce2" office:value-type="string" calcext:value-type="string">
            <text:p>Rare</text:p>
          </table:table-cell>
          <table:table-cell table:style-name="ce2" office:value-type="string" calcext:value-type="string">
            <text:p>You are a prominent member of a royal family. You have taken up the life of an adventurer—perhaps you're a deposed queen hoping to regain her throne, …</text:p>
          </table:table-cell>
          <table:table-cell table:style-name="ce2" office:value-type="string" calcext:value-type="string">
            <text:p><text:a xlink:href="https://2e.aonprd.com/Sources.aspx?ID=39" xlink:type="simple">Advanced Player's Guide</text:a> pg. 51</text:p>
            <text:p>2.0</text:p>
          </table:table-cell>
        </table:table-row>
        <table:table-row table:style-name="ro2">
          <table:table-cell table:style-name="ce2" office:value-type="string" calcext:value-type="string">
            <text:p><text:a xlink:href="https://2e.aonprd.com/Backgrounds.aspx?ID=200" xlink:type="simple">Harrow-Led</text:a></text:p>
          </table:table-cell>
          <table:table-cell table:style-name="ce3" table:number-columns-repeated="2"/>
          <table:table-cell table:style-name="ce2" office:value-type="string" calcext:value-type="string">
            <text:p>Harrow <text:a xlink:href="https://2e.aonprd.com/Skills.aspx?ID=8" xlink:type="simple">Lore</text:a></text:p>
          </table:table-cell>
          <table:table-cell table:style-name="ce2" office:value-type="string" calcext:value-type="string">
            <text:p><text:a xlink:href="https://2e.aonprd.com/Feats.aspx?ID=776" xlink:type="simple">Dubious Knowledge</text:a></text:p>
          </table:table-cell>
          <table:table-cell table:style-name="ce2" office:value-type="string" calcext:value-type="string">
            <text:p>Common</text:p>
          </table:table-cell>
          <table:table-cell table:style-name="ce2" office:value-type="string" calcext:value-type="string">
            <text:p>You were the subject of a harrow reading at a pivotal point in your life, such as on an important birthday, or upon reaching adulthood. The reading …</text:p>
          </table:table-cell>
          <table:table-cell table:style-name="ce2" office:value-type="string" calcext:value-type="string">
            <text:p><text:a xlink:href="https://2e.aonprd.com/Sources.aspx?ID=49" xlink:type="simple">Pathfinder #160: Assault on Hunting Lodge Seven</text:a> pg. 66</text:p>
          </table:table-cell>
        </table:table-row>
        <table:table-row table:style-name="ro2">
          <table:table-cell table:style-name="ce2" office:value-type="string" calcext:value-type="string">
            <text:p><text:a xlink:href="https://2e.aonprd.com/Backgrounds.aspx?ID=202" xlink:type="simple">Archaeologist</text:a></text:p>
          </table:table-cell>
          <table:table-cell table:style-name="ce2" office:value-type="string" calcext:value-type="string">
            <text:p>Expert</text:p>
          </table:table-cell>
          <table:table-cell table:style-name="ce2" office:value-type="string" calcext:value-type="string">
            <text:p>Constitution, Intelligence</text:p>
          </table:table-cell>
          <table:table-cell table:style-name="ce2" office:value-type="string" calcext:value-type="string">
            <text:p><text:a xlink:href="https://2e.aonprd.com/Skills.aspx?ID=14" xlink:type="simple">Society</text:a>, Architecture <text:a xlink:href="https://2e.aonprd.com/Skills.aspx?ID=8" xlink:type="simple">Lore</text:a></text:p>
          </table:table-cell>
          <table:table-cell table:style-name="ce2" office:value-type="string" calcext:value-type="string">
            <text:p><text:a xlink:href="https://2e.aonprd.com/Feats.aspx?ID=750" xlink:type="simple">Additional Lore</text:a></text:p>
          </table:table-cell>
          <table:table-cell table:style-name="ce2" office:value-type="string" calcext:value-type="string">
            <text:p>Common</text:p>
          </table:table-cell>
          <table:table-cell table:style-name="ce2" office:value-type="string" calcext:value-type="string">
            <text:p>You've excavated enough sites to know that ancient civilizations aren't lost; they're merely buried and waiting for the right scholar to unearth them …</text:p>
          </table:table-cell>
          <table:table-cell table:style-name="ce2" office:value-type="string" calcext:value-type="string">
            <text:p><text:a xlink:href="https://2e.aonprd.com/Sources.aspx?ID=50" xlink:type="simple">PFS Guide</text:a> pg. 6</text:p>
          </table:table-cell>
        </table:table-row>
        <table:table-row table:style-name="ro2">
          <table:table-cell table:style-name="ce2" office:value-type="string" calcext:value-type="string">
            <text:p><text:a xlink:href="https://2e.aonprd.com/Backgrounds.aspx?ID=203" xlink:type="simple">Pathfinder Recruiter</text:a></text:p>
          </table:table-cell>
          <table:table-cell table:style-name="ce2" office:value-type="string" calcext:value-type="string">
            <text:p><text:a xlink:href="https://2e.aonprd.com/PFS.aspx" xlink:type="simple"> </text:a></text:p>
          </table:table-cell>
          <table:table-cell table:style-name="ce2" office:value-type="string" calcext:value-type="string">
            <text:p>Wisdom, Charisma</text:p>
          </table:table-cell>
          <table:table-cell table:style-name="ce2" office:value-type="string" calcext:value-type="string">
            <text:p><text:a xlink:href="https://2e.aonprd.com/Skills.aspx?ID=6" xlink:type="simple">Diplomacy</text:a>, <text:a xlink:href="https://2e.aonprd.com/Skills.aspx?ID=8" xlink:type="simple">Lore</text:a> related to one city you've visited often.</text:p>
          </table:table-cell>
          <table:table-cell table:style-name="ce2" office:value-type="string" calcext:value-type="string">
            <text:p><text:a xlink:href="https://2e.aonprd.com/Feats.aspx?ID=789" xlink:type="simple">Group Impression</text:a></text:p>
          </table:table-cell>
          <table:table-cell table:style-name="ce2" office:value-type="string" calcext:value-type="string">
            <text:p>Common</text:p>
          </table:table-cell>
          <table:table-cell table:style-name="ce2" office:value-type="string" calcext:value-type="string">
            <text:p>The Pathfinder Society's always on the lookout for talent, but that talent rarely just stumbles into the Grand Lodge. Whether you're professionally …</text:p>
          </table:table-cell>
          <table:table-cell table:style-name="ce2" office:value-type="string" calcext:value-type="string">
            <text:p><text:a xlink:href="https://2e.aonprd.com/Sources.aspx?ID=50" xlink:type="simple">PFS Guide</text:a> pg. 6</text:p>
          </table:table-cell>
        </table:table-row>
        <table:table-row table:style-name="ro2">
          <table:table-cell table:style-name="ce2" office:value-type="string" calcext:value-type="string">
            <text:p><text:a xlink:href="https://2e.aonprd.com/Backgrounds.aspx?ID=204" xlink:type="simple">Spell Seeker</text:a></text:p>
          </table:table-cell>
          <table:table-cell table:style-name="ce2" office:value-type="string" calcext:value-type="string">
            <text:p>Caster</text:p>
          </table:table-cell>
          <table:table-cell table:style-name="ce2" office:value-type="string" calcext:value-type="string">
            <text:p>Intelligence, Wisdom</text:p>
          </table:table-cell>
          <table:table-cell table:style-name="ce2" office:value-type="string" calcext:value-type="string">
            <text:p><text:a xlink:href="https://2e.aonprd.com/Skills.aspx?ID=2" xlink:type="simple">Arcana</text:a> or <text:a xlink:href="https://2e.aonprd.com/Skills.aspx?ID=11" xlink:type="simple">Occultism</text:a>, Library <text:a xlink:href="https://2e.aonprd.com/Skills.aspx?ID=8" xlink:type="simple">Lore</text:a></text:p>
          </table:table-cell>
          <table:table-cell table:style-name="ce2" office:value-type="string" calcext:value-type="string">
            <text:p><text:a xlink:href="https://2e.aonprd.com/Feats.aspx?ID=834" xlink:type="simple">Recognize Spell</text:a></text:p>
          </table:table-cell>
          <table:table-cell table:style-name="ce2" office:value-type="string" calcext:value-type="string">
            <text:p>Common</text:p>
          </table:table-cell>
          <table:table-cell table:style-name="ce2" office:value-type="string" calcext:value-type="string">
            <text:p>Conventional magic can only hold your attention for so long. Instead, you've devoted yourself to understanding truly esoteric spells, which …</text:p>
          </table:table-cell>
          <table:table-cell table:style-name="ce2" office:value-type="string" calcext:value-type="string">
            <text:p><text:a xlink:href="https://2e.aonprd.com/Sources.aspx?ID=50" xlink:type="simple">PFS Guide</text:a> pg. 6</text:p>
          </table:table-cell>
        </table:table-row>
        <table:table-row table:style-name="ro2">
          <table:table-cell table:style-name="ce2" office:value-type="string" calcext:value-type="string">
            <text:p><text:a xlink:href="https://2e.aonprd.com/Backgrounds.aspx?ID=205" xlink:type="simple">Trailblazer</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Wisdom</text:p>
          </table:table-cell>
          <table:table-cell table:style-name="ce2" office:value-type="string" calcext:value-type="string">
            <text:p><text:a xlink:href="https://2e.aonprd.com/Skills.aspx?ID=16" xlink:type="simple">Survival</text:a>, Cartography <text:a xlink:href="https://2e.aonprd.com/Skills.aspx?ID=8" xlink:type="simple">Lore</text:a></text:p>
          </table:table-cell>
          <table:table-cell table:style-name="ce2" office:value-type="string" calcext:value-type="string">
            <text:p><text:a xlink:href="https://2e.aonprd.com/Feats.aspx?ID=851" xlink:type="simple">Terrain Expertise</text:a></text:p>
          </table:table-cell>
          <table:table-cell table:style-name="ce2" office:value-type="string" calcext:value-type="string">
            <text:p>Common</text:p>
          </table:table-cell>
          <table:table-cell table:style-name="ce2" office:value-type="string" calcext:value-type="string">
            <text:p>Uncharted realms have always intrigued you, and you've explored and mapped large territories in service to merchants, governments, or your own …</text:p>
          </table:table-cell>
          <table:table-cell table:style-name="ce2" office:value-type="string" calcext:value-type="string">
            <text:p><text:a xlink:href="https://2e.aonprd.com/Sources.aspx?ID=50" xlink:type="simple">PFS Guide</text:a> pg. 6</text:p>
          </table:table-cell>
        </table:table-row>
        <table:table-row table:style-name="ro2">
          <table:table-cell table:style-name="ce2" office:value-type="string" calcext:value-type="string">
            <text:p><text:a xlink:href="https://2e.aonprd.com/Backgrounds.aspx?ID=206" xlink:type="simple">Translator</text:a></text:p>
          </table:table-cell>
          <table:table-cell table:style-name="ce2" office:value-type="string" calcext:value-type="string">
            <text:p>Expert</text:p>
          </table:table-cell>
          <table:table-cell table:style-name="ce2" office:value-type="string" calcext:value-type="string">
            <text:p>Intelligence, Charisma</text:p>
          </table:table-cell>
          <table:table-cell table:style-name="ce2" office:value-type="string" calcext:value-type="string">
            <text:p><text:a xlink:href="https://2e.aonprd.com/Skills.aspx?ID=14" xlink:type="simple">Society</text:a>, Scribing <text:a xlink:href="https://2e.aonprd.com/Skills.aspx?ID=8" xlink:type="simple">Lore</text:a></text:p>
          </table:table-cell>
          <table:table-cell table:style-name="ce2" office:value-type="string" calcext:value-type="string">
            <text:p><text:a xlink:href="https://2e.aonprd.com/Feats.aspx?ID=814" xlink:type="simple">Multilingual</text:a></text:p>
          </table:table-cell>
          <table:table-cell table:style-name="ce2" office:value-type="string" calcext:value-type="string">
            <text:p>Common</text:p>
          </table:table-cell>
          <table:table-cell table:style-name="ce2" office:value-type="string" calcext:value-type="string">
            <text:p>In your youth, you learned to transcribe books and translate scrolls to preserve knowledge or perhaps to aid wealthy merchants and politicians. …</text:p>
          </table:table-cell>
          <table:table-cell table:style-name="ce2" office:value-type="string" calcext:value-type="string">
            <text:p><text:a xlink:href="https://2e.aonprd.com/Sources.aspx?ID=50" xlink:type="simple">PFS Guide</text:a> pg. 6</text:p>
          </table:table-cell>
        </table:table-row>
        <table:table-row table:style-name="ro2">
          <table:table-cell table:style-name="ce2" office:value-type="string" calcext:value-type="string">
            <text:p><text:a xlink:href="https://2e.aonprd.com/Backgrounds.aspx?ID=207" xlink:type="simple">Sewer Dragon</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Intelligence</text:p>
          </table:table-cell>
          <table:table-cell table:style-name="ce2" office:value-type="string" calcext:value-type="string">
            <text:p><text:a xlink:href="https://2e.aonprd.com/Skills.aspx?ID=4" xlink:type="simple">Crafting</text:a>, Kobold <text:a xlink:href="https://2e.aonprd.com/Skills.aspx?ID=8" xlink:type="simple">Lore</text:a></text:p>
          </table:table-cell>
          <table:table-cell table:style-name="ce2" office:value-type="string" calcext:value-type="string">
            <text:p><text:a xlink:href="https://2e.aonprd.com/Feats.aspx?ID=843" xlink:type="simple">Snare Crafting</text:a></text:p>
          </table:table-cell>
          <table:table-cell table:style-name="ce2" office:value-type="string" calcext:value-type="string">
            <text:p>Common</text:p>
          </table:table-cell>
          <table:table-cell table:style-name="ce2" office:value-type="string" calcext:value-type="string">
            <text:p>You are one of the Sewer Dragons, born in Absalom's sewers, strengthened by a life defending your territory.</text:p>
          </table:table-cell>
          <table:table-cell table:style-name="ce2" office:value-type="string" calcext:value-type="string">
            <text:p><text:a xlink:href="https://2e.aonprd.com/Sources.aspx?ID=52" xlink:type="simple">PFS Quest #10: The Broken Scales</text:a> pg. 16</text:p>
          </table:table-cell>
        </table:table-row>
        <table:table-row table:style-name="ro2">
          <table:table-cell table:style-name="ce2" office:value-type="string" calcext:value-type="string">
            <text:p><text:a xlink:href="https://2e.aonprd.com/Backgrounds.aspx?ID=208" xlink:type="simple">Hookclaw Digger</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Charisma</text:p>
          </table:table-cell>
          <table:table-cell table:style-name="ce2" office:value-type="string" calcext:value-type="string">
            <text:p><text:a xlink:href="https://2e.aonprd.com/Skills.aspx?ID=4" xlink:type="simple">Crafting</text:a>, Mining <text:a xlink:href="https://2e.aonprd.com/Skills.aspx?ID=8" xlink:type="simple">Lore</text:a> and the Engineering Lore skill.</text:p>
          </table:table-cell>
          <table:table-cell table:style-name="ce2" office:value-type="string" calcext:value-type="string">
            <text:p><text:a xlink:href="https://2e.aonprd.com/Feats.aspx?ID=2131" xlink:type="simple">Improvise Tool</text:a></text:p>
          </table:table-cell>
          <table:table-cell table:style-name="ce2" office:value-type="string" calcext:value-type="string">
            <text:p>Rare</text:p>
          </table:table-cell>
          <table:table-cell table:style-name="ce2" office:value-type="string" calcext:value-type="string">
            <text:p>You are a digger from the Hookclaw kobold tribe, born beneath the streets of Absalom, with muscles and mind hardened by years spent tunneling through …</text:p>
          </table:table-cell>
          <table:table-cell table:style-name="ce2" office:value-type="string" calcext:value-type="string">
            <text:p><text:a xlink:href="https://2e.aonprd.com/Sources.aspx?ID=53" xlink:type="simple">Little Trouble in Big Absalom</text:a> pg. 0</text:p>
          </table:table-cell>
        </table:table-row>
        <table:table-row table:style-name="ro2">
          <table:table-cell table:style-name="ce2" office:value-type="string" calcext:value-type="string">
            <text:p><text:a xlink:href="https://2e.aonprd.com/Backgrounds.aspx?ID=209" xlink:type="simple">Deckhand</text:a></text:p>
          </table:table-cell>
          <table:table-cell table:style-name="ce2" office:value-type="string" calcext:value-type="string">
            <text:p>Expert</text:p>
          </table:table-cell>
          <table:table-cell table:style-name="ce2" office:value-type="string" calcext:value-type="string">
            <text:p>Strength, Dexterity</text:p>
          </table:table-cell>
          <table:table-cell table:style-name="ce2" office:value-type="string" calcext:value-type="string">
            <text:p><text:a xlink:href="https://2e.aonprd.com/Skills.aspx?ID=1" xlink:type="simple">Acrobatics</text:a>, Sailing <text:a xlink:href="https://2e.aonprd.com/Skills.aspx?ID=8" xlink:type="simple">Lore</text:a></text:p>
          </table:table-cell>
          <table:table-cell table:style-name="ce2" office:value-type="string" calcext:value-type="string">
            <text:p><text:a xlink:href="https://2e.aonprd.com/Feats.aspx?ID=765" xlink:type="simple">Cat Fall</text:a></text:p>
          </table:table-cell>
          <table:table-cell table:style-name="ce2" office:value-type="string" calcext:value-type="string">
            <text:p>Common</text:p>
          </table:table-cell>
          <table:table-cell table:style-name="ce2" office:value-type="string" calcext:value-type="string">
            <text:p>The rolling waves of the high seas, the constant sway of the deck underfoot, and the creaking heights of a ship's rigging are as familiar to you as …</text:p>
          </table:table-cell>
          <table:table-cell table:style-name="ce2" office:value-type="string" calcext:value-type="string">
            <text:p><text:a xlink:href="https://2e.aonprd.com/Sources.aspx?ID=64" xlink:type="simple">Pathfinder Beginner Box: Hero's Handbook</text:a> pg. 18</text:p>
          </table:table-cell>
        </table:table-row>
        <table:table-row table:style-name="ro2">
          <table:table-cell table:style-name="ce2" office:value-type="string" calcext:value-type="string">
            <text:p><text:a xlink:href="https://2e.aonprd.com/Backgrounds.aspx?ID=228" xlink:type="simple">Academy Dropout</text:a></text:p>
          </table:table-cell>
          <table:table-cell table:style-name="ce2" office:value-type="string" calcext:value-type="string">
            <text:p>Caster</text:p>
          </table:table-cell>
          <table:table-cell table:style-name="ce2" office:value-type="string" calcext:value-type="string">
            <text:p>Intelligence, Charisma</text:p>
          </table:table-cell>
          <table:table-cell table:style-name="ce2" office:value-type="string" calcext:value-type="string">
            <text:p><text:a xlink:href="https://2e.aonprd.com/Skills.aspx?ID=2" xlink:type="simple">Arcana</text:a>, Academia <text:a xlink:href="https://2e.aonprd.com/Skills.aspx?ID=8" xlink:type="simple">Lore</text:a></text:p>
          </table:table-cell>
          <table:table-cell table:style-name="ce2" office:value-type="string" calcext:value-type="string">
            <text:p><text:a xlink:href="https://2e.aonprd.com/Feats.aspx?ID=776" xlink:type="simple">Dubious Knowledge</text:a></text:p>
          </table:table-cell>
          <table:table-cell table:style-name="ce2" office:value-type="string" calcext:value-type="string">
            <text:p>Common</text:p>
          </table:table-cell>
          <table:table-cell table:style-name="ce2" office:value-type="string" calcext:value-type="string">
            <text:p>You were enrolled at a prestigious magical academy, but you've since dropped out. Maybe there was a momentous incident, maybe you had to return to …</text:p>
          </table:table-cell>
          <table:table-cell table:style-name="ce2" office:value-type="string" calcext:value-type="string">
            <text:p><text:a xlink:href="https://2e.aonprd.com/Sources.aspx?ID=96" xlink:type="simple">Secrets of Magic</text:a> pg. 28</text:p>
            <text:p>1.1</text:p>
          </table:table-cell>
        </table:table-row>
        <table:table-row table:style-name="ro2">
          <table:table-cell table:style-name="ce2" office:value-type="string" calcext:value-type="string">
            <text:p><text:a xlink:href="https://2e.aonprd.com/Backgrounds.aspx?ID=229" xlink:type="simple">Astrologer</text:a></text:p>
          </table:table-cell>
          <table:table-cell table:style-name="ce2" office:value-type="string" calcext:value-type="string">
            <text:p>Expert</text:p>
          </table:table-cell>
          <table:table-cell table:style-name="ce2" office:value-type="string" calcext:value-type="string">
            <text:p>Intelligence, Wisdom</text:p>
          </table:table-cell>
          <table:table-cell table:style-name="ce2" office:value-type="string" calcext:value-type="string">
            <text:p><text:a xlink:href="https://2e.aonprd.com/Skills.aspx?ID=11" xlink:type="simple">Occultism</text:a>, Astrology <text:a xlink:href="https://2e.aonprd.com/Skills.aspx?ID=8" xlink:type="simple">Lore</text:a></text:p>
          </table:table-cell>
          <table:table-cell table:style-name="ce2" office:value-type="string" calcext:value-type="string">
            <text:p><text:a xlink:href="https://2e.aonprd.com/Feats.aspx?ID=817" xlink:type="simple">Oddity Identification</text:a></text:p>
          </table:table-cell>
          <table:table-cell table:style-name="ce2" office:value-type="string" calcext:value-type="string">
            <text:p>Common</text:p>
          </table:table-cell>
          <table:table-cell table:style-name="ce2" office:value-type="string" calcext:value-type="string">
            <text:p>Astrologers look to the stars for signs and portents, using their positions to chart courses for those living beneath them. As the celestial spheres …</text:p>
          </table:table-cell>
          <table:table-cell table:style-name="ce2" office:value-type="string" calcext:value-type="string">
            <text:p><text:a xlink:href="https://2e.aonprd.com/Sources.aspx?ID=96" xlink:type="simple">Secrets of Magic</text:a> pg. 28</text:p>
            <text:p>1.1</text:p>
          </table:table-cell>
        </table:table-row>
        <table:table-row table:style-name="ro2">
          <table:table-cell table:style-name="ce2" office:value-type="string" calcext:value-type="string">
            <text:p><text:a xlink:href="https://2e.aonprd.com/Backgrounds.aspx?ID=230" xlink:type="simple">Eidolon Contact</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Charisma</text:p>
          </table:table-cell>
          <table:table-cell table:style-name="ce2" office:value-type="string" calcext:value-type="string">
            <text:p><text:a xlink:href="https://2e.aonprd.com/Skills.aspx?ID=8" xlink:type="simple">Lore</text:a> for the creature associated with your contacted eidolon (such as Angel Lore or Dragon Lore).</text:p>
          </table:table-cell>
          <table:table-cell table:style-name="ce2" office:value-type="string" calcext:value-type="string">
            <text:p><text:a xlink:href="https://2e.aonprd.com/Feats.aspx?ID=776" xlink:type="simple">Dubious Knowledge</text:a></text:p>
          </table:table-cell>
          <table:table-cell table:style-name="ce2" office:value-type="string" calcext:value-type="string">
            <text:p>Common</text:p>
          </table:table-cell>
          <table:table-cell table:style-name="ce2" office:value-type="string" calcext:value-type="string">
            <text:p>You've come into contact with a disembodied being of magical essence known as an eidolon . You might have forged a powerful conduit with that …</text:p>
          </table:table-cell>
          <table:table-cell table:style-name="ce2" office:value-type="string" calcext:value-type="string">
            <text:p><text:a xlink:href="https://2e.aonprd.com/Sources.aspx?ID=96" xlink:type="simple">Secrets of Magic</text:a> pg. 28</text:p>
            <text:p>1.1</text:p>
          </table:table-cell>
        </table:table-row>
        <table:table-row table:style-name="ro2">
          <table:table-cell table:style-name="ce2" office:value-type="string" calcext:value-type="string">
            <text:p><text:a xlink:href="https://2e.aonprd.com/Backgrounds.aspx?ID=231" xlink:type="simple">False Medium</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Charisma</text:p>
          </table:table-cell>
          <table:table-cell table:style-name="ce2" office:value-type="string" calcext:value-type="string">
            <text:p><text:a xlink:href="https://2e.aonprd.com/Skills.aspx?ID=11" xlink:type="simple">Occultism</text:a>, Fortune-Telling <text:a xlink:href="https://2e.aonprd.com/Skills.aspx?ID=8" xlink:type="simple">Lore</text:a></text:p>
          </table:table-cell>
          <table:table-cell table:style-name="ce2" office:value-type="string" calcext:value-type="string">
            <text:p><text:a xlink:href="https://2e.aonprd.com/Feats.aspx?ID=2120" xlink:type="simple">Deceptive Worship</text:a></text:p>
          </table:table-cell>
          <table:table-cell table:style-name="ce2" office:value-type="string" calcext:value-type="string">
            <text:p>Common</text:p>
          </table:table-cell>
          <table:table-cell table:style-name="ce2" office:value-type="string" calcext:value-type="string">
            <text:p>There are people in this world who possess the ability to pierce the veil between the world of the living and the world of the dead, allowing them to …</text:p>
          </table:table-cell>
          <table:table-cell table:style-name="ce2" office:value-type="string" calcext:value-type="string">
            <text:p><text:a xlink:href="https://2e.aonprd.com/Sources.aspx?ID=96" xlink:type="simple">Secrets of Magic</text:a> pg. 28</text:p>
            <text:p>1.1</text:p>
          </table:table-cell>
        </table:table-row>
        <table:table-row table:style-name="ro2">
          <table:table-cell table:style-name="ce2" office:value-type="string" calcext:value-type="string">
            <text:p><text:a xlink:href="https://2e.aonprd.com/Backgrounds.aspx?ID=232" xlink:type="simple">Magical Merchant</text:a></text:p>
          </table:table-cell>
          <table:table-cell table:style-name="ce2" office:value-type="string" calcext:value-type="string">
            <text:p>Expert</text:p>
          </table:table-cell>
          <table:table-cell table:style-name="ce2" office:value-type="string" calcext:value-type="string">
            <text:p>Intelligence, Wisdom</text:p>
          </table:table-cell>
          <table:table-cell table:style-name="ce2" office:value-type="string" calcext:value-type="string">
            <text:p><text:a xlink:href="https://2e.aonprd.com/Skills.aspx?ID=4" xlink:type="simple">Crafting</text:a>, Mercantile <text:a xlink:href="https://2e.aonprd.com/Skills.aspx?ID=8" xlink:type="simple">Lore</text:a></text:p>
          </table:table-cell>
          <table:table-cell table:style-name="ce2" office:value-type="string" calcext:value-type="string">
            <text:p><text:a xlink:href="https://2e.aonprd.com/Feats.aspx?ID=2118" xlink:type="simple">Crafter's Appraisal</text:a></text:p>
          </table:table-cell>
          <table:table-cell table:style-name="ce2" office:value-type="string" calcext:value-type="string">
            <text:p>Common</text:p>
          </table:table-cell>
          <table:table-cell table:style-name="ce2" office:value-type="string" calcext:value-type="string">
            <text:p>Selling magic items isn't like being an ordinary merchant. The wares you buy and sell are expensive, making each sale rare and lucrative. You've …</text:p>
          </table:table-cell>
          <table:table-cell table:style-name="ce2" office:value-type="string" calcext:value-type="string">
            <text:p><text:a xlink:href="https://2e.aonprd.com/Sources.aspx?ID=96" xlink:type="simple">Secrets of Magic</text:a> pg. 29</text:p>
            <text:p>1.1</text:p>
          </table:table-cell>
        </table:table-row>
        <table:table-row table:style-name="ro2">
          <table:table-cell table:style-name="ce2" office:value-type="string" calcext:value-type="string">
            <text:p><text:a xlink:href="https://2e.aonprd.com/Backgrounds.aspx?ID=233" xlink:type="simple">Magical Misfit</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Intelligence</text:p>
          </table:table-cell>
          <table:table-cell table:style-name="ce2" office:value-type="string" calcext:value-type="string">
            <text:p><text:a xlink:href="https://2e.aonprd.com/Skills.aspx?ID=2" xlink:type="simple">Arcana</text:a>, Underworld <text:a xlink:href="https://2e.aonprd.com/Skills.aspx?ID=8" xlink:type="simple">Lore</text:a></text:p>
          </table:table-cell>
          <table:table-cell table:style-name="ce2" office:value-type="string" calcext:value-type="string">
            <text:p><text:a xlink:href="https://2e.aonprd.com/Feats.aspx?ID=857" xlink:type="simple">Trick Magic Item</text:a></text:p>
          </table:table-cell>
          <table:table-cell table:style-name="ce2" office:value-type="string" calcext:value-type="string">
            <text:p>Common</text:p>
          </table:table-cell>
          <table:table-cell table:style-name="ce2" office:value-type="string" calcext:value-type="string">
            <text:p>You don't understand folks who claim that magical talent is some sort of burden or great responsibility; you've always used your magic to cause …</text:p>
          </table:table-cell>
          <table:table-cell table:style-name="ce2" office:value-type="string" calcext:value-type="string">
            <text:p><text:a xlink:href="https://2e.aonprd.com/Sources.aspx?ID=96" xlink:type="simple">Secrets of Magic</text:a> pg. 29</text:p>
            <text:p>1.1</text:p>
          </table:table-cell>
        </table:table-row>
        <table:table-row table:style-name="ro2">
          <table:table-cell table:style-name="ce2" office:value-type="string" calcext:value-type="string">
            <text:p><text:a xlink:href="https://2e.aonprd.com/Backgrounds.aspx?ID=234" xlink:type="simple">Musical Prodigy</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Charisma</text:p>
          </table:table-cell>
          <table:table-cell table:style-name="ce2" office:value-type="string" calcext:value-type="string">
            <text:p><text:a xlink:href="https://2e.aonprd.com/Skills.aspx?ID=12" xlink:type="simple">Performance</text:a>, Music <text:a xlink:href="https://2e.aonprd.com/Skills.aspx?ID=8" xlink:type="simple">Lore</text:a></text:p>
          </table:table-cell>
          <table:table-cell table:style-name="ce2" office:value-type="string" calcext:value-type="string">
            <text:p><text:a xlink:href="https://2e.aonprd.com/Feats.aspx?ID=862" xlink:type="simple">Virtuosic Performer</text:a></text:p>
          </table:table-cell>
          <table:table-cell table:style-name="ce2" office:value-type="string" calcext:value-type="string">
            <text:p>Common</text:p>
          </table:table-cell>
          <table:table-cell table:style-name="ce2" office:value-type="string" calcext:value-type="string">
            <text:p>Ever since you were young, you've been almost supernaturally skilled in a particular type of music. The people around you were sure you'd grow up to …</text:p>
          </table:table-cell>
          <table:table-cell table:style-name="ce2" office:value-type="string" calcext:value-type="string">
            <text:p><text:a xlink:href="https://2e.aonprd.com/Sources.aspx?ID=96" xlink:type="simple">Secrets of Magic</text:a> pg. 29</text:p>
            <text:p>1.1</text:p>
          </table:table-cell>
        </table:table-row>
        <table:table-row table:style-name="ro2">
          <table:table-cell table:style-name="ce2" office:value-type="string" calcext:value-type="string">
            <text:p><text:a xlink:href="https://2e.aonprd.com/Backgrounds.aspx?ID=235" xlink:type="simple">Occult Librarian</text:a></text:p>
          </table:table-cell>
          <table:table-cell table:style-name="ce2" office:value-type="string" calcext:value-type="string">
            <text:p>Expert</text:p>
          </table:table-cell>
          <table:table-cell table:style-name="ce2" office:value-type="string" calcext:value-type="string">
            <text:p>Intelligence, Wisdom</text:p>
          </table:table-cell>
          <table:table-cell table:style-name="ce2" office:value-type="string" calcext:value-type="string">
            <text:p><text:a xlink:href="https://2e.aonprd.com/Skills.aspx?ID=11" xlink:type="simple">Occultism</text:a>, Academia <text:a xlink:href="https://2e.aonprd.com/Skills.aspx?ID=8" xlink:type="simple">Lore</text:a></text:p>
          </table:table-cell>
          <table:table-cell table:style-name="ce2" office:value-type="string" calcext:value-type="string">
            <text:p><text:a xlink:href="https://2e.aonprd.com/Feats.aspx?ID=2148" xlink:type="simple">Schooled in Secrets</text:a></text:p>
          </table:table-cell>
          <table:table-cell table:style-name="ce2" office:value-type="string" calcext:value-type="string">
            <text:p>Common</text:p>
          </table:table-cell>
          <table:table-cell table:style-name="ce2" office:value-type="string" calcext:value-type="string">
            <text:p>Hours spent reading numerous compendiums dedicated to various occult topics honed your knowledge of these more obscure magical arts. You might have …</text:p>
          </table:table-cell>
          <table:table-cell table:style-name="ce2" office:value-type="string" calcext:value-type="string">
            <text:p><text:a xlink:href="https://2e.aonprd.com/Sources.aspx?ID=96" xlink:type="simple">Secrets of Magic</text:a> pg. 29</text:p>
            <text:p>1.1</text:p>
          </table:table-cell>
        </table:table-row>
        <table:table-row table:style-name="ro2">
          <table:table-cell table:style-name="ce2" office:value-type="string" calcext:value-type="string">
            <text:p><text:a xlink:href="https://2e.aonprd.com/Backgrounds.aspx?ID=236" xlink:type="simple">Plant Whisperer</text:a></text:p>
          </table:table-cell>
          <table:table-cell table:style-name="ce2" office:value-type="string" calcext:value-type="string">
            <text:p>Caster</text:p>
          </table:table-cell>
          <table:table-cell table:style-name="ce2" office:value-type="string" calcext:value-type="string">
            <text:p>Wisdom, Charisma</text:p>
          </table:table-cell>
          <table:table-cell table:style-name="ce2" office:value-type="string" calcext:value-type="string">
            <text:p><text:a xlink:href="https://2e.aonprd.com/Skills.aspx?ID=10" xlink:type="simple">Nature</text:a>, Plant <text:a xlink:href="https://2e.aonprd.com/Skills.aspx?ID=8" xlink:type="simple">Lore</text:a></text:p>
          </table:table-cell>
          <table:table-cell table:style-name="ce2" office:value-type="string" calcext:value-type="string">
            <text:p><text:a xlink:href="https://2e.aonprd.com/Feats.aspx?ID=815" xlink:type="simple">Natural Medicine</text:a></text:p>
          </table:table-cell>
          <table:table-cell table:style-name="ce2" office:value-type="string" calcext:value-type="string">
            <text:p>Common</text:p>
          </table:table-cell>
          <table:table-cell table:style-name="ce2" office:value-type="string" calcext:value-type="string">
            <text:p>You've always had a green thumb, allowing you to care for plants that others found too difficult to grow and tend with a skill that borders on the …</text:p>
          </table:table-cell>
          <table:table-cell table:style-name="ce2" office:value-type="string" calcext:value-type="string">
            <text:p><text:a xlink:href="https://2e.aonprd.com/Sources.aspx?ID=96" xlink:type="simple">Secrets of Magic</text:a> pg. 29</text:p>
            <text:p>1.1</text:p>
          </table:table-cell>
        </table:table-row>
        <table:table-row table:style-name="ro2">
          <table:table-cell table:style-name="ce2" office:value-type="string" calcext:value-type="string">
            <text:p><text:a xlink:href="https://2e.aonprd.com/Backgrounds.aspx?ID=237" xlink:type="simple">Street Preacher</text:a></text:p>
          </table:table-cell>
          <table:table-cell table:style-name="ce2" office:value-type="string" calcext:value-type="string">
            <text:p>Expert</text:p>
          </table:table-cell>
          <table:table-cell table:style-name="ce2" office:value-type="string" calcext:value-type="string">
            <text:p>Wisdom, Charisma</text:p>
          </table:table-cell>
          <table:table-cell table:style-name="ce2" office:value-type="string" calcext:value-type="string">
            <text:p><text:a xlink:href="https://2e.aonprd.com/Skills.aspx?ID=13" xlink:type="simple">Religion</text:a>, <text:a xlink:href="https://2e.aonprd.com/Skills.aspx?ID=8" xlink:type="simple">Lore</text:a> for your patron deity.</text:p>
          </table:table-cell>
          <table:table-cell table:style-name="ce2" office:value-type="string" calcext:value-type="string">
            <text:p><text:a xlink:href="https://2e.aonprd.com/Feats.aspx?ID=776" xlink:type="simple">Dubious Knowledge</text:a></text:p>
          </table:table-cell>
          <table:table-cell table:style-name="ce2" office:value-type="string" calcext:value-type="string">
            <text:p>Common</text:p>
          </table:table-cell>
          <table:table-cell table:style-name="ce2" office:value-type="string" calcext:value-type="string">
            <text:p>Forget the church orthodoxy and the stuffy cloisters— spreading the word of your god to the people is your calling. You've preached on the street …</text:p>
          </table:table-cell>
          <table:table-cell table:style-name="ce2" office:value-type="string" calcext:value-type="string">
            <text:p><text:a xlink:href="https://2e.aonprd.com/Sources.aspx?ID=96" xlink:type="simple">Secrets of Magic</text:a> pg. 29</text:p>
            <text:p>1.1</text:p>
          </table:table-cell>
        </table:table-row>
        <table:table-row table:style-name="ro2">
          <table:table-cell table:style-name="ce2" office:value-type="string" calcext:value-type="string">
            <text:p><text:a xlink:href="https://2e.aonprd.com/Backgrounds.aspx?ID=238" xlink:type="simple">Student of Magic</text:a></text:p>
          </table:table-cell>
          <table:table-cell table:style-name="ce2" office:value-type="string" calcext:value-type="string">
            <text:p>Caster</text:p>
          </table:table-cell>
          <table:table-cell table:style-name="ce2" office:value-type="string" calcext:value-type="string">
            <text:p>Intelligence, Wisdom</text:p>
          </table:table-cell>
          <table:table-cell table:style-name="ce2" office:value-type="string" calcext:value-type="string">
            <text:p>Academia <text:a xlink:href="https://2e.aonprd.com/Skills.aspx?ID=8" xlink:type="simple">Lore</text:a></text:p>
          </table:table-cell>
          <table:table-cell table:style-name="ce2" office:value-type="string" calcext:value-type="string">
            <text:p><text:a xlink:href="https://2e.aonprd.com/Feats.aspx?ID=834" xlink:type="simple">Recognize Spell</text:a></text:p>
          </table:table-cell>
          <table:table-cell table:style-name="ce2" office:value-type="string" calcext:value-type="string">
            <text:p>Common</text:p>
          </table:table-cell>
          <table:table-cell table:style-name="ce2" office:value-type="string" calcext:value-type="string">
            <text:p>You are currently enrolled at a school of magic, where you're learning the fundamentals of your magical tradition. Whether your adventuring occurs …</text:p>
          </table:table-cell>
          <table:table-cell table:style-name="ce2" office:value-type="string" calcext:value-type="string">
            <text:p><text:a xlink:href="https://2e.aonprd.com/Sources.aspx?ID=96" xlink:type="simple">Secrets of Magic</text:a> pg. 29</text:p>
            <text:p>1.1</text:p>
          </table:table-cell>
        </table:table-row>
        <table:table-row table:style-name="ro2">
          <table:table-cell table:style-name="ce2" office:value-type="string" calcext:value-type="string">
            <text:p><text:a xlink:href="https://2e.aonprd.com/Backgrounds.aspx?ID=239" xlink:type="simple">Anti-Magical</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Wisdom</text:p>
          </table:table-cell>
          <table:table-cell table:style-name="ce2" office:value-type="string" calcext:value-type="string">
            <text:p><text:a xlink:href="https://2e.aonprd.com/Skills.aspx?ID=8" xlink:type="simple">Lore</text:a> of your choice</text:p>
          </table:table-cell>
          <table:table-cell table:style-name="ce3"/>
          <table:table-cell table:style-name="ce2" office:value-type="string" calcext:value-type="string">
            <text:p>Rare</text:p>
          </table:table-cell>
          <table:table-cell table:style-name="ce2" office:value-type="string" calcext:value-type="string">
            <text:p>Magic has never worked quite right around you. Perhaps you have become a magic-user in spite of that, or perhaps you use your unique ability to fight …</text:p>
          </table:table-cell>
          <table:table-cell table:style-name="ce2" office:value-type="string" calcext:value-type="string">
            <text:p><text:a xlink:href="https://2e.aonprd.com/Sources.aspx?ID=96" xlink:type="simple">Secrets of Magic</text:a> pg. 30</text:p>
            <text:p>1.1</text:p>
          </table:table-cell>
        </table:table-row>
        <table:table-row table:style-name="ro2">
          <table:table-cell table:style-name="ce2" office:value-type="string" calcext:value-type="string">
            <text:p><text:a xlink:href="https://2e.aonprd.com/Backgrounds.aspx?ID=240" xlink:type="simple">Chosen One</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Charisma</text:p>
          </table:table-cell>
          <table:table-cell table:style-name="ce2" office:value-type="string" calcext:value-type="string">
            <text:p>Fortune-Teller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Your birth has fulfilled a prediction, and people close to you are counting on you to do great things. There's intense pressure on you to be up to …</text:p>
          </table:table-cell>
          <table:table-cell table:style-name="ce2" office:value-type="string" calcext:value-type="string">
            <text:p><text:a xlink:href="https://2e.aonprd.com/Sources.aspx?ID=96" xlink:type="simple">Secrets of Magic</text:a> pg. 30</text:p>
            <text:p>1.1</text:p>
          </table:table-cell>
        </table:table-row>
        <table:table-row table:style-name="ro2">
          <table:table-cell table:style-name="ce2" office:value-type="string" calcext:value-type="string">
            <text:p><text:a xlink:href="https://2e.aonprd.com/Backgrounds.aspx?ID=241" xlink:type="simple">Genie-Blessed</text:a></text:p>
          </table:table-cell>
          <table:table-cell table:style-name="ce2" office:value-type="string" calcext:value-type="string">
            <text:p><text:a xlink:href="https://2e.aonprd.com/PFS.aspx" xlink:type="simple"> </text:a></text:p>
          </table:table-cell>
          <table:table-cell table:style-name="ce2" office:value-type="string" calcext:value-type="string">
            <text:p>Charisma</text:p>
          </table:table-cell>
          <table:table-cell table:style-name="ce2" office:value-type="string" calcext:value-type="string">
            <text:p><text:a xlink:href="https://2e.aonprd.com/Skills.aspx?ID=6" xlink:type="simple">Diplomacy</text:a>, Genie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You've sought out a powerful genie and requested their blessing, hoping to increase your fortune. Your wish was vague, but fortune and the genie …</text:p>
          </table:table-cell>
          <table:table-cell table:style-name="ce2" office:value-type="string" calcext:value-type="string">
            <text:p><text:a xlink:href="https://2e.aonprd.com/Sources.aspx?ID=96" xlink:type="simple">Secrets of Magic</text:a> pg. 30</text:p>
            <text:p>1.1</text:p>
          </table:table-cell>
        </table:table-row>
        <table:table-row table:style-name="ro2">
          <table:table-cell table:style-name="ce2" office:value-type="string" calcext:value-type="string">
            <text:p><text:a xlink:href="https://2e.aonprd.com/Backgrounds.aspx?ID=242" xlink:type="simple">Magical Experiment</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text:p>
          </table:table-cell>
          <table:table-cell table:style-name="ce2" office:value-type="string" calcext:value-type="string">
            <text:p><text:a xlink:href="https://2e.aonprd.com/Skills.aspx?ID=11" xlink:type="simple">Occultism</text:a>, Academia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At some point in your life, powerful people performed magical experiments on you that changed you permanently. You may have signed up for this …</text:p>
          </table:table-cell>
          <table:table-cell table:style-name="ce2" office:value-type="string" calcext:value-type="string">
            <text:p><text:a xlink:href="https://2e.aonprd.com/Sources.aspx?ID=96" xlink:type="simple">Secrets of Magic</text:a> pg. 30</text:p>
            <text:p>1.1</text:p>
          </table:table-cell>
        </table:table-row>
        <table:table-row table:style-name="ro2">
          <table:table-cell table:style-name="ce2" office:value-type="string" calcext:value-type="string">
            <text:p><text:a xlink:href="https://2e.aonprd.com/Backgrounds.aspx?ID=243" xlink:type="simple">Seer of the Dead</text:a></text:p>
          </table:table-cell>
          <table:table-cell table:style-name="ce2" office:value-type="string" calcext:value-type="string">
            <text:p>Caster</text:p>
          </table:table-cell>
          <table:table-cell table:style-name="ce2" office:value-type="string" calcext:value-type="string">
            <text:p>Constitution, Wisdom</text:p>
          </table:table-cell>
          <table:table-cell table:style-name="ce2" office:value-type="string" calcext:value-type="string">
            <text:p><text:a xlink:href="https://2e.aonprd.com/Skills.aspx?ID=13" xlink:type="simple">Religion</text:a>, Undead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You have long been gifted with the ability to see and speak with the departed. This could have manifested at your birth or when a chance encounter …</text:p>
          </table:table-cell>
          <table:table-cell table:style-name="ce2" office:value-type="string" calcext:value-type="string">
            <text:p><text:a xlink:href="https://2e.aonprd.com/Sources.aspx?ID=96" xlink:type="simple">Secrets of Magic</text:a> pg. 31</text:p>
            <text:p>1.1</text:p>
          </table:table-cell>
        </table:table-row>
        <table:table-row table:style-name="ro2">
          <table:table-cell table:style-name="ce2" office:value-type="string" calcext:value-type="string">
            <text:p><text:a xlink:href="https://2e.aonprd.com/Backgrounds.aspx?ID=244" xlink:type="simple">Song of the Deep</text:a></text:p>
          </table:table-cell>
          <table:table-cell table:style-name="ce2" office:value-type="string" calcext:value-type="string">
            <text:p><text:a xlink:href="https://2e.aonprd.com/PFS.aspx" xlink:type="simple"> </text:a></text:p>
          </table:table-cell>
          <table:table-cell table:style-name="ce3" office:value-type="string" calcext:value-type="string">
            <text:p/>
          </table:table-cell>
          <table:table-cell table:style-name="ce2" office:value-type="string" calcext:value-type="string">
            <text:p><text:a xlink:href="https://2e.aonprd.com/Skills.aspx?ID=3" xlink:type="simple">Athletics</text:a>, Ocean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During a sea voyage, you washed overboard, ingested sea water, and drowned. Merfolk, kelpies, sea serpents, or another magical denizen of the sea …</text:p>
          </table:table-cell>
          <table:table-cell table:style-name="ce2" office:value-type="string" calcext:value-type="string">
            <text:p><text:a xlink:href="https://2e.aonprd.com/Sources.aspx?ID=96" xlink:type="simple">Secrets of Magic</text:a> pg. 31</text:p>
            <text:p>1.1</text:p>
          </table:table-cell>
        </table:table-row>
        <table:table-row table:style-name="ro2">
          <table:table-cell table:style-name="ce2" office:value-type="string" calcext:value-type="string">
            <text:p><text:a xlink:href="https://2e.aonprd.com/Backgrounds.aspx?ID=245" xlink:type="simple">Time Traveler</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Intelligence</text:p>
          </table:table-cell>
          <table:table-cell table:style-name="ce3" table:number-columns-repeated="2"/>
          <table:table-cell table:style-name="ce2" office:value-type="string" calcext:value-type="string">
            <text:p>Rare</text:p>
          </table:table-cell>
          <table:table-cell table:style-name="ce2" office:value-type="string" calcext:value-type="string">
            <text:p>You come from a different time. Whether by your own doing or a terrible accident, powerful magic has resulted in you coming to this time from the …</text:p>
          </table:table-cell>
          <table:table-cell table:style-name="ce2" office:value-type="string" calcext:value-type="string">
            <text:p><text:a xlink:href="https://2e.aonprd.com/Sources.aspx?ID=96" xlink:type="simple">Secrets of Magic</text:a> pg. 31</text:p>
            <text:p>1.1</text:p>
          </table:table-cell>
        </table:table-row>
        <table:table-row table:style-name="ro2">
          <table:table-cell table:style-name="ce2" office:value-type="string" calcext:value-type="string">
            <text:p><text:a xlink:href="https://2e.aonprd.com/Backgrounds.aspx?ID=246" xlink:type="simple">Energy Scarred</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text:p>
          </table:table-cell>
          <table:table-cell table:style-name="ce2" office:value-type="string" calcext:value-type="string">
            <text:p><text:a xlink:href="https://2e.aonprd.com/Skills.aspx?ID=8" xlink:type="simple">Lore</text:a> associated with the chosen energy (such as Fire Lore)</text:p>
          </table:table-cell>
          <table:table-cell table:style-name="ce3"/>
          <table:table-cell table:style-name="ce2" office:value-type="string" calcext:value-type="string">
            <text:p>Rare</text:p>
          </table:table-cell>
          <table:table-cell table:style-name="ce2" office:value-type="string" calcext:value-type="string">
            <text:p>Exposure to a significant magical event overloaded you with magical energy. Perhaps you were exposed to dangerous levels of magical energy that left …</text:p>
          </table:table-cell>
          <table:table-cell table:style-name="ce2" office:value-type="string" calcext:value-type="string">
            <text:p><text:a xlink:href="https://2e.aonprd.com/Sources.aspx?ID=96" xlink:type="simple">Secrets of Magic</text:a> pg. 219</text:p>
            <text:p>1.1</text:p>
          </table:table-cell>
        </table:table-row>
        <table:table-row table:style-name="ro2">
          <table:table-cell table:style-name="ce2" office:value-type="string" calcext:value-type="string">
            <text:p><text:a xlink:href="https://2e.aonprd.com/Backgrounds.aspx?ID=247" xlink:type="simple">Mystic Tutor</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Wisdom</text:p>
          </table:table-cell>
          <table:table-cell table:style-name="ce2" office:value-type="string" calcext:value-type="string">
            <text:p><text:a xlink:href="https://2e.aonprd.com/Skills.aspx?ID=2" xlink:type="simple">Arcana</text:a> or <text:a xlink:href="https://2e.aonprd.com/Skills.aspx?ID=11" xlink:type="simple">Occultism</text:a>, Academia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You spent years predicting, identifying, and harnessing the innate magical talents of those around you. A magic-rich world has taught you that you …</text:p>
          </table:table-cell>
          <table:table-cell table:style-name="ce2" office:value-type="string" calcext:value-type="string">
            <text:p><text:a xlink:href="https://2e.aonprd.com/Sources.aspx?ID=96" xlink:type="simple">Secrets of Magic</text:a> pg. 219</text:p>
            <text:p>1.1</text:p>
          </table:table-cell>
        </table:table-row>
        <table:table-row table:style-name="ro2">
          <table:table-cell table:style-name="ce2" office:value-type="string" calcext:value-type="string">
            <text:p><text:a xlink:href="https://2e.aonprd.com/Backgrounds.aspx?ID=248" xlink:type="simple">Surge Investigator</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Wisdom</text:p>
          </table:table-cell>
          <table:table-cell table:style-name="ce2" office:value-type="string" calcext:value-type="string">
            <text:p><text:a xlink:href="https://2e.aonprd.com/Skills.aspx?ID=10" xlink:type="simple">Nature</text:a> or <text:a xlink:href="https://2e.aonprd.com/Skills.aspx?ID=11" xlink:type="simple">Occultism</text:a>, Magical Terrain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From rivers that charm all who come near to forests that speak through dream messages, you have seen and studied many kinds of magical terrain. The …</text:p>
          </table:table-cell>
          <table:table-cell table:style-name="ce2" office:value-type="string" calcext:value-type="string">
            <text:p><text:a xlink:href="https://2e.aonprd.com/Sources.aspx?ID=96" xlink:type="simple">Secrets of Magic</text:a> pg. 219</text:p>
            <text:p>1.1</text:p>
          </table:table-cell>
        </table:table-row>
        <table:table-row table:style-name="ro2">
          <table:table-cell table:style-name="ce2" office:value-type="string" calcext:value-type="string">
            <text:p><text:a xlink:href="https://2e.aonprd.com/Backgrounds.aspx?ID=249" xlink:type="simple">Anti-Tech Activist</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Charisma</text:p>
          </table:table-cell>
          <table:table-cell table:style-name="ce2" office:value-type="string" calcext:value-type="string">
            <text:p><text:a xlink:href="https://2e.aonprd.com/Skills.aspx?ID=7" xlink:type="simple">Intimidation</text:a>, Guild <text:a xlink:href="https://2e.aonprd.com/Skills.aspx?ID=8" xlink:type="simple">Lore</text:a></text:p>
          </table:table-cell>
          <table:table-cell table:style-name="ce2" office:value-type="string" calcext:value-type="string">
            <text:p><text:a xlink:href="https://2e.aonprd.com/Feats.aspx?ID=788" xlink:type="simple">Group Coercion</text:a></text:p>
          </table:table-cell>
          <table:table-cell table:style-name="ce2" office:value-type="string" calcext:value-type="string">
            <text:p>Common</text:p>
          </table:table-cell>
          <table:table-cell table:style-name="ce2" office:value-type="string" calcext:value-type="string">
            <text:p>You've seen the sorts of things that technology brings— polluted environments, workers put out of their jobs or horribly injured, and the slow …</text:p>
          </table:table-cell>
          <table:table-cell table:style-name="ce2" office:value-type="string" calcext:value-type="string">
            <text:p><text:a xlink:href="https://2e.aonprd.com/Sources.aspx?ID=98" xlink:type="simple">Guns &amp; Gears</text:a> pg. 44</text:p>
          </table:table-cell>
        </table:table-row>
        <table:table-row table:style-name="ro2">
          <table:table-cell table:style-name="ce2" office:value-type="string" calcext:value-type="string">
            <text:p><text:a xlink:href="https://2e.aonprd.com/Backgrounds.aspx?ID=250" xlink:type="simple">Clockfighter</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Charisma</text:p>
          </table:table-cell>
          <table:table-cell table:style-name="ce2" office:value-type="string" calcext:value-type="string">
            <text:p><text:a xlink:href="https://2e.aonprd.com/Skills.aspx?ID=4" xlink:type="simple">Crafting</text:a>, Gladiatorial <text:a xlink:href="https://2e.aonprd.com/Skills.aspx?ID=8" xlink:type="simple">Lore</text:a></text:p>
          </table:table-cell>
          <table:table-cell table:style-name="ce2" office:value-type="string" calcext:value-type="string">
            <text:p><text:a xlink:href="https://2e.aonprd.com/Feats.aspx?ID=778" xlink:type="simple">Experienced Professional</text:a></text:p>
          </table:table-cell>
          <table:table-cell table:style-name="ce2" office:value-type="string" calcext:value-type="string">
            <text:p>Common</text:p>
          </table:table-cell>
          <table:table-cell table:style-name="ce2" office:value-type="string" calcext:value-type="string">
            <text:p>While others choose to use their engineering ability to heal the injured or make brilliant innovations, you've used your skill to repair and modify …</text:p>
          </table:table-cell>
          <table:table-cell table:style-name="ce2" office:value-type="string" calcext:value-type="string">
            <text:p><text:a xlink:href="https://2e.aonprd.com/Sources.aspx?ID=98" xlink:type="simple">Guns &amp; Gears</text:a> pg. 44</text:p>
          </table:table-cell>
        </table:table-row>
        <table:table-row table:style-name="ro2">
          <table:table-cell table:style-name="ce2" office:value-type="string" calcext:value-type="string">
            <text:p><text:a xlink:href="https://2e.aonprd.com/Backgrounds.aspx?ID=251" xlink:type="simple">Clockwork Researcher</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Intelligence</text:p>
          </table:table-cell>
          <table:table-cell table:style-name="ce2" office:value-type="string" calcext:value-type="string">
            <text:p><text:a xlink:href="https://2e.aonprd.com/Skills.aspx?ID=14" xlink:type="simple">Society</text:a>, Engineering <text:a xlink:href="https://2e.aonprd.com/Skills.aspx?ID=8" xlink:type="simple">Lore</text:a></text:p>
          </table:table-cell>
          <table:table-cell table:style-name="ce2" office:value-type="string" calcext:value-type="string">
            <text:p><text:a xlink:href="https://2e.aonprd.com/Feats.aspx?ID=2127" xlink:type="simple">Eye for Numbers</text:a></text:p>
          </table:table-cell>
          <table:table-cell table:style-name="ce2" office:value-type="string" calcext:value-type="string">
            <text:p>Common</text:p>
          </table:table-cell>
          <table:table-cell table:style-name="ce2" office:value-type="string" calcext:value-type="string">
            <text:p>New forms of clockwork technology are incredibly interesting to you, and you've been studying examples of them to see where else they might be best …</text:p>
          </table:table-cell>
          <table:table-cell table:style-name="ce2" office:value-type="string" calcext:value-type="string">
            <text:p><text:a xlink:href="https://2e.aonprd.com/Sources.aspx?ID=98" xlink:type="simple">Guns &amp; Gears</text:a> pg. 44</text:p>
          </table:table-cell>
        </table:table-row>
        <table:table-row table:style-name="ro2">
          <table:table-cell table:style-name="ce2" office:value-type="string" calcext:value-type="string">
            <text:p><text:a xlink:href="https://2e.aonprd.com/Backgrounds.aspx?ID=252" xlink:type="simple">Codebreaker</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Wisdom</text:p>
          </table:table-cell>
          <table:table-cell table:style-name="ce2" office:value-type="string" calcext:value-type="string">
            <text:p><text:a xlink:href="https://2e.aonprd.com/Skills.aspx?ID=14" xlink:type="simple">Society</text:a>, Cryptography <text:a xlink:href="https://2e.aonprd.com/Skills.aspx?ID=8" xlink:type="simple">Lore</text:a></text:p>
          </table:table-cell>
          <table:table-cell table:style-name="ce2" office:value-type="string" calcext:value-type="string">
            <text:p><text:a xlink:href="https://2e.aonprd.com/Feats.aspx?ID=2129" xlink:type="simple">Glean Contents</text:a></text:p>
          </table:table-cell>
          <table:table-cell table:style-name="ce2" office:value-type="string" calcext:value-type="string">
            <text:p>Common</text:p>
          </table:table-cell>
          <table:table-cell table:style-name="ce2" office:value-type="string" calcext:value-type="string">
            <text:p>Whether you're employed by a military organization to decipher coded messages sent by enemy factions or work independently to crack an enigma created …</text:p>
          </table:table-cell>
          <table:table-cell table:style-name="ce2" office:value-type="string" calcext:value-type="string">
            <text:p><text:a xlink:href="https://2e.aonprd.com/Sources.aspx?ID=98" xlink:type="simple">Guns &amp; Gears</text:a> pg. 44</text:p>
          </table:table-cell>
        </table:table-row>
        <table:table-row table:style-name="ro2">
          <table:table-cell table:style-name="ce2" office:value-type="string" calcext:value-type="string">
            <text:p><text:a xlink:href="https://2e.aonprd.com/Backgrounds.aspx?ID=253" xlink:type="simple">Disciple of the Gear</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Wisdom</text:p>
          </table:table-cell>
          <table:table-cell table:style-name="ce2" office:value-type="string" calcext:value-type="string">
            <text:p><text:a xlink:href="https://2e.aonprd.com/Skills.aspx?ID=4" xlink:type="simple">Crafting</text:a>, <text:a xlink:href="https://2e.aonprd.com/Skills.aspx?ID=8" xlink:type="simple">Lore</text:a> for the deity you worship.</text:p>
          </table:table-cell>
          <table:table-cell table:style-name="ce2" office:value-type="string" calcext:value-type="string">
            <text:p><text:a xlink:href="https://2e.aonprd.com/Feats.aspx?ID=827" xlink:type="simple">Quick Repair</text:a></text:p>
          </table:table-cell>
          <table:table-cell table:style-name="ce2" office:value-type="string" calcext:value-type="string">
            <text:p>Common</text:p>
          </table:table-cell>
          <table:table-cell table:style-name="ce2" office:value-type="string" calcext:value-type="string">
            <text:p>While many regard science and faith as incompatible, you believe scientific advancement is your deity's will. Perhaps you're a follower of Brigh , …</text:p>
          </table:table-cell>
          <table:table-cell table:style-name="ce2" office:value-type="string" calcext:value-type="string">
            <text:p><text:a xlink:href="https://2e.aonprd.com/Sources.aspx?ID=98" xlink:type="simple">Guns &amp; Gears</text:a> pg. 45</text:p>
          </table:table-cell>
        </table:table-row>
        <table:table-row table:style-name="ro2">
          <table:table-cell table:style-name="ce2" office:value-type="string" calcext:value-type="string">
            <text:p><text:a xlink:href="https://2e.aonprd.com/Backgrounds.aspx?ID=254" xlink:type="simple">Driver</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Dexterity</text:p>
          </table:table-cell>
          <table:table-cell table:style-name="ce2" office:value-type="string" calcext:value-type="string">
            <text:p><text:a xlink:href="https://2e.aonprd.com/Skills.aspx?ID=1" xlink:type="simple">Acrobatics</text:a>, Piloting <text:a xlink:href="https://2e.aonprd.com/Skills.aspx?ID=8" xlink:type="simple">Lore</text:a></text:p>
          </table:table-cell>
          <table:table-cell table:style-name="ce2" office:value-type="string" calcext:value-type="string">
            <text:p><text:a xlink:href="https://2e.aonprd.com/Feats.aspx?ID=756" xlink:type="simple">Assurance</text:a></text:p>
          </table:table-cell>
          <table:table-cell table:style-name="ce2" office:value-type="string" calcext:value-type="string">
            <text:p>Common</text:p>
          </table:table-cell>
          <table:table-cell table:style-name="ce2" office:value-type="string" calcext:value-type="string">
            <text:p>You practically live behind the controls of a vehicle, and can handle just about anything the road, waves, and sky can throw at you. You likely …</text:p>
          </table:table-cell>
          <table:table-cell table:style-name="ce2" office:value-type="string" calcext:value-type="string">
            <text:p><text:a xlink:href="https://2e.aonprd.com/Sources.aspx?ID=98" xlink:type="simple">Guns &amp; Gears</text:a> pg. 45</text:p>
          </table:table-cell>
        </table:table-row>
        <table:table-row table:style-name="ro2">
          <table:table-cell table:style-name="ce2" office:value-type="string" calcext:value-type="string">
            <text:p><text:a xlink:href="https://2e.aonprd.com/Backgrounds.aspx?ID=255" xlink:type="simple">Hounded Thief</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Wisdom</text:p>
          </table:table-cell>
          <table:table-cell table:style-name="ce2" office:value-type="string" calcext:value-type="string">
            <text:p><text:a xlink:href="https://2e.aonprd.com/Skills.aspx?ID=17" xlink:type="simple">Thievery</text:a>, Underworld <text:a xlink:href="https://2e.aonprd.com/Skills.aspx?ID=8" xlink:type="simple">Lore</text:a></text:p>
          </table:table-cell>
          <table:table-cell table:style-name="ce2" office:value-type="string" calcext:value-type="string">
            <text:p><text:a xlink:href="https://2e.aonprd.com/Feats.aspx?ID=818" xlink:type="simple">Pickpocket</text:a></text:p>
          </table:table-cell>
          <table:table-cell table:style-name="ce2" office:value-type="string" calcext:value-type="string">
            <text:p>Common</text:p>
          </table:table-cell>
          <table:table-cell table:style-name="ce2" office:value-type="string" calcext:value-type="string">
            <text:p>Some time ago, you stole a unique item from a strange individual. It might have been a piece of clockwork from a far-off land or some other bit of …</text:p>
          </table:table-cell>
          <table:table-cell table:style-name="ce2" office:value-type="string" calcext:value-type="string">
            <text:p><text:a xlink:href="https://2e.aonprd.com/Sources.aspx?ID=98" xlink:type="simple">Guns &amp; Gears</text:a> pg. 45</text:p>
          </table:table-cell>
        </table:table-row>
        <table:table-row table:style-name="ro2">
          <table:table-cell table:style-name="ce2" office:value-type="string" calcext:value-type="string">
            <text:p><text:a xlink:href="https://2e.aonprd.com/Backgrounds.aspx?ID=256" xlink:type="simple">Junker</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Wisdom</text:p>
          </table:table-cell>
          <table:table-cell table:style-name="ce2" office:value-type="string" calcext:value-type="string">
            <text:p><text:a xlink:href="https://2e.aonprd.com/Skills.aspx?ID=3" xlink:type="simple">Athletics</text:a>, <text:a xlink:href="https://2e.aonprd.com/Skills.aspx?ID=8" xlink:type="simple">Lore</text:a> of the terrain in which you scavenge.</text:p>
          </table:table-cell>
          <table:table-cell table:style-name="ce2" office:value-type="string" calcext:value-type="string">
            <text:p><text:a xlink:href="https://2e.aonprd.com/Feats.aspx?ID=790" xlink:type="simple">Hefty Hauler</text:a></text:p>
          </table:table-cell>
          <table:table-cell table:style-name="ce2" office:value-type="string" calcext:value-type="string">
            <text:p>Common</text:p>
          </table:table-cell>
          <table:table-cell table:style-name="ce2" office:value-type="string" calcext:value-type="string">
            <text:p>You live on the outskirts of civilization, combing through the detritus left behind for interesting trinkets to sell or use in your own crafting. …</text:p>
          </table:table-cell>
          <table:table-cell table:style-name="ce2" office:value-type="string" calcext:value-type="string">
            <text:p><text:a xlink:href="https://2e.aonprd.com/Sources.aspx?ID=98" xlink:type="simple">Guns &amp; Gears</text:a> pg. 45</text:p>
          </table:table-cell>
        </table:table-row>
        <table:table-row table:style-name="ro2">
          <table:table-cell table:style-name="ce2" office:value-type="string" calcext:value-type="string">
            <text:p><text:a xlink:href="https://2e.aonprd.com/Backgrounds.aspx?ID=257" xlink:type="simple">Mechanic</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Intelligence</text:p>
          </table:table-cell>
          <table:table-cell table:style-name="ce2" office:value-type="string" calcext:value-type="string">
            <text:p><text:a xlink:href="https://2e.aonprd.com/Skills.aspx?ID=4" xlink:type="simple">Crafting</text:a>, Engineering <text:a xlink:href="https://2e.aonprd.com/Skills.aspx?ID=8" xlink:type="simple">Lore</text:a></text:p>
          </table:table-cell>
          <table:table-cell table:style-name="ce2" office:value-type="string" calcext:value-type="string">
            <text:p><text:a xlink:href="https://2e.aonprd.com/Feats.aspx?ID=827" xlink:type="simple">Quick Repair</text:a></text:p>
          </table:table-cell>
          <table:table-cell table:style-name="ce2" office:value-type="string" calcext:value-type="string">
            <text:p>Common</text:p>
          </table:table-cell>
          <table:table-cell table:style-name="ce2" office:value-type="string" calcext:value-type="string">
            <text:p>The intricate inner workings of machines are no stranger to you. Whether they are mundane devices or complex clockworks, you know what makes them …</text:p>
          </table:table-cell>
          <table:table-cell table:style-name="ce2" office:value-type="string" calcext:value-type="string">
            <text:p><text:a xlink:href="https://2e.aonprd.com/Sources.aspx?ID=98" xlink:type="simple">Guns &amp; Gears</text:a> pg. 45</text:p>
          </table:table-cell>
        </table:table-row>
        <table:table-row table:style-name="ro2">
          <table:table-cell table:style-name="ce2" office:value-type="string" calcext:value-type="string">
            <text:p><text:a xlink:href="https://2e.aonprd.com/Backgrounds.aspx?ID=258" xlink:type="simple">Medicinal Clocksmith</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Wisdom</text:p>
          </table:table-cell>
          <table:table-cell table:style-name="ce2" office:value-type="string" calcext:value-type="string">
            <text:p><text:a xlink:href="https://2e.aonprd.com/Skills.aspx?ID=9" xlink:type="simple">Medicine</text:a>, Engineering <text:a xlink:href="https://2e.aonprd.com/Skills.aspx?ID=8" xlink:type="simple">Lore</text:a></text:p>
          </table:table-cell>
          <table:table-cell table:style-name="ce2" office:value-type="string" calcext:value-type="string">
            <text:p><text:a xlink:href="https://2e.aonprd.com/Feats.aspx?ID=2146" xlink:type="simple">Risky Surgery</text:a></text:p>
          </table:table-cell>
          <table:table-cell table:style-name="ce2" office:value-type="string" calcext:value-type="string">
            <text:p>Common</text:p>
          </table:table-cell>
          <table:table-cell table:style-name="ce2" office:value-type="string" calcext:value-type="string">
            <text:p>While others might have looked to clockwork as a mechanical innovation, you see the potential in the technology to improve the health of patients. …</text:p>
          </table:table-cell>
          <table:table-cell table:style-name="ce2" office:value-type="string" calcext:value-type="string">
            <text:p><text:a xlink:href="https://2e.aonprd.com/Sources.aspx?ID=98" xlink:type="simple">Guns &amp; Gears</text:a> pg. 45</text:p>
          </table:table-cell>
        </table:table-row>
        <table:table-row table:style-name="ro2">
          <table:table-cell table:style-name="ce2" office:value-type="string" calcext:value-type="string">
            <text:p><text:a xlink:href="https://2e.aonprd.com/Backgrounds.aspx?ID=259" xlink:type="simple">Printer</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Charisma</text:p>
          </table:table-cell>
          <table:table-cell table:style-name="ce2" office:value-type="string" calcext:value-type="string">
            <text:p><text:a xlink:href="https://2e.aonprd.com/Skills.aspx?ID=14" xlink:type="simple">Society</text:a>, Scribing <text:a xlink:href="https://2e.aonprd.com/Skills.aspx?ID=8" xlink:type="simple">Lore</text:a></text:p>
          </table:table-cell>
          <table:table-cell table:style-name="ce2" office:value-type="string" calcext:value-type="string">
            <text:p><text:a xlink:href="https://2e.aonprd.com/Feats.aspx?ID=814" xlink:type="simple">Multilingual</text:a></text:p>
          </table:table-cell>
          <table:table-cell table:style-name="ce2" office:value-type="string" calcext:value-type="string">
            <text:p>Common</text:p>
          </table:table-cell>
          <table:table-cell table:style-name="ce2" office:value-type="string" calcext:value-type="string">
            <text:p>Keeping your finger on the pulse of the city, you write a small news broadsheet to sell on street corners. You rent the use of a printing press to …</text:p>
          </table:table-cell>
          <table:table-cell table:style-name="ce2" office:value-type="string" calcext:value-type="string">
            <text:p><text:a xlink:href="https://2e.aonprd.com/Sources.aspx?ID=98" xlink:type="simple">Guns &amp; Gears</text:a> pg. 45</text:p>
          </table:table-cell>
        </table:table-row>
        <table:table-row table:style-name="ro2">
          <table:table-cell table:style-name="ce2" office:value-type="string" calcext:value-type="string">
            <text:p><text:a xlink:href="https://2e.aonprd.com/Backgrounds.aspx?ID=260" xlink:type="simple">Saboteur</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Dexterity</text:p>
          </table:table-cell>
          <table:table-cell table:style-name="ce2" office:value-type="string" calcext:value-type="string">
            <text:p><text:a xlink:href="https://2e.aonprd.com/Skills.aspx?ID=17" xlink:type="simple">Thievery</text:a>, Engineering <text:a xlink:href="https://2e.aonprd.com/Skills.aspx?ID=8" xlink:type="simple">Lore</text:a></text:p>
          </table:table-cell>
          <table:table-cell table:style-name="ce2" office:value-type="string" calcext:value-type="string">
            <text:p><text:a xlink:href="https://2e.aonprd.com/Feats.aspx?ID=2116" xlink:type="simple">Concealing Legerdemain</text:a></text:p>
          </table:table-cell>
          <table:table-cell table:style-name="ce2" office:value-type="string" calcext:value-type="string">
            <text:p>Common</text:p>
          </table:table-cell>
          <table:table-cell table:style-name="ce2" office:value-type="string" calcext:value-type="string">
            <text:p>Whether you do it for personal enjoyment or at the behest of a mercenary company or military organization, you have a knack for destroying things. …</text:p>
          </table:table-cell>
          <table:table-cell table:style-name="ce2" office:value-type="string" calcext:value-type="string">
            <text:p><text:a xlink:href="https://2e.aonprd.com/Sources.aspx?ID=98" xlink:type="simple">Guns &amp; Gears</text:a> pg. 45</text:p>
          </table:table-cell>
        </table:table-row>
        <table:table-row table:style-name="ro2">
          <table:table-cell table:style-name="ce2" office:value-type="string" calcext:value-type="string">
            <text:p><text:a xlink:href="https://2e.aonprd.com/Backgrounds.aspx?ID=261" xlink:type="simple">Toymaker</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Charisma</text:p>
          </table:table-cell>
          <table:table-cell table:style-name="ce2" office:value-type="string" calcext:value-type="string">
            <text:p><text:a xlink:href="https://2e.aonprd.com/Skills.aspx?ID=4" xlink:type="simple">Crafting</text:a>, Mercantile <text:a xlink:href="https://2e.aonprd.com/Skills.aspx?ID=8" xlink:type="simple">Lore</text:a></text:p>
          </table:table-cell>
          <table:table-cell table:style-name="ce2" office:value-type="string" calcext:value-type="string">
            <text:p><text:a xlink:href="https://2e.aonprd.com/Feats.aspx?ID=844" xlink:type="simple">Specialty Crafting</text:a></text:p>
          </table:table-cell>
          <table:table-cell table:style-name="ce2" office:value-type="string" calcext:value-type="string">
            <text:p>Common</text:p>
          </table:table-cell>
          <table:table-cell table:style-name="ce2" office:value-type="string" calcext:value-type="string">
            <text:p>You delight in making little trinkets for children of all ages, and seeing their faces light up thanks to one of your creations brings joy to your …</text:p>
          </table:table-cell>
          <table:table-cell table:style-name="ce2" office:value-type="string" calcext:value-type="string">
            <text:p><text:a xlink:href="https://2e.aonprd.com/Sources.aspx?ID=98" xlink:type="simple">Guns &amp; Gears</text:a> pg. 45</text:p>
          </table:table-cell>
        </table:table-row>
        <table:table-row table:style-name="ro2">
          <table:table-cell table:style-name="ce2" office:value-type="string" calcext:value-type="string">
            <text:p><text:a xlink:href="https://2e.aonprd.com/Backgrounds.aspx?ID=262" xlink:type="simple">Discarded Duplicate</text:a></text:p>
          </table:table-cell>
          <table:table-cell table:style-name="ce2" office:value-type="string" calcext:value-type="string">
            <text:p><text:a xlink:href="https://2e.aonprd.com/PFS.aspx" xlink:type="simple"> </text:a></text:p>
          </table:table-cell>
          <table:table-cell table:style-name="ce3" table:number-columns-repeated="3"/>
          <table:table-cell table:style-name="ce2" office:value-type="string" calcext:value-type="string">
            <text:p>Rare</text:p>
          </table:table-cell>
          <table:table-cell table:style-name="ce2" office:value-type="string" calcext:value-type="string">
            <text:p>Someone created you for a specific purpose. Some important person, be they a storied royal, a contentious politician, or a stark military leader, …</text:p>
          </table:table-cell>
          <table:table-cell table:style-name="ce2" office:value-type="string" calcext:value-type="string">
            <text:p><text:a xlink:href="https://2e.aonprd.com/Sources.aspx?ID=98" xlink:type="simple">Guns &amp; Gears</text:a> pg. 46</text:p>
          </table:table-cell>
        </table:table-row>
        <table:table-row table:style-name="ro2">
          <table:table-cell table:style-name="ce2" office:value-type="string" calcext:value-type="string">
            <text:p><text:a xlink:href="https://2e.aonprd.com/Backgrounds.aspx?ID=263" xlink:type="simple">Mechanical Symbiosis</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Wisdom</text:p>
          </table:table-cell>
          <table:table-cell table:style-name="ce2" office:value-type="string" calcext:value-type="string">
            <text:p><text:a xlink:href="https://2e.aonprd.com/Skills.aspx?ID=2" xlink:type="simple">Arcana</text:a></text:p>
          </table:table-cell>
          <table:table-cell table:style-name="ce3"/>
          <table:table-cell table:style-name="ce2" office:value-type="string" calcext:value-type="string">
            <text:p>Rare</text:p>
          </table:table-cell>
          <table:table-cell table:style-name="ce2" office:value-type="string" calcext:value-type="string">
            <text:p>Whether you purposefully took it on or had it thrust upon you, a bronze, clockwork object latched onto some part of your body. It may have sunk its …</text:p>
          </table:table-cell>
          <table:table-cell table:style-name="ce2" office:value-type="string" calcext:value-type="string">
            <text:p><text:a xlink:href="https://2e.aonprd.com/Sources.aspx?ID=98" xlink:type="simple">Guns &amp; Gears</text:a> pg. 46</text:p>
          </table:table-cell>
        </table:table-row>
        <table:table-row table:style-name="ro2">
          <table:table-cell table:style-name="ce2" office:value-type="string" calcext:value-type="string">
            <text:p><text:a xlink:href="https://2e.aonprd.com/Backgrounds.aspx?ID=264" xlink:type="simple">Saved by Clockwork</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Intelligence</text:p>
          </table:table-cell>
          <table:table-cell table:style-name="ce2" office:value-type="string" calcext:value-type="string">
            <text:p><text:a xlink:href="https://2e.aonprd.com/Skills.aspx?ID=4" xlink:type="simple">Crafting</text:a></text:p>
          </table:table-cell>
          <table:table-cell table:style-name="ce3"/>
          <table:table-cell table:style-name="ce2" office:value-type="string" calcext:value-type="string">
            <text:p>Rare</text:p>
          </table:table-cell>
          <table:table-cell table:style-name="ce2" office:value-type="string" calcext:value-type="string">
            <text:p>Through bloody combat, a terrible accident, or purposeful sacrifice, you've lost some piece of your body that has been replaced with a clockwork …</text:p>
          </table:table-cell>
          <table:table-cell table:style-name="ce2" office:value-type="string" calcext:value-type="string">
            <text:p><text:a xlink:href="https://2e.aonprd.com/Sources.aspx?ID=98" xlink:type="simple">Guns &amp; Gears</text:a> pg. 47</text:p>
          </table:table-cell>
        </table:table-row>
        <table:table-row table:style-name="ro2">
          <table:table-cell table:style-name="ce2" office:value-type="string" calcext:value-type="string">
            <text:p><text:a xlink:href="https://2e.aonprd.com/Backgrounds.aspx?ID=265" xlink:type="simple">Tech-Reliant</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Intelligence</text:p>
          </table:table-cell>
          <table:table-cell table:style-name="ce2" office:value-type="string" calcext:value-type="string">
            <text:p><text:a xlink:href="https://2e.aonprd.com/Skills.aspx?ID=4" xlink:type="simple">Crafting</text:a> or <text:a xlink:href="https://2e.aonprd.com/Skills.aspx?ID=9" xlink:type="simple">Medicine</text:a></text:p>
          </table:table-cell>
          <table:table-cell table:style-name="ce3"/>
          <table:table-cell table:style-name="ce2" office:value-type="string" calcext:value-type="string">
            <text:p>Rare</text:p>
          </table:table-cell>
          <table:table-cell table:style-name="ce2" office:value-type="string" calcext:value-type="string">
            <text:p>Some event, be it an accident, attack, or disaster, has left you horribly scarred by magic. Your body no longer tolerates magical healing, and you …</text:p>
          </table:table-cell>
          <table:table-cell table:style-name="ce2" office:value-type="string" calcext:value-type="string">
            <text:p><text:a xlink:href="https://2e.aonprd.com/Sources.aspx?ID=98" xlink:type="simple">Guns &amp; Gears</text:a> pg. 47</text:p>
          </table:table-cell>
        </table:table-row>
        <table:table-row table:style-name="ro2">
          <table:table-cell table:style-name="ce2" office:value-type="string" calcext:value-type="string">
            <text:p><text:a xlink:href="https://2e.aonprd.com/Backgrounds.aspx?ID=266" xlink:type="simple">Wished Alive</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Charisma</text:p>
          </table:table-cell>
          <table:table-cell table:style-name="ce2" office:value-type="string" calcext:value-type="string">
            <text:p><text:a xlink:href="https://2e.aonprd.com/Skills.aspx?ID=6" xlink:type="simple">Diplomacy</text:a></text:p>
          </table:table-cell>
          <table:table-cell table:style-name="ce3"/>
          <table:table-cell table:style-name="ce2" office:value-type="string" calcext:value-type="string">
            <text:p>Rare</text:p>
          </table:table-cell>
          <table:table-cell table:style-name="ce2" office:value-type="string" calcext:value-type="string">
            <text:p>Once you were a simple construct or inanimate doll, but due to a deeply felt wish, either yours or another's, you came to life, and so you're now a …</text:p>
          </table:table-cell>
          <table:table-cell table:style-name="ce2" office:value-type="string" calcext:value-type="string">
            <text:p><text:a xlink:href="https://2e.aonprd.com/Sources.aspx?ID=98" xlink:type="simple">Guns &amp; Gears</text:a> pg. 47</text:p>
          </table:table-cell>
        </table:table-row>
        <table:table-row table:style-name="ro2">
          <table:table-cell table:style-name="ce2" office:value-type="string" calcext:value-type="string">
            <text:p><text:a xlink:href="https://2e.aonprd.com/Backgrounds.aspx?ID=267" xlink:type="simple">Back-Alley Doctor</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Wisdom</text:p>
          </table:table-cell>
          <table:table-cell table:style-name="ce2" office:value-type="string" calcext:value-type="string">
            <text:p><text:a xlink:href="https://2e.aonprd.com/Skills.aspx?ID=9" xlink:type="simple">Medicine</text:a>, Underworld <text:a xlink:href="https://2e.aonprd.com/Skills.aspx?ID=8" xlink:type="simple">Lore</text:a></text:p>
          </table:table-cell>
          <table:table-cell table:style-name="ce2" office:value-type="string" calcext:value-type="string">
            <text:p><text:a xlink:href="https://2e.aonprd.com/Feats.aspx?ID=2146" xlink:type="simple">Risky Surgery</text:a></text:p>
          </table:table-cell>
          <table:table-cell table:style-name="ce2" office:value-type="string" calcext:value-type="string">
            <text:p>Common</text:p>
          </table:table-cell>
          <table:table-cell table:style-name="ce2" office:value-type="string" calcext:value-type="string">
            <text:p>You're the medic many turn to when a more official clinic or healer might not be available. You may specialize in stitching up bullet wounds or have …</text:p>
          </table:table-cell>
          <table:table-cell table:style-name="ce2" office:value-type="string" calcext:value-type="string">
            <text:p><text:a xlink:href="https://2e.aonprd.com/Sources.aspx?ID=98" xlink:type="simple">Guns &amp; Gears</text:a> pg. 122</text:p>
          </table:table-cell>
        </table:table-row>
        <table:table-row table:style-name="ro2">
          <table:table-cell table:style-name="ce2" office:value-type="string" calcext:value-type="string">
            <text:p><text:a xlink:href="https://2e.aonprd.com/Backgrounds.aspx?ID=268" xlink:type="simple">Cannoneer</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Dexterity</text:p>
          </table:table-cell>
          <table:table-cell table:style-name="ce2" office:value-type="string" calcext:value-type="string">
            <text:p><text:a xlink:href="https://2e.aonprd.com/Skills.aspx?ID=3" xlink:type="simple">Athletics</text:a>, Warfare <text:a xlink:href="https://2e.aonprd.com/Skills.aspx?ID=8" xlink:type="simple">Lore</text:a></text:p>
          </table:table-cell>
          <table:table-cell table:style-name="ce2" office:value-type="string" calcext:value-type="string">
            <text:p><text:a xlink:href="https://2e.aonprd.com/Feats.aspx?ID=790" xlink:type="simple">Hefty Hauler</text:a></text:p>
          </table:table-cell>
          <table:table-cell table:style-name="ce2" office:value-type="string" calcext:value-type="string">
            <text:p>Common</text:p>
          </table:table-cell>
          <table:table-cell table:style-name="ce2" office:value-type="string" calcext:value-type="string">
            <text:p>You served as a crewmate aboard a military vessel or pirate ship and were responsible for the use and maintenance of the ship's cannons. A strong …</text:p>
          </table:table-cell>
          <table:table-cell table:style-name="ce2" office:value-type="string" calcext:value-type="string">
            <text:p><text:a xlink:href="https://2e.aonprd.com/Sources.aspx?ID=98" xlink:type="simple">Guns &amp; Gears</text:a> pg. 122</text:p>
          </table:table-cell>
        </table:table-row>
        <table:table-row table:style-name="ro2">
          <table:table-cell table:style-name="ce2" office:value-type="string" calcext:value-type="string">
            <text:p><text:a xlink:href="https://2e.aonprd.com/Backgrounds.aspx?ID=269" xlink:type="simple">Deputy</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Wisdom</text:p>
          </table:table-cell>
          <table:table-cell table:style-name="ce2" office:value-type="string" calcext:value-type="string">
            <text:p><text:a xlink:href="https://2e.aonprd.com/Skills.aspx?ID=16" xlink:type="simple">Survival</text:a>, Hunting <text:a xlink:href="https://2e.aonprd.com/Skills.aspx?ID=8" xlink:type="simple">Lore</text:a></text:p>
          </table:table-cell>
          <table:table-cell table:style-name="ce2" office:value-type="string" calcext:value-type="string">
            <text:p><text:a xlink:href="https://2e.aonprd.com/Feats.aspx?ID=780" xlink:type="simple">Experienced Tracker</text:a></text:p>
          </table:table-cell>
          <table:table-cell table:style-name="ce2" office:value-type="string" calcext:value-type="string">
            <text:p>Common</text:p>
          </table:table-cell>
          <table:table-cell table:style-name="ce2" office:value-type="string" calcext:value-type="string">
            <text:p>While your life may have taken some twists and turns in the intervening years, you were once deputized as the lawful protector of a community. While …</text:p>
          </table:table-cell>
          <table:table-cell table:style-name="ce2" office:value-type="string" calcext:value-type="string">
            <text:p><text:a xlink:href="https://2e.aonprd.com/Sources.aspx?ID=98" xlink:type="simple">Guns &amp; Gears</text:a> pg. 122</text:p>
          </table:table-cell>
        </table:table-row>
        <table:table-row table:style-name="ro2">
          <table:table-cell table:style-name="ce2" office:value-type="string" calcext:value-type="string">
            <text:p><text:a xlink:href="https://2e.aonprd.com/Backgrounds.aspx?ID=270" xlink:type="simple">Fireworks Performer</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Charisma</text:p>
          </table:table-cell>
          <table:table-cell table:style-name="ce2" office:value-type="string" calcext:value-type="string">
            <text:p><text:a xlink:href="https://2e.aonprd.com/Skills.aspx?ID=12" xlink:type="simple">Performance</text:a>, Engineering <text:a xlink:href="https://2e.aonprd.com/Skills.aspx?ID=8" xlink:type="simple">Lore</text:a></text:p>
          </table:table-cell>
          <table:table-cell table:style-name="ce2" office:value-type="string" calcext:value-type="string">
            <text:p><text:a xlink:href="https://2e.aonprd.com/Feats.aspx?ID=781" xlink:type="simple">Fascinating Performance</text:a></text:p>
          </table:table-cell>
          <table:table-cell table:style-name="ce2" office:value-type="string" calcext:value-type="string">
            <text:p>Common</text:p>
          </table:table-cell>
          <table:table-cell table:style-name="ce2" office:value-type="string" calcext:value-type="string">
            <text:p>Few celebrations in Tian-Xia are complete without a show of fireworks, and your job is to make sure they go off without a hitch. You load the …</text:p>
          </table:table-cell>
          <table:table-cell table:style-name="ce2" office:value-type="string" calcext:value-type="string">
            <text:p><text:a xlink:href="https://2e.aonprd.com/Sources.aspx?ID=98" xlink:type="simple">Guns &amp; Gears</text:a> pg. 122</text:p>
          </table:table-cell>
        </table:table-row>
        <table:table-row table:style-name="ro2">
          <table:table-cell table:style-name="ce2" office:value-type="string" calcext:value-type="string">
            <text:p><text:a xlink:href="https://2e.aonprd.com/Backgrounds.aspx?ID=271" xlink:type="simple">Gunsmith</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Intelligence</text:p>
          </table:table-cell>
          <table:table-cell table:style-name="ce2" office:value-type="string" calcext:value-type="string">
            <text:p><text:a xlink:href="https://2e.aonprd.com/Skills.aspx?ID=4" xlink:type="simple">Crafting</text:a>, Engineering <text:a xlink:href="https://2e.aonprd.com/Skills.aspx?ID=8" xlink:type="simple">Lore</text:a></text:p>
          </table:table-cell>
          <table:table-cell table:style-name="ce2" office:value-type="string" calcext:value-type="string">
            <text:p><text:a xlink:href="https://2e.aonprd.com/Feats.aspx?ID=827" xlink:type="simple">Quick Repair</text:a></text:p>
          </table:table-cell>
          <table:table-cell table:style-name="ce2" office:value-type="string" calcext:value-type="string">
            <text:p>Common</text:p>
          </table:table-cell>
          <table:table-cell table:style-name="ce2" office:value-type="string" calcext:value-type="string">
            <text:p>From a young age, you apprenticed to an experienced gunsmith and over time your skill and knowledge rose to match that of your master. Today, you can …</text:p>
          </table:table-cell>
          <table:table-cell table:style-name="ce2" office:value-type="string" calcext:value-type="string">
            <text:p><text:a xlink:href="https://2e.aonprd.com/Sources.aspx?ID=98" xlink:type="simple">Guns &amp; Gears</text:a> pg. 122</text:p>
          </table:table-cell>
        </table:table-row>
        <table:table-row table:style-name="ro2">
          <table:table-cell table:style-name="ce2" office:value-type="string" calcext:value-type="string">
            <text:p><text:a xlink:href="https://2e.aonprd.com/Backgrounds.aspx?ID=272" xlink:type="simple">Hired Killer</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Dexterity</text:p>
          </table:table-cell>
          <table:table-cell table:style-name="ce2" office:value-type="string" calcext:value-type="string">
            <text:p><text:a xlink:href="https://2e.aonprd.com/Skills.aspx?ID=15" xlink:type="simple">Stealth</text:a>, Underworld <text:a xlink:href="https://2e.aonprd.com/Skills.aspx?ID=8" xlink:type="simple">Lore</text:a></text:p>
          </table:table-cell>
          <table:table-cell table:style-name="ce2" office:value-type="string" calcext:value-type="string">
            <text:p><text:a xlink:href="https://2e.aonprd.com/Feats.aspx?ID=852" xlink:type="simple">Terrain Stalker</text:a></text:p>
          </table:table-cell>
          <table:table-cell table:style-name="ce2" office:value-type="string" calcext:value-type="string">
            <text:p>Common</text:p>
          </table:table-cell>
          <table:table-cell table:style-name="ce2" office:value-type="string" calcext:value-type="string">
            <text:p>Your life truly began after your first kill. Maybe you killed in self-defense, maybe it was a crime of passion, or maybe it was just an accident and …</text:p>
          </table:table-cell>
          <table:table-cell table:style-name="ce2" office:value-type="string" calcext:value-type="string">
            <text:p><text:a xlink:href="https://2e.aonprd.com/Sources.aspx?ID=98" xlink:type="simple">Guns &amp; Gears</text:a> pg. 122</text:p>
          </table:table-cell>
        </table:table-row>
        <table:table-row table:style-name="ro2">
          <table:table-cell table:style-name="ce2" office:value-type="string" calcext:value-type="string">
            <text:p><text:a xlink:href="https://2e.aonprd.com/Backgrounds.aspx?ID=273" xlink:type="simple">Farmsteader</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Wisdom</text:p>
          </table:table-cell>
          <table:table-cell table:style-name="ce2" office:value-type="string" calcext:value-type="string">
            <text:p><text:a xlink:href="https://2e.aonprd.com/Skills.aspx?ID=16" xlink:type="simple">Survival</text:a>, Farming <text:a xlink:href="https://2e.aonprd.com/Skills.aspx?ID=8" xlink:type="simple">Lore</text:a></text:p>
          </table:table-cell>
          <table:table-cell table:style-name="ce2" office:value-type="string" calcext:value-type="string">
            <text:p><text:a xlink:href="https://2e.aonprd.com/Feats.aspx?ID=786" xlink:type="simple">Forager</text:a></text:p>
          </table:table-cell>
          <table:table-cell table:style-name="ce2" office:value-type="string" calcext:value-type="string">
            <text:p>Common</text:p>
          </table:table-cell>
          <table:table-cell table:style-name="ce2" office:value-type="string" calcext:value-type="string">
            <text:p>You built your house using wood from the trees surrounding it. Raised it up from the dirt and called it home. You thought that it would be where you …</text:p>
          </table:table-cell>
          <table:table-cell table:style-name="ce2" office:value-type="string" calcext:value-type="string">
            <text:p><text:a xlink:href="https://2e.aonprd.com/Sources.aspx?ID=98" xlink:type="simple">Guns &amp; Gears</text:a> pg. 123</text:p>
          </table:table-cell>
        </table:table-row>
        <table:table-row table:style-name="ro2">
          <table:table-cell table:style-name="ce2" office:value-type="string" calcext:value-type="string">
            <text:p><text:a xlink:href="https://2e.aonprd.com/Backgrounds.aspx?ID=274" xlink:type="simple">Junk Collector</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Intelligence</text:p>
          </table:table-cell>
          <table:table-cell table:style-name="ce2" office:value-type="string" calcext:value-type="string">
            <text:p><text:a xlink:href="https://2e.aonprd.com/Skills.aspx?ID=4" xlink:type="simple">Crafting</text:a>, Engineering <text:a xlink:href="https://2e.aonprd.com/Skills.aspx?ID=8" xlink:type="simple">Lore</text:a> or Mining Lore skill.</text:p>
          </table:table-cell>
          <table:table-cell table:style-name="ce2" office:value-type="string" calcext:value-type="string">
            <text:p><text:a xlink:href="https://2e.aonprd.com/Feats.aspx?ID=2118" xlink:type="simple">Crafter's Appraisal</text:a></text:p>
          </table:table-cell>
          <table:table-cell table:style-name="ce2" office:value-type="string" calcext:value-type="string">
            <text:p>Common</text:p>
          </table:table-cell>
          <table:table-cell table:style-name="ce2" office:value-type="string" calcext:value-type="string">
            <text:p>You live by the adage that one person's trash is another's treasure. Whether by sifting through scrap heaps or digging up old battlefields, you …</text:p>
          </table:table-cell>
          <table:table-cell table:style-name="ce2" office:value-type="string" calcext:value-type="string">
            <text:p><text:a xlink:href="https://2e.aonprd.com/Sources.aspx?ID=98" xlink:type="simple">Guns &amp; Gears</text:a> pg. 123</text:p>
          </table:table-cell>
        </table:table-row>
        <table:table-row table:style-name="ro2">
          <table:table-cell table:style-name="ce2" office:value-type="string" calcext:value-type="string">
            <text:p><text:a xlink:href="https://2e.aonprd.com/Backgrounds.aspx?ID=275" xlink:type="simple">Saloon Entertainer</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Charisma</text:p>
          </table:table-cell>
          <table:table-cell table:style-name="ce2" office:value-type="string" calcext:value-type="string">
            <text:p><text:a xlink:href="https://2e.aonprd.com/Skills.aspx?ID=12" xlink:type="simple">Performance</text:a>, <text:a xlink:href="https://2e.aonprd.com/Skills.aspx?ID=8" xlink:type="simple">Lore</text:a> of your choice.</text:p>
          </table:table-cell>
          <table:table-cell table:style-name="ce2" office:value-type="string" calcext:value-type="string">
            <text:p><text:a xlink:href="https://2e.aonprd.com/Feats.aspx?ID=862" xlink:type="simple">Virtuosic Performer</text:a></text:p>
          </table:table-cell>
          <table:table-cell table:style-name="ce2" office:value-type="string" calcext:value-type="string">
            <text:p>Common</text:p>
          </table:table-cell>
          <table:table-cell table:style-name="ce2" office:value-type="string" calcext:value-type="string">
            <text:p>All you want to do is entertain the people, but sure enough, bad news seems to follow you. Gunfights, brawls, robberies, and more befall …</text:p>
          </table:table-cell>
          <table:table-cell table:style-name="ce2" office:value-type="string" calcext:value-type="string">
            <text:p><text:a xlink:href="https://2e.aonprd.com/Sources.aspx?ID=98" xlink:type="simple">Guns &amp; Gears</text:a> pg. 123</text:p>
          </table:table-cell>
        </table:table-row>
        <table:table-row table:style-name="ro2">
          <table:table-cell table:style-name="ce2" office:value-type="string" calcext:value-type="string">
            <text:p><text:a xlink:href="https://2e.aonprd.com/Backgrounds.aspx?ID=276" xlink:type="simple">Spotter</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Wisdom</text:p>
          </table:table-cell>
          <table:table-cell table:style-name="ce2" office:value-type="string" calcext:value-type="string">
            <text:p><text:a xlink:href="https://2e.aonprd.com/Skills.aspx?ID=15" xlink:type="simple">Stealth</text:a>, Scouting <text:a xlink:href="https://2e.aonprd.com/Skills.aspx?ID=8" xlink:type="simple">Lore</text:a></text:p>
          </table:table-cell>
          <table:table-cell table:style-name="ce2" office:value-type="string" calcext:value-type="string">
            <text:p><text:a xlink:href="https://2e.aonprd.com/Feats.aspx?ID=852" xlink:type="simple">Terrain Stalker</text:a></text:p>
          </table:table-cell>
          <table:table-cell table:style-name="ce2" office:value-type="string" calcext:value-type="string">
            <text:p>Common</text:p>
          </table:table-cell>
          <table:table-cell table:style-name="ce2" office:value-type="string" calcext:value-type="string">
            <text:p>An eye for detail, a sense for the wind, and a strong trust in your gut feelings. These qualities have set you apart from others when it comes to …</text:p>
          </table:table-cell>
          <table:table-cell table:style-name="ce2" office:value-type="string" calcext:value-type="string">
            <text:p><text:a xlink:href="https://2e.aonprd.com/Sources.aspx?ID=98" xlink:type="simple">Guns &amp; Gears</text:a> pg. 123</text:p>
          </table:table-cell>
        </table:table-row>
        <table:table-row table:style-name="ro2">
          <table:table-cell table:style-name="ce2" office:value-type="string" calcext:value-type="string">
            <text:p><text:a xlink:href="https://2e.aonprd.com/Backgrounds.aspx?ID=277" xlink:type="simple">Undertaker</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Wisdom</text:p>
          </table:table-cell>
          <table:table-cell table:style-name="ce2" office:value-type="string" calcext:value-type="string">
            <text:p><text:a xlink:href="https://2e.aonprd.com/Skills.aspx?ID=9" xlink:type="simple">Medicine</text:a>, <text:a xlink:href="https://2e.aonprd.com/Skills.aspx?ID=8" xlink:type="simple">Lore</text:a> specializing in one local type of <text:a xlink:href="https://2e.aonprd.com/Traits.aspx?ID=160" xlink:type="simple">undead</text:a>.</text:p>
          </table:table-cell>
          <table:table-cell table:style-name="ce2" office:value-type="string" calcext:value-type="string">
            <text:p><text:a xlink:href="https://2e.aonprd.com/Feats.aspx?ID=2128" xlink:type="simple">Forensic Acumen</text:a></text:p>
          </table:table-cell>
          <table:table-cell table:style-name="ce2" office:value-type="string" calcext:value-type="string">
            <text:p>Common</text:p>
          </table:table-cell>
          <table:table-cell table:style-name="ce2" office:value-type="string" calcext:value-type="string">
            <text:p>People die. This is the unfortunate fact of life on which you've founded your business, because wherever people die, there is a demand for mortuary …</text:p>
          </table:table-cell>
          <table:table-cell table:style-name="ce2" office:value-type="string" calcext:value-type="string">
            <text:p><text:a xlink:href="https://2e.aonprd.com/Sources.aspx?ID=98" xlink:type="simple">Guns &amp; Gears</text:a> pg. 123</text:p>
          </table:table-cell>
        </table:table-row>
        <table:table-row table:style-name="ro2">
          <table:table-cell table:style-name="ce2" office:value-type="string" calcext:value-type="string">
            <text:p><text:a xlink:href="https://2e.aonprd.com/Backgrounds.aspx?ID=278" xlink:type="simple">Wandering Preacher</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Wisdom</text:p>
          </table:table-cell>
          <table:table-cell table:style-name="ce2" office:value-type="string" calcext:value-type="string">
            <text:p><text:a xlink:href="https://2e.aonprd.com/Skills.aspx?ID=13" xlink:type="simple">Religion</text:a>, <text:a xlink:href="https://2e.aonprd.com/Skills.aspx?ID=8" xlink:type="simple">Lore</text:a> associated with the deity you preach for (such as <text:a xlink:href="https://2e.aonprd.com/Deities.aspx?ID=14" xlink:type="simple">Pharasmin</text:a> Lore).</text:p>
          </table:table-cell>
          <table:table-cell table:style-name="ce2" office:value-type="string" calcext:value-type="string">
            <text:p><text:a xlink:href="https://2e.aonprd.com/Feats.aspx?ID=2141" xlink:type="simple">Pilgrim's Token</text:a></text:p>
          </table:table-cell>
          <table:table-cell table:style-name="ce2" office:value-type="string" calcext:value-type="string">
            <text:p>Common</text:p>
          </table:table-cell>
          <table:table-cell table:style-name="ce2" office:value-type="string" calcext:value-type="string">
            <text:p>While you once spoke to a small congregation in a ramshackle church, those days are behind you now. Your church was destroyed, your congregants …</text:p>
          </table:table-cell>
          <table:table-cell table:style-name="ce2" office:value-type="string" calcext:value-type="string">
            <text:p><text:a xlink:href="https://2e.aonprd.com/Sources.aspx?ID=98" xlink:type="simple">Guns &amp; Gears</text:a> pg. 123</text:p>
          </table:table-cell>
        </table:table-row>
        <table:table-row table:style-name="ro2">
          <table:table-cell table:style-name="ce2" office:value-type="string" calcext:value-type="string">
            <text:p><text:a xlink:href="https://2e.aonprd.com/Backgrounds.aspx?ID=279" xlink:type="simple">Waste Walker</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Wisdom</text:p>
          </table:table-cell>
          <table:table-cell table:style-name="ce2" office:value-type="string" calcext:value-type="string">
            <text:p><text:a xlink:href="https://2e.aonprd.com/Skills.aspx?ID=16" xlink:type="simple">Survival</text:a>, Mana Wastes <text:a xlink:href="https://2e.aonprd.com/Skills.aspx?ID=8" xlink:type="simple">Lore</text:a> (or another similar Lore skill associated with the wastes where you grew up).</text:p>
          </table:table-cell>
          <table:table-cell table:style-name="ce2" office:value-type="string" calcext:value-type="string">
            <text:p><text:a xlink:href="https://2e.aonprd.com/Feats.aspx?ID=786" xlink:type="simple">Forager</text:a></text:p>
          </table:table-cell>
          <table:table-cell table:style-name="ce2" office:value-type="string" calcext:value-type="string">
            <text:p>Common</text:p>
          </table:table-cell>
          <table:table-cell table:style-name="ce2" office:value-type="string" calcext:value-type="string">
            <text:p>Whether you grew up in the Mana Wastes or another similarly desolate place, you quickly learned that only the strong survive. You and your family …</text:p>
          </table:table-cell>
          <table:table-cell table:style-name="ce2" office:value-type="string" calcext:value-type="string">
            <text:p><text:a xlink:href="https://2e.aonprd.com/Sources.aspx?ID=98" xlink:type="simple">Guns &amp; Gears</text:a> pg. 123</text:p>
          </table:table-cell>
        </table:table-row>
        <table:table-row table:style-name="ro2">
          <table:table-cell table:style-name="ce2" office:value-type="string" calcext:value-type="string">
            <text:p><text:a xlink:href="https://2e.aonprd.com/Backgrounds.aspx?ID=280" xlink:type="simple">Alkenstar Outlaw</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Constitution</text:p>
          </table:table-cell>
          <table:table-cell table:style-name="ce2" office:value-type="string" calcext:value-type="string">
            <text:p><text:a xlink:href="https://2e.aonprd.com/Skills.aspx?ID=17" xlink:type="simple">Thievery</text:a>, Underworld <text:a xlink:href="https://2e.aonprd.com/Skills.aspx?ID=8" xlink:type="simple">Lore</text:a></text:p>
          </table:table-cell>
          <table:table-cell table:style-name="ce2" office:value-type="string" calcext:value-type="string">
            <text:p><text:a xlink:href="https://2e.aonprd.com/Feats.aspx?ID=848" xlink:type="simple">Subtle Theft</text:a></text:p>
          </table:table-cell>
          <table:table-cell table:style-name="ce2" office:value-type="string" calcext:value-type="string">
            <text:p>Uncommon</text:p>
          </table:table-cell>
          <table:table-cell table:style-name="ce2" office:value-type="string" calcext:value-type="string">
            <text:p>You're an outlaw whose first crime was stealing the guns from Alkenstar's Gunworks which allowed you to commence a crime spree of epic proportions. …</text:p>
          </table:table-cell>
          <table:table-cell table:style-name="ce2" office:value-type="string" calcext:value-type="string">
            <text:p><text:a xlink:href="https://2e.aonprd.com/Sources.aspx?ID=98" xlink:type="simple">Guns &amp; Gears</text:a> pg. 124</text:p>
          </table:table-cell>
        </table:table-row>
        <table:table-row table:style-name="ro2">
          <table:table-cell table:style-name="ce2" office:value-type="string" calcext:value-type="string">
            <text:p><text:a xlink:href="https://2e.aonprd.com/Backgrounds.aspx?ID=281" xlink:type="simple">Alkenstar Sojourner</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Charisma</text:p>
          </table:table-cell>
          <table:table-cell table:style-name="ce2" office:value-type="string" calcext:value-type="string">
            <text:p><text:a xlink:href="https://2e.aonprd.com/Skills.aspx?ID=14" xlink:type="simple">Society</text:a>, Engineering <text:a xlink:href="https://2e.aonprd.com/Skills.aspx?ID=8" xlink:type="simple">Lore</text:a></text:p>
          </table:table-cell>
          <table:table-cell table:style-name="ce2" office:value-type="string" calcext:value-type="string">
            <text:p><text:a xlink:href="https://2e.aonprd.com/Feats.aspx?ID=846" xlink:type="simple">Streetwise</text:a></text:p>
          </table:table-cell>
          <table:table-cell table:style-name="ce2" office:value-type="string" calcext:value-type="string">
            <text:p>Uncommon</text:p>
          </table:table-cell>
          <table:table-cell table:style-name="ce2" office:value-type="string" calcext:value-type="string">
            <text:p>You came to Alkenstar because you heard they had guns, but you stayed because of the atmosphere. Or the guns. Either way, journalism and scientific …</text:p>
          </table:table-cell>
          <table:table-cell table:style-name="ce2" office:value-type="string" calcext:value-type="string">
            <text:p><text:a xlink:href="https://2e.aonprd.com/Sources.aspx?ID=98" xlink:type="simple">Guns &amp; Gears</text:a> pg. 124</text:p>
          </table:table-cell>
        </table:table-row>
        <table:table-row table:style-name="ro2">
          <table:table-cell table:style-name="ce2" office:value-type="string" calcext:value-type="string">
            <text:p><text:a xlink:href="https://2e.aonprd.com/Backgrounds.aspx?ID=282" xlink:type="simple">Circuit Judge</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Wisdom</text:p>
          </table:table-cell>
          <table:table-cell table:style-name="ce2" office:value-type="string" calcext:value-type="string">
            <text:p><text:a xlink:href="https://2e.aonprd.com/Skills.aspx?ID=5" xlink:type="simple">Deception</text:a>, Legal <text:a xlink:href="https://2e.aonprd.com/Skills.aspx?ID=8" xlink:type="simple">Lore</text:a></text:p>
          </table:table-cell>
          <table:table-cell table:style-name="ce2" office:value-type="string" calcext:value-type="string">
            <text:p><text:a xlink:href="https://2e.aonprd.com/Feats.aspx?ID=811" xlink:type="simple">Lie to Me</text:a></text:p>
          </table:table-cell>
          <table:table-cell table:style-name="ce2" office:value-type="string" calcext:value-type="string">
            <text:p>Uncommon</text:p>
          </table:table-cell>
          <table:table-cell table:style-name="ce2" office:value-type="string" calcext:value-type="string">
            <text:p>You're a circuit judge, a courtroom on horseback who serves a group of communities out in the Mana Wastes or a similar backwoods region. You show up …</text:p>
          </table:table-cell>
          <table:table-cell table:style-name="ce2" office:value-type="string" calcext:value-type="string">
            <text:p><text:a xlink:href="https://2e.aonprd.com/Sources.aspx?ID=98" xlink:type="simple">Guns &amp; Gears</text:a> pg. 124</text:p>
          </table:table-cell>
        </table:table-row>
        <table:table-row table:style-name="ro2">
          <table:table-cell table:style-name="ce2" office:value-type="string" calcext:value-type="string">
            <text:p><text:a xlink:href="https://2e.aonprd.com/Backgrounds.aspx?ID=283" xlink:type="simple">Goldhand Arms Dealer</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Charisma</text:p>
          </table:table-cell>
          <table:table-cell table:style-name="ce2" office:value-type="string" calcext:value-type="string">
            <text:p><text:a xlink:href="https://2e.aonprd.com/Skills.aspx?ID=6" xlink:type="simple">Diplomacy</text:a>, Mercantile <text:a xlink:href="https://2e.aonprd.com/Skills.aspx?ID=8" xlink:type="simple">Lore</text:a></text:p>
          </table:table-cell>
          <table:table-cell table:style-name="ce2" office:value-type="string" calcext:value-type="string">
            <text:p><text:a xlink:href="https://2e.aonprd.com/Feats.aspx?ID=789" xlink:type="simple">Group Impression</text:a></text:p>
          </table:table-cell>
          <table:table-cell table:style-name="ce2" office:value-type="string" calcext:value-type="string">
            <text:p>Uncommon</text:p>
          </table:table-cell>
          <table:table-cell table:style-name="ce2" office:value-type="string" calcext:value-type="string">
            <text:p>You're a dwarven agent of the Goldhand Lodge, a collection of dwarven merchants based out of Dongun Hold who seeks to sell guns far and wide. High …</text:p>
          </table:table-cell>
          <table:table-cell table:style-name="ce2" office:value-type="string" calcext:value-type="string">
            <text:p><text:a xlink:href="https://2e.aonprd.com/Sources.aspx?ID=98" xlink:type="simple">Guns &amp; Gears</text:a> pg. 124</text:p>
          </table:table-cell>
        </table:table-row>
        <table:table-row table:style-name="ro2">
          <table:table-cell table:style-name="ce2" office:value-type="string" calcext:value-type="string">
            <text:p><text:a xlink:href="https://2e.aonprd.com/Backgrounds.aspx?ID=284" xlink:type="simple">Press-Ganged (G&amp;G)</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Constitution</text:p>
          </table:table-cell>
          <table:table-cell table:style-name="ce2" office:value-type="string" calcext:value-type="string">
            <text:p><text:a xlink:href="https://2e.aonprd.com/Skills.aspx?ID=3" xlink:type="simple">Athletics</text:a>, Labor <text:a xlink:href="https://2e.aonprd.com/Skills.aspx?ID=8" xlink:type="simple">Lore</text:a></text:p>
          </table:table-cell>
          <table:table-cell table:style-name="ce2" office:value-type="string" calcext:value-type="string">
            <text:p><text:a xlink:href="https://2e.aonprd.com/Feats.aspx?ID=2109" xlink:type="simple">Armor Assist</text:a></text:p>
          </table:table-cell>
          <table:table-cell table:style-name="ce2" office:value-type="string" calcext:value-type="string">
            <text:p>Uncommon</text:p>
          </table:table-cell>
          <table:table-cell table:style-name="ce2" office:value-type="string" calcext:value-type="string">
            <text:p>Was it five shots or six? It doesn't really matter in the end, because after those nice folks bought all your drinks, you woke up on the lowest rung …</text:p>
          </table:table-cell>
          <table:table-cell table:style-name="ce2" office:value-type="string" calcext:value-type="string">
            <text:p><text:a xlink:href="https://2e.aonprd.com/Sources.aspx?ID=98" xlink:type="simple">Guns &amp; Gears</text:a> pg. 124</text:p>
          </table:table-cell>
        </table:table-row>
        <table:table-row table:style-name="ro2">
          <table:table-cell table:style-name="ce2" office:value-type="string" calcext:value-type="string">
            <text:p><text:a xlink:href="https://2e.aonprd.com/Backgrounds.aspx?ID=285" xlink:type="simple">Sheriff</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Charisma</text:p>
          </table:table-cell>
          <table:table-cell table:style-name="ce2" office:value-type="string" calcext:value-type="string">
            <text:p><text:a xlink:href="https://2e.aonprd.com/Skills.aspx?ID=7" xlink:type="simple">Intimidation</text:a>, Hunting <text:a xlink:href="https://2e.aonprd.com/Skills.aspx?ID=8" xlink:type="simple">Lore</text:a></text:p>
          </table:table-cell>
          <table:table-cell table:style-name="ce2" office:value-type="string" calcext:value-type="string">
            <text:p><text:a xlink:href="https://2e.aonprd.com/Feats.aspx?ID=788" xlink:type="simple">Group Coercion</text:a></text:p>
          </table:table-cell>
          <table:table-cell table:style-name="ce2" office:value-type="string" calcext:value-type="string">
            <text:p>Uncommon</text:p>
          </table:table-cell>
          <table:table-cell table:style-name="ce2" office:value-type="string" calcext:value-type="string">
            <text:p>You hold an official title of sheriff or deputy in a small community. Those that would do harm to others flee your gaze, for they know it brings the …</text:p>
          </table:table-cell>
          <table:table-cell table:style-name="ce2" office:value-type="string" calcext:value-type="string">
            <text:p><text:a xlink:href="https://2e.aonprd.com/Sources.aspx?ID=98" xlink:type="simple">Guns &amp; Gears</text:a> pg. 124</text:p>
          </table:table-cell>
        </table:table-row>
        <table:table-row table:style-name="ro2">
          <table:table-cell table:style-name="ce2" office:value-type="string" calcext:value-type="string">
            <text:p><text:a xlink:href="https://2e.aonprd.com/Backgrounds.aspx?ID=286" xlink:type="simple">Otherworldly Mission</text:a></text:p>
          </table:table-cell>
          <table:table-cell table:style-name="ce2" office:value-type="string" calcext:value-type="string">
            <text:p><text:a xlink:href="https://2e.aonprd.com/PFS.aspx" xlink:type="simple"> </text:a></text:p>
          </table:table-cell>
          <table:table-cell table:style-name="ce2" office:value-type="string" calcext:value-type="string">
            <text:p>Wisdom, Charisma</text:p>
          </table:table-cell>
          <table:table-cell table:style-name="ce2" office:value-type="string" calcext:value-type="string">
            <text:p><text:a xlink:href="https://2e.aonprd.com/Skills.aspx?ID=13" xlink:type="simple">Religion</text:a></text:p>
          </table:table-cell>
          <table:table-cell table:style-name="ce3"/>
          <table:table-cell table:style-name="ce2" office:value-type="string" calcext:value-type="string">
            <text:p>Rare</text:p>
          </table:table-cell>
          <table:table-cell table:style-name="ce2" office:value-type="string" calcext:value-type="string">
            <text:p>You're called to serve a specific purpose—your deity told you so, and so it must be true. Maybe you grew up knowing all along, or maybe it came to …</text:p>
          </table:table-cell>
          <table:table-cell table:style-name="ce2" office:value-type="string" calcext:value-type="string">
            <text:p><text:a xlink:href="https://2e.aonprd.com/Sources.aspx?ID=98" xlink:type="simple">Guns &amp; Gears</text:a> pg. 125</text:p>
          </table:table-cell>
        </table:table-row>
        <table:table-row table:style-name="ro2">
          <table:table-cell table:style-name="ce2" office:value-type="string" calcext:value-type="string">
            <text:p><text:a xlink:href="https://2e.aonprd.com/Backgrounds.aspx?ID=287" xlink:type="simple">Revenant</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Charisma</text:p>
          </table:table-cell>
          <table:table-cell table:style-name="ce2" office:value-type="string" calcext:value-type="string">
            <text:p><text:a xlink:href="https://2e.aonprd.com/Skills.aspx?ID=13" xlink:type="simple">Religion</text:a>, Boneyard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You died. No real doubt about that. Bullet to the brain or knife to the throat, you were dead as dead can be. Then you got back up again. Maybe you …</text:p>
          </table:table-cell>
          <table:table-cell table:style-name="ce2" office:value-type="string" calcext:value-type="string">
            <text:p><text:a xlink:href="https://2e.aonprd.com/Sources.aspx?ID=98" xlink:type="simple">Guns &amp; Gears</text:a> pg. 125</text:p>
          </table:table-cell>
        </table:table-row>
        <table:table-row table:style-name="ro2">
          <table:table-cell table:style-name="ce2" office:value-type="string" calcext:value-type="string">
            <text:p><text:a xlink:href="https://2e.aonprd.com/Backgrounds.aspx?ID=288" xlink:type="simple">Tall-Tale</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Charisma</text:p>
          </table:table-cell>
          <table:table-cell table:style-name="ce2" office:value-type="string" calcext:value-type="string">
            <text:p><text:a xlink:href="https://2e.aonprd.com/Skills.aspx?ID=12" xlink:type="simple">Performance</text:a></text:p>
          </table:table-cell>
          <table:table-cell table:style-name="ce2" office:value-type="string" calcext:value-type="string">
            <text:p><text:a xlink:href="https://2e.aonprd.com/Feats.aspx?ID=793" xlink:type="simple">Impressive Performance</text:a></text:p>
          </table:table-cell>
          <table:table-cell table:style-name="ce2" office:value-type="string" calcext:value-type="string">
            <text:p>Rare</text:p>
          </table:table-cell>
          <table:table-cell table:style-name="ce2" office:value-type="string" calcext:value-type="string">
            <text:p>You've ridden a tornado, lassoed a river, mooned a dragon under a full moon, and shot six zombies with one bullet. That's what the stories say, …</text:p>
          </table:table-cell>
          <table:table-cell table:style-name="ce2" office:value-type="string" calcext:value-type="string">
            <text:p><text:a xlink:href="https://2e.aonprd.com/Sources.aspx?ID=98" xlink:type="simple">Guns &amp; Gears</text:a> pg. 125</text:p>
          </table:table-cell>
        </table:table-row>
        <table:table-row table:style-name="ro2">
          <table:table-cell table:style-name="ce2" office:value-type="string" calcext:value-type="string">
            <text:p><text:a xlink:href="https://2e.aonprd.com/Backgrounds.aspx?ID=301" xlink:type="simple">Curandero</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Wisdom</text:p>
          </table:table-cell>
          <table:table-cell table:style-name="ce2" office:value-type="string" calcext:value-type="string">
            <text:p><text:a xlink:href="https://2e.aonprd.com/Skills.aspx?ID=9" xlink:type="simple">Medicine</text:a>, Herbalism <text:a xlink:href="https://2e.aonprd.com/Skills.aspx?ID=8" xlink:type="simple">Lore</text:a></text:p>
          </table:table-cell>
          <table:table-cell table:style-name="ce2" office:value-type="string" calcext:value-type="string">
            <text:p><text:a xlink:href="https://2e.aonprd.com/Feats.aspx?ID=2135" xlink:type="simple">Inoculation</text:a></text:p>
          </table:table-cell>
          <table:table-cell table:style-name="ce2" office:value-type="string" calcext:value-type="string">
            <text:p>Common</text:p>
          </table:table-cell>
          <table:table-cell table:style-name="ce2" office:value-type="string" calcext:value-type="string">
            <text:p>You learned the healing arts of your community wielding your ceremonial chonta, a tool you carved yourself and imbued with sacred oils and herbs. …</text:p>
          </table:table-cell>
          <table:table-cell table:style-name="ce2" office:value-type="string" calcext:value-type="string">
            <text:p><text:a xlink:href="https://2e.aonprd.com/Sources.aspx?ID=118" xlink:type="simple">Book of the Dead</text:a> pg. 16</text:p>
          </table:table-cell>
        </table:table-row>
        <table:table-row table:style-name="ro2">
          <table:table-cell table:style-name="ce2" office:value-type="string" calcext:value-type="string">
            <text:p><text:a xlink:href="https://2e.aonprd.com/Backgrounds.aspx?ID=302" xlink:type="simple">Grave Robber</text:a></text:p>
          </table:table-cell>
          <table:table-cell table:style-name="ce2" office:value-type="string" calcext:value-type="string">
            <text:p>Expert</text:p>
          </table:table-cell>
          <table:table-cell table:style-name="ce2" office:value-type="string" calcext:value-type="string">
            <text:p>Strength, Dexterity</text:p>
          </table:table-cell>
          <table:table-cell table:style-name="ce2" office:value-type="string" calcext:value-type="string">
            <text:p><text:a xlink:href="https://2e.aonprd.com/Skills.aspx?ID=15" xlink:type="simple">Stealth</text:a>, Underworld <text:a xlink:href="https://2e.aonprd.com/Skills.aspx?ID=8" xlink:type="simple">Lore</text:a></text:p>
          </table:table-cell>
          <table:table-cell table:style-name="ce2" office:value-type="string" calcext:value-type="string">
            <text:p><text:a xlink:href="https://2e.aonprd.com/Feats.aspx?ID=779" xlink:type="simple">Experienced Smuggler</text:a></text:p>
          </table:table-cell>
          <table:table-cell table:style-name="ce2" office:value-type="string" calcext:value-type="string">
            <text:p>Common</text:p>
          </table:table-cell>
          <table:table-cell table:style-name="ce2" office:value-type="string" calcext:value-type="string">
            <text:p>Resurrectionist. Body snatcher. No matter what you're called, you know where the bodies are buried, and how many coins they'll fetch when dug up. …</text:p>
          </table:table-cell>
          <table:table-cell table:style-name="ce2" office:value-type="string" calcext:value-type="string">
            <text:p><text:a xlink:href="https://2e.aonprd.com/Sources.aspx?ID=118" xlink:type="simple">Book of the Dead</text:a> pg. 16</text:p>
          </table:table-cell>
        </table:table-row>
        <table:table-row table:style-name="ro2">
          <table:table-cell table:style-name="ce2" office:value-type="string" calcext:value-type="string">
            <text:p><text:a xlink:href="https://2e.aonprd.com/Backgrounds.aspx?ID=303" xlink:type="simple">Haunted Citizen</text:a></text:p>
          </table:table-cell>
          <table:table-cell table:style-name="ce2" office:value-type="string" calcext:value-type="string">
            <text:p><text:a xlink:href="https://2e.aonprd.com/PFS.aspx" xlink:type="simple"> </text:a></text:p>
          </table:table-cell>
          <table:table-cell table:style-name="ce2" office:value-type="string" calcext:value-type="string">
            <text:p>Wisdom, Charisma</text:p>
          </table:table-cell>
          <table:table-cell table:style-name="ce2" office:value-type="string" calcext:value-type="string">
            <text:p><text:a xlink:href="https://2e.aonprd.com/Skills.aspx?ID=6" xlink:type="simple">Diplomacy</text:a>, <text:a xlink:href="https://2e.aonprd.com/Skills.aspx?ID=8" xlink:type="simple">Lore</text:a> for your home settlement.</text:p>
          </table:table-cell>
          <table:table-cell table:style-name="ce2" office:value-type="string" calcext:value-type="string">
            <text:p><text:a xlink:href="https://2e.aonprd.com/Feats.aspx?ID=2139" xlink:type="simple">No Cause for Alarm</text:a></text:p>
          </table:table-cell>
          <table:table-cell table:style-name="ce2" office:value-type="string" calcext:value-type="string">
            <text:p>Common</text:p>
          </table:table-cell>
          <table:table-cell table:style-name="ce2" office:value-type="string" calcext:value-type="string">
            <text:p>You grew up in a region where undead lurk everywhere. This could be a domain as small as a vampire's fief or as vast as the nation of Ustalav. As an …</text:p>
          </table:table-cell>
          <table:table-cell table:style-name="ce2" office:value-type="string" calcext:value-type="string">
            <text:p><text:a xlink:href="https://2e.aonprd.com/Sources.aspx?ID=118" xlink:type="simple">Book of the Dead</text:a> pg. 16</text:p>
          </table:table-cell>
        </table:table-row>
        <table:table-row table:style-name="ro2">
          <table:table-cell table:style-name="ce2" office:value-type="string" calcext:value-type="string">
            <text:p><text:a xlink:href="https://2e.aonprd.com/Backgrounds.aspx?ID=304" xlink:type="simple">Necromancer's Apprentice</text:a></text:p>
          </table:table-cell>
          <table:table-cell table:style-name="ce2" office:value-type="string" calcext:value-type="string">
            <text:p>Caster</text:p>
          </table:table-cell>
          <table:table-cell table:style-name="ce2" office:value-type="string" calcext:value-type="string">
            <text:p>Constitution, Intelligence</text:p>
          </table:table-cell>
          <table:table-cell table:style-name="ce2" office:value-type="string" calcext:value-type="string">
            <text:p><text:a xlink:href="https://2e.aonprd.com/Skills.aspx?ID=2" xlink:type="simple">Arcana</text:a>, Necromancy <text:a xlink:href="https://2e.aonprd.com/Skills.aspx?ID=8" xlink:type="simple">Lore</text:a></text:p>
          </table:table-cell>
          <table:table-cell table:style-name="ce2" office:value-type="string" calcext:value-type="string">
            <text:p><text:a xlink:href="https://2e.aonprd.com/Feats.aspx?ID=824" xlink:type="simple">Quick Identification</text:a></text:p>
          </table:table-cell>
          <table:table-cell table:style-name="ce2" office:value-type="string" calcext:value-type="string">
            <text:p>Common</text:p>
          </table:table-cell>
          <table:table-cell table:style-name="ce2" office:value-type="string" calcext:value-type="string">
            <text:p>You apprenticed under a necromancer—a hard education in a field where a cadaver you were dissecting could suddenly animate and every magical artifact …</text:p>
          </table:table-cell>
          <table:table-cell table:style-name="ce2" office:value-type="string" calcext:value-type="string">
            <text:p><text:a xlink:href="https://2e.aonprd.com/Sources.aspx?ID=118" xlink:type="simple">Book of the Dead</text:a> pg. 16</text:p>
          </table:table-cell>
        </table:table-row>
        <table:table-row table:style-name="ro2">
          <table:table-cell table:style-name="ce2" office:value-type="string" calcext:value-type="string">
            <text:p><text:a xlink:href="https://2e.aonprd.com/Backgrounds.aspx?ID=305" xlink:type="simple">Night Watch</text:a></text:p>
          </table:table-cell>
          <table:table-cell table:style-name="ce2" office:value-type="string" calcext:value-type="string">
            <text:p>Fighter</text:p>
          </table:table-cell>
          <table:table-cell table:style-name="ce2" office:value-type="string" calcext:value-type="string">
            <text:p>Strength, Charisma</text:p>
          </table:table-cell>
          <table:table-cell table:style-name="ce2" office:value-type="string" calcext:value-type="string">
            <text:p><text:a xlink:href="https://2e.aonprd.com/Skills.aspx?ID=7" xlink:type="simple">Intimidation</text:a>, Legal <text:a xlink:href="https://2e.aonprd.com/Skills.aspx?ID=8" xlink:type="simple">Lore</text:a></text:p>
          </table:table-cell>
          <table:table-cell table:style-name="ce2" office:value-type="string" calcext:value-type="string">
            <text:p><text:a xlink:href="https://2e.aonprd.com/Feats.aspx?ID=822" xlink:type="simple">Quick Coercion</text:a></text:p>
          </table:table-cell>
          <table:table-cell table:style-name="ce2" office:value-type="string" calcext:value-type="string">
            <text:p>Common</text:p>
          </table:table-cell>
          <table:table-cell table:style-name="ce2" office:value-type="string" calcext:value-type="string">
            <text:p>When everyone else slumbers, you're on guard. You might have been a watch member in a teeming metropolis, the guard in an unquiet cemetery, or a …</text:p>
          </table:table-cell>
          <table:table-cell table:style-name="ce2" office:value-type="string" calcext:value-type="string">
            <text:p><text:a xlink:href="https://2e.aonprd.com/Sources.aspx?ID=118" xlink:type="simple">Book of the Dead</text:a> pg. 16</text:p>
          </table:table-cell>
        </table:table-row>
        <table:table-row table:style-name="ro2">
          <table:table-cell table:style-name="ce2" office:value-type="string" calcext:value-type="string">
            <text:p><text:a xlink:href="https://2e.aonprd.com/Backgrounds.aspx?ID=306" xlink:type="simple">Pyre Tender</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Intelligence</text:p>
          </table:table-cell>
          <table:table-cell table:style-name="ce2" office:value-type="string" calcext:value-type="string">
            <text:p><text:a xlink:href="https://2e.aonprd.com/Skills.aspx?ID=4" xlink:type="simple">Crafting</text:a>, Funeral <text:a xlink:href="https://2e.aonprd.com/Skills.aspx?ID=8" xlink:type="simple">Lore</text:a></text:p>
          </table:table-cell>
          <table:table-cell table:style-name="ce2" office:value-type="string" calcext:value-type="string">
            <text:p><text:a xlink:href="https://2e.aonprd.com/Feats.aspx?ID=752" xlink:type="simple">Alchemical Crafting</text:a></text:p>
          </table:table-cell>
          <table:table-cell table:style-name="ce2" office:value-type="string" calcext:value-type="string">
            <text:p>Common</text:p>
          </table:table-cell>
          <table:table-cell table:style-name="ce2" office:value-type="string" calcext:value-type="string">
            <text:p>You're experienced at building funeral pyres. You might have lit flaming biers in the Land of the Linnorm Kings, tended the cremation pits of Cheliax …</text:p>
          </table:table-cell>
          <table:table-cell table:style-name="ce2" office:value-type="string" calcext:value-type="string">
            <text:p><text:a xlink:href="https://2e.aonprd.com/Sources.aspx?ID=118" xlink:type="simple">Book of the Dead</text:a> pg. 16</text:p>
          </table:table-cell>
        </table:table-row>
        <table:table-row table:style-name="ro2">
          <table:table-cell table:style-name="ce2" office:value-type="string" calcext:value-type="string">
            <text:p><text:a xlink:href="https://2e.aonprd.com/Backgrounds.aspx?ID=307" xlink:type="simple">Scion of Slayers</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Intelligence</text:p>
          </table:table-cell>
          <table:table-cell table:style-name="ce2" office:value-type="string" calcext:value-type="string">
            <text:p><text:a xlink:href="https://2e.aonprd.com/Skills.aspx?ID=3" xlink:type="simple">Athletics</text:a>, Undead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You were born into a lineage of undead slayers. No mere occupation, in your family slaying is a mantle of almost mystic responsibility passed from …</text:p>
          </table:table-cell>
          <table:table-cell table:style-name="ce2" office:value-type="string" calcext:value-type="string">
            <text:p><text:a xlink:href="https://2e.aonprd.com/Sources.aspx?ID=118" xlink:type="simple">Book of the Dead</text:a> pg. 16</text:p>
          </table:table-cell>
        </table:table-row>
        <table:table-row table:style-name="ro2">
          <table:table-cell table:style-name="ce2" office:value-type="string" calcext:value-type="string">
            <text:p><text:a xlink:href="https://2e.aonprd.com/Backgrounds.aspx?ID=308" xlink:type="simple">Tomb Born</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Constitution</text:p>
          </table:table-cell>
          <table:table-cell table:style-name="ce2" office:value-type="string" calcext:value-type="string">
            <text:p>Undead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Your parents conceived you for a fell purpose at a site tainted by death, like a wight's barrow, mass grave, or ossuary. Their reasons could be a …</text:p>
          </table:table-cell>
          <table:table-cell table:style-name="ce2" office:value-type="string" calcext:value-type="string">
            <text:p><text:a xlink:href="https://2e.aonprd.com/Sources.aspx?ID=118" xlink:type="simple">Book of the Dead</text:a> pg. 17</text:p>
          </table:table-cell>
        </table:table-row>
        <table:table-row table:style-name="ro2">
          <table:table-cell table:style-name="ce2" office:value-type="string" calcext:value-type="string">
            <text:p><text:a xlink:href="https://2e.aonprd.com/Backgrounds.aspx?ID=309" xlink:type="simple">Willing Host</text:a></text:p>
          </table:table-cell>
          <table:table-cell table:style-name="ce2" office:value-type="string" calcext:value-type="string">
            <text:p><text:a xlink:href="https://2e.aonprd.com/PFS.aspx" xlink:type="simple"> </text:a></text:p>
          </table:table-cell>
          <table:table-cell table:style-name="ce2" office:value-type="string" calcext:value-type="string">
            <text:p>Wisdom, Charisma</text:p>
          </table:table-cell>
          <table:table-cell table:style-name="ce2" office:value-type="string" calcext:value-type="string">
            <text:p>Spirit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You speak to spirits only you can perceive: wispy shreds of lost souls, household guardians, ancestral spirits, and other entities. You can negotiate …</text:p>
          </table:table-cell>
          <table:table-cell table:style-name="ce2" office:value-type="string" calcext:value-type="string">
            <text:p><text:a xlink:href="https://2e.aonprd.com/Sources.aspx?ID=118" xlink:type="simple">Book of the Dead</text:a> pg. 17</text:p>
          </table:table-cell>
        </table:table-row>
        <table:table-row table:style-name="ro2">
          <table:table-cell table:style-name="ce2" office:value-type="string" calcext:value-type="string">
            <text:p><text:a xlink:href="https://2e.aonprd.com/Backgrounds.aspx?ID=310" xlink:type="simple">Once Bitten</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Wisdom</text:p>
          </table:table-cell>
          <table:table-cell table:style-name="ce2" office:value-type="string" calcext:value-type="string">
            <text:p><text:a xlink:href="https://2e.aonprd.com/Skills.aspx?ID=9" xlink:type="simple">Medicine</text:a>, Undead <text:a xlink:href="https://2e.aonprd.com/Skills.aspx?ID=8" xlink:type="simple">Lore</text:a></text:p>
          </table:table-cell>
          <table:table-cell table:style-name="ce2" office:value-type="string" calcext:value-type="string">
            <text:p><text:a xlink:href="https://2e.aonprd.com/Feats.aspx?ID=760" xlink:type="simple">Battle Medicine</text:a></text:p>
          </table:table-cell>
          <table:table-cell table:style-name="ce2" office:value-type="string" calcext:value-type="string">
            <text:p>Common</text:p>
          </table:table-cell>
          <table:table-cell table:style-name="ce2" office:value-type="string" calcext:value-type="string">
            <text:p>After an altercation with an undead creature, you feared you might be infected. Either through medical intervention, luck, or misunderstanding how …</text:p>
          </table:table-cell>
          <table:table-cell table:style-name="ce2" office:value-type="string" calcext:value-type="string">
            <text:p><text:a xlink:href="https://2e.aonprd.com/Sources.aspx?ID=123" xlink:type="simple">Knights of Lastwall</text:a> pg. 73</text:p>
          </table:table-cell>
        </table:table-row>
        <table:table-row table:style-name="ro2">
          <table:table-cell table:style-name="ce2" office:value-type="string" calcext:value-type="string">
            <text:p><text:a xlink:href="https://2e.aonprd.com/Backgrounds.aspx?ID=311" xlink:type="simple">Ozem Experience</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Intelligence</text:p>
          </table:table-cell>
          <table:table-cell table:style-name="ce2" office:value-type="string" calcext:value-type="string">
            <text:p><text:a xlink:href="https://2e.aonprd.com/Skills.aspx?ID=14" xlink:type="simple">Society</text:a>, Warfare <text:a xlink:href="https://2e.aonprd.com/Skills.aspx?ID=8" xlink:type="simple">Lore</text:a></text:p>
          </table:table-cell>
          <table:table-cell table:style-name="ce2" office:value-type="string" calcext:value-type="string">
            <text:p><text:a xlink:href="https://2e.aonprd.com/Feats.aspx?ID=772" xlink:type="simple">Courtly Graces</text:a></text:p>
          </table:table-cell>
          <table:table-cell table:style-name="ce2" office:value-type="string" calcext:value-type="string">
            <text:p>Common</text:p>
          </table:table-cell>
          <table:table-cell table:style-name="ce2" office:value-type="string" calcext:value-type="string">
            <text:p>You or someone close to you worked with the Knights of Ozem before Lastwall fell. In addition to knowledge of the organization's tenets and goals, …</text:p>
          </table:table-cell>
          <table:table-cell table:style-name="ce2" office:value-type="string" calcext:value-type="string">
            <text:p><text:a xlink:href="https://2e.aonprd.com/Sources.aspx?ID=123" xlink:type="simple">Knights of Lastwall</text:a> pg. 73</text:p>
          </table:table-cell>
        </table:table-row>
        <table:table-row table:style-name="ro2">
          <table:table-cell table:style-name="ce2" office:value-type="string" calcext:value-type="string">
            <text:p><text:a xlink:href="https://2e.aonprd.com/Backgrounds.aspx?ID=312" xlink:type="simple">Pillar</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Wisdom</text:p>
          </table:table-cell>
          <table:table-cell table:style-name="ce2" office:value-type="string" calcext:value-type="string">
            <text:p>Labor <text:a xlink:href="https://2e.aonprd.com/Skills.aspx?ID=8" xlink:type="simple">Lore</text:a></text:p>
          </table:table-cell>
          <table:table-cell table:style-name="ce2" office:value-type="string" calcext:value-type="string">
            <text:p><text:a xlink:href="https://2e.aonprd.com/Feats.aspx?ID=750" xlink:type="simple">Additional Lore</text:a></text:p>
          </table:table-cell>
          <table:table-cell table:style-name="ce2" office:value-type="string" calcext:value-type="string">
            <text:p>Common</text:p>
          </table:table-cell>
          <table:table-cell table:style-name="ce2" office:value-type="string" calcext:value-type="string">
            <text:p>Not every Knight of Lastwall contributes to the crusade through combat. Pillars provide essential upkeep and service at camps, enjoying the same rank …</text:p>
          </table:table-cell>
          <table:table-cell table:style-name="ce2" office:value-type="string" calcext:value-type="string">
            <text:p><text:a xlink:href="https://2e.aonprd.com/Sources.aspx?ID=123" xlink:type="simple">Knights of Lastwall</text:a> pg. 73</text:p>
          </table:table-cell>
        </table:table-row>
        <table:table-row table:style-name="ro2">
          <table:table-cell table:style-name="ce2" office:value-type="string" calcext:value-type="string">
            <text:p><text:a xlink:href="https://2e.aonprd.com/Backgrounds.aspx?ID=313" xlink:type="simple">Reclaimed</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Charisma</text:p>
          </table:table-cell>
          <table:table-cell table:style-name="ce2" office:value-type="string" calcext:value-type="string">
            <text:p><text:a xlink:href="https://2e.aonprd.com/Skills.aspx?ID=7" xlink:type="simple">Intimidation</text:a>, Crimson Reclaimers <text:a xlink:href="https://2e.aonprd.com/Skills.aspx?ID=8" xlink:type="simple">Lore</text:a></text:p>
          </table:table-cell>
          <table:table-cell table:style-name="ce2" office:value-type="string" calcext:value-type="string">
            <text:p><text:a xlink:href="https://2e.aonprd.com/Feats.aspx?ID=788" xlink:type="simple">Group Coercion</text:a></text:p>
          </table:table-cell>
          <table:table-cell table:style-name="ce2" office:value-type="string" calcext:value-type="string">
            <text:p>Common</text:p>
          </table:table-cell>
          <table:table-cell table:style-name="ce2" office:value-type="string" calcext:value-type="string">
            <text:p>A unit of Crimson Reclaimers saved you from certain death in the Gravelands. You spent time with one or more Crimson Reclaimers as they escorted you …</text:p>
          </table:table-cell>
          <table:table-cell table:style-name="ce2" office:value-type="string" calcext:value-type="string">
            <text:p><text:a xlink:href="https://2e.aonprd.com/Sources.aspx?ID=123" xlink:type="simple">Knights of Lastwall</text:a> pg. 73</text:p>
          </table:table-cell>
        </table:table-row>
        <table:table-row table:style-name="ro2">
          <table:table-cell table:style-name="ce2" office:value-type="string" calcext:value-type="string">
            <text:p><text:a xlink:href="https://2e.aonprd.com/Backgrounds.aspx?ID=314" xlink:type="simple">Reclaimed Investigator</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Wisdom</text:p>
          </table:table-cell>
          <table:table-cell table:style-name="ce2" office:value-type="string" calcext:value-type="string">
            <text:p><text:a xlink:href="https://2e.aonprd.com/Skills.aspx?ID=11" xlink:type="simple">Occultism</text:a>, Crimson Reclaimers <text:a xlink:href="https://2e.aonprd.com/Skills.aspx?ID=8" xlink:type="simple">Lore</text:a></text:p>
          </table:table-cell>
          <table:table-cell table:style-name="ce2" office:value-type="string" calcext:value-type="string">
            <text:p><text:a xlink:href="https://2e.aonprd.com/Feats.aspx?ID=817" xlink:type="simple">Oddity Identification</text:a></text:p>
          </table:table-cell>
          <table:table-cell table:style-name="ce2" office:value-type="string" calcext:value-type="string">
            <text:p>Common</text:p>
          </table:table-cell>
          <table:table-cell table:style-name="ce2" office:value-type="string" calcext:value-type="string">
            <text:p>You believe the mysterious patron of the Crimson Reclaimers has an ulterior motive that bedevils the Knights of Lastwall. Whatever the organization …</text:p>
          </table:table-cell>
          <table:table-cell table:style-name="ce2" office:value-type="string" calcext:value-type="string">
            <text:p><text:a xlink:href="https://2e.aonprd.com/Sources.aspx?ID=123" xlink:type="simple">Knights of Lastwall</text:a> pg. 73</text:p>
          </table:table-cell>
        </table:table-row>
        <table:table-row table:style-name="ro2">
          <table:table-cell table:style-name="ce2" office:value-type="string" calcext:value-type="string">
            <text:p><text:a xlink:href="https://2e.aonprd.com/Backgrounds.aspx?ID=315" xlink:type="simple">Sentinel Reflectance</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Charisma</text:p>
          </table:table-cell>
          <table:table-cell table:style-name="ce2" office:value-type="string" calcext:value-type="string">
            <text:p><text:a xlink:href="https://2e.aonprd.com/Skills.aspx?ID=6" xlink:type="simple">Diplomacy</text:a>, Shining Sentinels <text:a xlink:href="https://2e.aonprd.com/Skills.aspx?ID=8" xlink:type="simple">Lore</text:a></text:p>
          </table:table-cell>
          <table:table-cell table:style-name="ce2" office:value-type="string" calcext:value-type="string">
            <text:p><text:a xlink:href="https://2e.aonprd.com/Feats.aspx?ID=2139" xlink:type="simple">No Cause for Alarm</text:a></text:p>
          </table:table-cell>
          <table:table-cell table:style-name="ce2" office:value-type="string" calcext:value-type="string">
            <text:p>Common</text:p>
          </table:table-cell>
          <table:table-cell table:style-name="ce2" office:value-type="string" calcext:value-type="string">
            <text:p>Either through witnessing their deeds and devout heroics firsthand, or through reading chronicles of their exploits, the Shining Sentinels of the …</text:p>
          </table:table-cell>
          <table:table-cell table:style-name="ce2" office:value-type="string" calcext:value-type="string">
            <text:p><text:a xlink:href="https://2e.aonprd.com/Sources.aspx?ID=123" xlink:type="simple">Knights of Lastwall</text:a> pg. 73</text:p>
          </table:table-cell>
        </table:table-row>
        <table:table-row table:style-name="ro2">
          <table:table-cell table:style-name="ce2" office:value-type="string" calcext:value-type="string">
            <text:p><text:a xlink:href="https://2e.aonprd.com/Backgrounds.aspx?ID=316" xlink:type="simple">Relentless Dedication</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Constitution</text:p>
          </table:table-cell>
          <table:table-cell table:style-name="ce2" office:value-type="string" calcext:value-type="string">
            <text:p>Warfare <text:a xlink:href="https://2e.aonprd.com/Skills.aspx?ID=8" xlink:type="simple">Lore</text:a></text:p>
          </table:table-cell>
          <table:table-cell table:style-name="ce2" office:value-type="string" calcext:value-type="string">
            <text:p><text:a xlink:href="https://2e.aonprd.com/Feats.aspx?ID=764" xlink:type="simple">Canny Acumen</text:a></text:p>
          </table:table-cell>
          <table:table-cell table:style-name="ce2" office:value-type="string" calcext:value-type="string">
            <text:p>Rare</text:p>
          </table:table-cell>
          <table:table-cell table:style-name="ce2" office:value-type="string" calcext:value-type="string">
            <text:p>Recruiters invite many candidates like you to train to be Knights of Lastwall, but only a select few make the cut. Whereas others lose heart, your …</text:p>
          </table:table-cell>
          <table:table-cell table:style-name="ce2" office:value-type="string" calcext:value-type="string">
            <text:p><text:a xlink:href="https://2e.aonprd.com/Sources.aspx?ID=123" xlink:type="simple">Knights of Lastwall</text:a> pg. 73</text:p>
          </table:table-cell>
        </table:table-row>
        <table:table-row table:style-name="ro2">
          <table:table-cell table:style-name="ce2" office:value-type="string" calcext:value-type="string">
            <text:p><text:a xlink:href="https://2e.aonprd.com/Backgrounds.aspx?ID=317" xlink:type="simple">Tyrant Witness</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Wisdom</text:p>
          </table:table-cell>
          <table:table-cell table:style-name="ce2" office:value-type="string" calcext:value-type="string">
            <text:p>Undead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When Tar-Baphon broke free of Gallowspire, you saw him emerge. When the god-slaying lich obliterated Vigil and Roslar's Coffer, you scrambled to …</text:p>
          </table:table-cell>
          <table:table-cell table:style-name="ce2" office:value-type="string" calcext:value-type="string">
            <text:p><text:a xlink:href="https://2e.aonprd.com/Sources.aspx?ID=123" xlink:type="simple">Knights of Lastwall</text:a> pg. 73</text:p>
          </table:table-cell>
        </table:table-row>
        <table:table-row table:style-name="ro2">
          <table:table-cell table:style-name="ce2" office:value-type="string" calcext:value-type="string">
            <text:p><text:a xlink:href="https://2e.aonprd.com/Backgrounds.aspx?ID=324" xlink:type="simple">Child of the Twin Village</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Charisma</text:p>
          </table:table-cell>
          <table:table-cell table:style-name="ce2" office:value-type="string" calcext:value-type="string">
            <text:p><text:a xlink:href="https://2e.aonprd.com/Skills.aspx?ID=6" xlink:type="simple">Diplomacy</text:a>, Dreamlands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You were born in a village where everyone has a twin with a special link. You have moved to the wider world for reasons of your own, but you still …</text:p>
          </table:table-cell>
          <table:table-cell table:style-name="ce2" office:value-type="string" calcext:value-type="string">
            <text:p><text:a xlink:href="https://2e.aonprd.com/Sources.aspx?ID=129" xlink:type="simple">Dark Archive</text:a> pg. 73</text:p>
          </table:table-cell>
        </table:table-row>
        <table:table-row table:style-name="ro2">
          <table:table-cell table:style-name="ce2" office:value-type="string" calcext:value-type="string">
            <text:p><text:a xlink:href="https://2e.aonprd.com/Backgrounds.aspx?ID=325" xlink:type="simple">Empty Whispers</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Wisdom</text:p>
          </table:table-cell>
          <table:table-cell table:style-name="ce2" office:value-type="string" calcext:value-type="string">
            <text:p><text:a xlink:href="https://2e.aonprd.com/Skills.aspx?ID=11" xlink:type="simple">Occultism</text:a>, Planar Rift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You knew someone once, and now you know only a life stitched together and healed over, nary even a scar remaining. You hear voices of souls that have …</text:p>
          </table:table-cell>
          <table:table-cell table:style-name="ce2" office:value-type="string" calcext:value-type="string">
            <text:p><text:a xlink:href="https://2e.aonprd.com/Sources.aspx?ID=129" xlink:type="simple">Dark Archive</text:a> pg. 92</text:p>
          </table:table-cell>
        </table:table-row>
        <table:table-row table:style-name="ro2">
          <table:table-cell table:style-name="ce2" office:value-type="string" calcext:value-type="string">
            <text:p><text:a xlink:href="https://2e.aonprd.com/Backgrounds.aspx?ID=326" xlink:type="simple">Legacy of the Hammer</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Charisma</text:p>
          </table:table-cell>
          <table:table-cell table:style-name="ce2" office:value-type="string" calcext:value-type="string">
            <text:p><text:a xlink:href="https://2e.aonprd.com/Skills.aspx?ID=17" xlink:type="simple">Thievery</text:a>, Engineering <text:a xlink:href="https://2e.aonprd.com/Skills.aspx?ID=8" xlink:type="simple">Lore</text:a></text:p>
          </table:table-cell>
          <table:table-cell table:style-name="ce2" office:value-type="string" calcext:value-type="string">
            <text:p><text:a xlink:href="https://2e.aonprd.com/Feats.aspx?ID=2116" xlink:type="simple">Concealing Legerdemain</text:a></text:p>
          </table:table-cell>
          <table:table-cell table:style-name="ce2" office:value-type="string" calcext:value-type="string">
            <text:p>Uncommon</text:p>
          </table:table-cell>
          <table:table-cell table:style-name="ce2" office:value-type="string" calcext:value-type="string">
            <text:p>Your introduction to the criminal life was spurred forward by a seemingly innocuous hammer that provided you with all kinds of innovative criminal …</text:p>
          </table:table-cell>
          <table:table-cell table:style-name="ce2" office:value-type="string" calcext:value-type="string">
            <text:p><text:a xlink:href="https://2e.aonprd.com/Sources.aspx?ID=129" xlink:type="simple">Dark Archive</text:a> pg. 135</text:p>
          </table:table-cell>
        </table:table-row>
        <table:table-row table:style-name="ro2">
          <table:table-cell table:style-name="ce2" office:value-type="string" calcext:value-type="string">
            <text:p><text:a xlink:href="https://2e.aonprd.com/Backgrounds.aspx?ID=327" xlink:type="simple">Reborn Soul</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Intelligence</text:p>
          </table:table-cell>
          <table:table-cell table:style-name="ce3" table:number-columns-repeated="2"/>
          <table:table-cell table:style-name="ce2" office:value-type="string" calcext:value-type="string">
            <text:p>Rare</text:p>
          </table:table-cell>
          <table:table-cell table:style-name="ce2" office:value-type="string" calcext:value-type="string">
            <text:p>You were given a second opportunity at life by mysterious forces in the Lands of Second Souls. You remember your life before your death and now live …</text:p>
          </table:table-cell>
          <table:table-cell table:style-name="ce2" office:value-type="string" calcext:value-type="string">
            <text:p><text:a xlink:href="https://2e.aonprd.com/Sources.aspx?ID=129" xlink:type="simple">Dark Archive</text:a> pg. 176</text:p>
          </table:table-cell>
        </table:table-row>
        <table:table-row table:style-name="ro2">
          <table:table-cell table:style-name="ce2" office:value-type="string" calcext:value-type="string">
            <text:p><text:a xlink:href="https://2e.aonprd.com/Backgrounds.aspx?ID=328" xlink:type="simple">Astrological Augur</text:a></text:p>
          </table:table-cell>
          <table:table-cell table:style-name="ce2" office:value-type="string" calcext:value-type="string">
            <text:p><text:a xlink:href="https://2e.aonprd.com/PFS.aspx" xlink:type="simple"> </text:a></text:p>
          </table:table-cell>
          <table:table-cell table:style-name="ce2" office:value-type="string" calcext:value-type="string">
            <text:p>Wisdom, Charisma</text:p>
          </table:table-cell>
          <table:table-cell table:style-name="ce2" office:value-type="string" calcext:value-type="string">
            <text:p>Astrology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During your formative years, you learned the stars are a gateway to mystical power or glimpses into the future. Perhaps you grew up surrounded by …</text:p>
          </table:table-cell>
          <table:table-cell table:style-name="ce2" office:value-type="string" calcext:value-type="string">
            <text:p><text:a xlink:href="https://2e.aonprd.com/Sources.aspx?ID=141" xlink:type="simple">Travel Guide</text:a> pg. 122</text:p>
          </table:table-cell>
        </table:table-row>
        <table:table-row table:style-name="ro2">
          <table:table-cell table:style-name="ce2" office:value-type="string" calcext:value-type="string">
            <text:p><text:a xlink:href="https://2e.aonprd.com/Backgrounds.aspx?ID=329" xlink:type="simple">Doomcaller</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Wisdom</text:p>
          </table:table-cell>
          <table:table-cell table:style-name="ce2" office:value-type="string" calcext:value-type="string">
            <text:p><text:a xlink:href="https://2e.aonprd.com/Skills.aspx?ID=11" xlink:type="simple">Occultism</text:a>, Star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In the stars you see not guidance or wisdom but a twinkling door to the impending end of all things. You might have been raised in this ideology, …</text:p>
          </table:table-cell>
          <table:table-cell table:style-name="ce2" office:value-type="string" calcext:value-type="string">
            <text:p><text:a xlink:href="https://2e.aonprd.com/Sources.aspx?ID=141" xlink:type="simple">Travel Guide</text:a> pg. 122</text:p>
          </table:table-cell>
        </table:table-row>
        <table:table-row table:style-name="ro2">
          <table:table-cell table:style-name="ce2" office:value-type="string" calcext:value-type="string">
            <text:p><text:a xlink:href="https://2e.aonprd.com/Backgrounds.aspx?ID=330" xlink:type="simple">Eclipseborn</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Charisma</text:p>
          </table:table-cell>
          <table:table-cell table:style-name="ce3" table:number-columns-repeated="2"/>
          <table:table-cell table:style-name="ce2" office:value-type="string" calcext:value-type="string">
            <text:p>Rare</text:p>
          </table:table-cell>
          <table:table-cell table:style-name="ce2" office:value-type="string" calcext:value-type="string">
            <text:p>You were born at the exact moment of a solar or lunar eclipse. At the eclipse's junction, or not long after, a catastrophe fell upon the area of your …</text:p>
          </table:table-cell>
          <table:table-cell table:style-name="ce2" office:value-type="string" calcext:value-type="string">
            <text:p><text:a xlink:href="https://2e.aonprd.com/Sources.aspx?ID=141" xlink:type="simple">Travel Guide</text:a> pg. 122</text:p>
          </table:table-cell>
        </table:table-row>
        <table:table-row table:style-name="ro2">
          <table:table-cell table:style-name="ce2" office:value-type="string" calcext:value-type="string">
            <text:p><text:a xlink:href="https://2e.aonprd.com/Backgrounds.aspx?ID=331" xlink:type="simple">Nocturnal Navigator</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Wisdom</text:p>
          </table:table-cell>
          <table:table-cell table:style-name="ce2" office:value-type="string" calcext:value-type="string">
            <text:p><text:a xlink:href="https://2e.aonprd.com/Skills.aspx?ID=16" xlink:type="simple">Survival</text:a></text:p>
          </table:table-cell>
          <table:table-cell table:style-name="ce3"/>
          <table:table-cell table:style-name="ce2" office:value-type="string" calcext:value-type="string">
            <text:p>Rare</text:p>
          </table:table-cell>
          <table:table-cell table:style-name="ce2" office:value-type="string" calcext:value-type="string">
            <text:p>You have a great affinity for the night skies. You watch the stars, and you feel they speak secret messages specifically to you, which help you …</text:p>
          </table:table-cell>
          <table:table-cell table:style-name="ce2" office:value-type="string" calcext:value-type="string">
            <text:p><text:a xlink:href="https://2e.aonprd.com/Sources.aspx?ID=141" xlink:type="simple">Travel Guide</text:a> pg. 122</text:p>
          </table:table-cell>
        </table:table-row>
        <table:table-row table:style-name="ro2">
          <table:table-cell table:style-name="ce2" office:value-type="string" calcext:value-type="string">
            <text:p><text:a xlink:href="https://2e.aonprd.com/Backgrounds.aspx?ID=332" xlink:type="simple">Sign Bound</text:a></text:p>
          </table:table-cell>
          <table:table-cell table:style-name="ce2" office:value-type="string" calcext:value-type="string">
            <text:p><text:a xlink:href="https://2e.aonprd.com/PFS.aspx" xlink:type="simple"> </text:a></text:p>
          </table:table-cell>
          <table:table-cell table:style-name="ce3" table:number-columns-repeated="3"/>
          <table:table-cell table:style-name="ce2" office:value-type="string" calcext:value-type="string">
            <text:p>Rare</text:p>
          </table:table-cell>
          <table:table-cell table:style-name="ce2" office:value-type="string" calcext:value-type="string">
            <text:p>You were born under a powerful manifestation of a specific constellation, and its connection to you is obvious. You tend to feel most at ease while …</text:p>
          </table:table-cell>
          <table:table-cell table:style-name="ce2" office:value-type="string" calcext:value-type="string">
            <text:p><text:a xlink:href="https://2e.aonprd.com/Sources.aspx?ID=141" xlink:type="simple">Travel Guide</text:a> pg. 122</text:p>
          </table:table-cell>
        </table:table-row>
        <table:table-row table:style-name="ro2">
          <table:table-cell table:style-name="ce2" office:value-type="string" calcext:value-type="string">
            <text:p><text:a xlink:href="https://2e.aonprd.com/Backgrounds.aspx?ID=333" xlink:type="simple">Starless One</text:a></text:p>
          </table:table-cell>
          <table:table-cell table:style-name="ce2" office:value-type="string" calcext:value-type="string">
            <text:p><text:a xlink:href="https://2e.aonprd.com/PFS.aspx" xlink:type="simple"> </text:a></text:p>
          </table:table-cell>
          <table:table-cell table:style-name="ce2" office:value-type="string" calcext:value-type="string">
            <text:p>Wisdom, Charisma</text:p>
          </table:table-cell>
          <table:table-cell table:style-name="ce2" office:value-type="string" calcext:value-type="string">
            <text:p><text:a xlink:href="https://2e.aonprd.com/Skills.aspx?ID=11" xlink:type="simple">Occultism</text:a>, Astrology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You were born on a night when not a single star was in the night sky. While this is likely due to a haze, cloud cover, or other natural phenomena, …</text:p>
          </table:table-cell>
          <table:table-cell table:style-name="ce2" office:value-type="string" calcext:value-type="string">
            <text:p><text:a xlink:href="https://2e.aonprd.com/Sources.aspx?ID=141" xlink:type="simple">Travel Guide</text:a> pg. 123</text:p>
          </table:table-cell>
        </table:table-row>
        <table:table-row table:style-name="ro2">
          <table:table-cell table:style-name="ce2" office:value-type="string" calcext:value-type="string">
            <text:p><text:a xlink:href="https://2e.aonprd.com/Backgrounds.aspx?ID=334" xlink:type="simple">Sun Dancer</text:a></text:p>
          </table:table-cell>
          <table:table-cell table:style-name="ce2" office:value-type="string" calcext:value-type="string">
            <text:p><text:a xlink:href="https://2e.aonprd.com/PFS.aspx" xlink:type="simple"> </text:a></text:p>
          </table:table-cell>
          <table:table-cell table:style-name="ce2" office:value-type="string" calcext:value-type="string">
            <text:p>Dexterity, Charisma</text:p>
          </table:table-cell>
          <table:table-cell table:style-name="ce2" office:value-type="string" calcext:value-type="string">
            <text:p><text:a xlink:href="https://2e.aonprd.com/Skills.aspx?ID=12" xlink:type="simple">Performance</text:a></text:p>
          </table:table-cell>
          <table:table-cell table:style-name="ce2" office:value-type="string" calcext:value-type="string">
            <text:p><text:a xlink:href="https://2e.aonprd.com/Feats.aspx?ID=781" xlink:type="simple">Fascinating Performance</text:a></text:p>
          </table:table-cell>
          <table:table-cell table:style-name="ce2" office:value-type="string" calcext:value-type="string">
            <text:p>Rare</text:p>
          </table:table-cell>
          <table:table-cell table:style-name="ce2" office:value-type="string" calcext:value-type="string">
            <text:p>You've been taught the Burning Mother's blessings could be invited through dances done under its presence, such as in welcoming the first rays of …</text:p>
          </table:table-cell>
          <table:table-cell table:style-name="ce2" office:value-type="string" calcext:value-type="string">
            <text:p><text:a xlink:href="https://2e.aonprd.com/Sources.aspx?ID=141" xlink:type="simple">Travel Guide</text:a> pg. 123</text:p>
          </table:table-cell>
        </table:table-row>
        <table:table-row table:style-name="ro2">
          <table:table-cell table:style-name="ce2" office:value-type="string" calcext:value-type="string">
            <text:p><text:a xlink:href="https://2e.aonprd.com/Backgrounds.aspx?ID=335" xlink:type="simple">Tide Watcher</text:a></text:p>
          </table:table-cell>
          <table:table-cell table:style-name="ce2" office:value-type="string" calcext:value-type="string">
            <text:p><text:a xlink:href="https://2e.aonprd.com/PFS.aspx" xlink:type="simple"> </text:a></text:p>
          </table:table-cell>
          <table:table-cell table:style-name="ce2" office:value-type="string" calcext:value-type="string">
            <text:p>Intelligence, Charisma</text:p>
          </table:table-cell>
          <table:table-cell table:style-name="ce2" office:value-type="string" calcext:value-type="string">
            <text:p><text:a xlink:href="https://2e.aonprd.com/Skills.aspx?ID=10" xlink:type="simple">Nature</text:a>, Ocean <text:a xlink:href="https://2e.aonprd.com/Skills.aspx?ID=8" xlink:type="simple">Lore</text:a></text:p>
          </table:table-cell>
          <table:table-cell table:style-name="ce3"/>
          <table:table-cell table:style-name="ce2" office:value-type="string" calcext:value-type="string">
            <text:p>Rare</text:p>
          </table:table-cell>
          <table:table-cell table:style-name="ce2" office:value-type="string" calcext:value-type="string">
            <text:p>Where you hail from, the ocean is the lifeblood of your community; knowing how it changes according to the moon was integral to everyday life. You've …</text:p>
          </table:table-cell>
          <table:table-cell table:style-name="ce2" office:value-type="string" calcext:value-type="string">
            <text:p><text:a xlink:href="https://2e.aonprd.com/Sources.aspx?ID=141" xlink:type="simple">Travel Guide</text:a> pg. 123</text:p>
          </table:table-cell>
        </table:table-row>
        <table:table-row table:style-name="ro2">
          <table:table-cell table:style-name="ce2" office:value-type="string" calcext:value-type="string">
            <text:p><text:a xlink:href="https://2e.aonprd.com/Backgrounds.aspx?ID=344" xlink:type="simple">Dreams of Vengeance</text:a></text:p>
          </table:table-cell>
          <table:table-cell table:style-name="ce3"/>
          <table:table-cell table:style-name="ce2" office:value-type="string" calcext:value-type="string">
            <text:p>Strength, Constitution</text:p>
          </table:table-cell>
          <table:table-cell table:style-name="ce2" office:value-type="string" calcext:value-type="string">
            <text:p><text:a xlink:href="https://2e.aonprd.com/Skills.aspx?ID=3" xlink:type="simple">Athletics</text:a>, Gladiator <text:a xlink:href="https://2e.aonprd.com/Skills.aspx?ID=8" xlink:type="simple">Lore</text:a></text:p>
          </table:table-cell>
          <table:table-cell table:style-name="ce2" office:value-type="string" calcext:value-type="string">
            <text:p><text:a xlink:href="https://2e.aonprd.com/Feats.aspx?ID=854" xlink:type="simple">Titan Wrestler</text:a></text:p>
          </table:table-cell>
          <table:table-cell table:style-name="ce2" office:value-type="string" calcext:value-type="string">
            <text:p>Common</text:p>
          </table:table-cell>
          <table:table-cell table:style-name="ce2" office:value-type="string" calcext:value-type="string">
            <text:p>You've known strife your whole life, whether on the battlefield, in the arena, or simply living your day-to-day life. When you're not thinking about …</text:p>
          </table:table-cell>
          <table:table-cell table:style-name="ce2" office:value-type="string" calcext:value-type="string">
            <text:p><text:a xlink:href="https://2e.aonprd.com/Sources.aspx?ID=190" xlink:type="simple">Gatewalkers Player's Guide</text:a> pg. 6</text:p>
          </table:table-cell>
        </table:table-row>
        <table:table-row table:style-name="ro2">
          <table:table-cell table:style-name="ce2" office:value-type="string" calcext:value-type="string">
            <text:p><text:a xlink:href="https://2e.aonprd.com/Backgrounds.aspx?ID=345" xlink:type="simple">Lost Loved One</text:a></text:p>
          </table:table-cell>
          <table:table-cell table:style-name="ce3"/>
          <table:table-cell table:style-name="ce2" office:value-type="string" calcext:value-type="string">
            <text:p>Wisdom, Charisma</text:p>
          </table:table-cell>
          <table:table-cell table:style-name="ce2" office:value-type="string" calcext:value-type="string">
            <text:p><text:a xlink:href="https://2e.aonprd.com/Skills.aspx?ID=14" xlink:type="simple">Society</text:a>, Genealogy <text:a xlink:href="https://2e.aonprd.com/Skills.aspx?ID=8" xlink:type="simple">Lore</text:a></text:p>
          </table:table-cell>
          <table:table-cell table:style-name="ce2" office:value-type="string" calcext:value-type="string">
            <text:p><text:a xlink:href="https://2e.aonprd.com/Feats.aspx?ID=814" xlink:type="simple">Multilingual</text:a></text:p>
          </table:table-cell>
          <table:table-cell table:style-name="ce2" office:value-type="string" calcext:value-type="string">
            <text:p>Common</text:p>
          </table:table-cell>
          <table:table-cell table:style-name="ce2" office:value-type="string" calcext:value-type="string">
            <text:p>You see your life as naturally divided into two chapters: in one, the love-limned, halcyon days of yesteryear, in the other, the day you lost the …</text:p>
          </table:table-cell>
          <table:table-cell table:style-name="ce2" office:value-type="string" calcext:value-type="string">
            <text:p><text:a xlink:href="https://2e.aonprd.com/Sources.aspx?ID=190" xlink:type="simple">Gatewalkers Player's Guide</text:a> pg. 6</text:p>
          </table:table-cell>
        </table:table-row>
        <table:table-row table:style-name="ro2">
          <table:table-cell table:style-name="ce2" office:value-type="string" calcext:value-type="string">
            <text:p><text:a xlink:href="https://2e.aonprd.com/Backgrounds.aspx?ID=346" xlink:type="simple">Sense of Belonging</text:a></text:p>
          </table:table-cell>
          <table:table-cell table:style-name="ce3"/>
          <table:table-cell table:style-name="ce2" office:value-type="string" calcext:value-type="string">
            <text:p>Constitution, Intelligence</text:p>
          </table:table-cell>
          <table:table-cell table:style-name="ce2" office:value-type="string" calcext:value-type="string">
            <text:p><text:a xlink:href="https://2e.aonprd.com/Skills.aspx?ID=16" xlink:type="simple">Survival</text:a>, Scouting <text:a xlink:href="https://2e.aonprd.com/Skills.aspx?ID=8" xlink:type="simple">Lore</text:a></text:p>
          </table:table-cell>
          <table:table-cell table:style-name="ce2" office:value-type="string" calcext:value-type="string">
            <text:p><text:a xlink:href="https://2e.aonprd.com/Feats.aspx?ID=786" xlink:type="simple">Forager</text:a></text:p>
          </table:table-cell>
          <table:table-cell table:style-name="ce2" office:value-type="string" calcext:value-type="string">
            <text:p>Common</text:p>
          </table:table-cell>
          <table:table-cell table:style-name="ce2" office:value-type="string" calcext:value-type="string">
            <text:p>Home is all you've ever wanted. But home, whatever that means to you, has always been a step out of reach. On the night of the Missing Moment, you …</text:p>
          </table:table-cell>
          <table:table-cell table:style-name="ce2" office:value-type="string" calcext:value-type="string">
            <text:p><text:a xlink:href="https://2e.aonprd.com/Sources.aspx?ID=190" xlink:type="simple">Gatewalkers Player's Guide</text:a> pg. 7</text:p>
          </table:table-cell>
        </table:table-row>
        <table:table-row table:style-name="ro2">
          <table:table-cell table:style-name="ce2" office:value-type="string" calcext:value-type="string">
            <text:p><text:a xlink:href="https://2e.aonprd.com/Backgrounds.aspx?ID=347" xlink:type="simple">Total Power</text:a></text:p>
          </table:table-cell>
          <table:table-cell table:style-name="ce3"/>
          <table:table-cell table:style-name="ce2" office:value-type="string" calcext:value-type="string">
            <text:p>Strength, Wisdom</text:p>
          </table:table-cell>
          <table:table-cell table:style-name="ce2" office:value-type="string" calcext:value-type="string">
            <text:p><text:a xlink:href="https://2e.aonprd.com/Skills.aspx?ID=7" xlink:type="simple">Intimidation</text:a>, Legal <text:a xlink:href="https://2e.aonprd.com/Skills.aspx?ID=8" xlink:type="simple">Lore</text:a></text:p>
          </table:table-cell>
          <table:table-cell table:style-name="ce2" office:value-type="string" calcext:value-type="string">
            <text:p><text:a xlink:href="https://2e.aonprd.com/Feats.aspx?ID=796" xlink:type="simple">Intimidating Glare</text:a></text:p>
          </table:table-cell>
          <table:table-cell table:style-name="ce2" office:value-type="string" calcext:value-type="string">
            <text:p>Common</text:p>
          </table:table-cell>
          <table:table-cell table:style-name="ce2" office:value-type="string" calcext:value-type="string">
            <text:p>Whether you desire simple security after a life of uncertainty or you're actually just a control freak, power over your own fate is the thing you've …</text:p>
          </table:table-cell>
          <table:table-cell table:style-name="ce2" office:value-type="string" calcext:value-type="string">
            <text:p><text:a xlink:href="https://2e.aonprd.com/Sources.aspx?ID=190" xlink:type="simple">Gatewalkers Player's Guide</text:a> pg. 7</text:p>
          </table:table-cell>
        </table:table-row>
        <table:table-row table:style-name="ro2">
          <table:table-cell table:style-name="ce2" office:value-type="string" calcext:value-type="string">
            <text:p><text:a xlink:href="https://2e.aonprd.com/Backgrounds.aspx?ID=348" xlink:type="simple">Wanderlust</text:a></text:p>
          </table:table-cell>
          <table:table-cell table:style-name="ce3"/>
          <table:table-cell table:style-name="ce2" office:value-type="string" calcext:value-type="string">
            <text:p>Dexterity, Intelligence</text:p>
          </table:table-cell>
          <table:table-cell table:style-name="ce2" office:value-type="string" calcext:value-type="string">
            <text:p><text:a xlink:href="https://2e.aonprd.com/Skills.aspx?ID=10" xlink:type="simple">Nature</text:a>, Stabling <text:a xlink:href="https://2e.aonprd.com/Skills.aspx?ID=8" xlink:type="simple">Lore</text:a></text:p>
          </table:table-cell>
          <table:table-cell table:style-name="ce2" office:value-type="string" calcext:value-type="string">
            <text:p><text:a xlink:href="https://2e.aonprd.com/Feats.aspx?ID=2126" xlink:type="simple">Express Rider</text:a></text:p>
          </table:table-cell>
          <table:table-cell table:style-name="ce2" office:value-type="string" calcext:value-type="string">
            <text:p>Common</text:p>
          </table:table-cell>
          <table:table-cell table:style-name="ce2" office:value-type="string" calcext:value-type="string">
            <text:p>You've traveled the world for years in search of excitement and adventure. On the night of the Missing Moment, all the many exciting occasions you've …</text:p>
          </table:table-cell>
          <table:table-cell table:style-name="ce2" office:value-type="string" calcext:value-type="string">
            <text:p><text:a xlink:href="https://2e.aonprd.com/Sources.aspx?ID=190" xlink:type="simple">Gatewalkers Player's Guide</text:a> pg. 8</text:p>
          </table:table-cell>
        </table:table-row>
        <table:table-row table:style-name="ro2">
          <table:table-cell table:style-name="ce2" office:value-type="string" calcext:value-type="string">
            <text:p><text:a xlink:href="https://2e.aonprd.com/Backgrounds.aspx?ID=349" xlink:type="simple">Wishes for Riches</text:a></text:p>
          </table:table-cell>
          <table:table-cell table:style-name="ce3"/>
          <table:table-cell table:style-name="ce2" office:value-type="string" calcext:value-type="string">
            <text:p>Dexterity, Charisma</text:p>
          </table:table-cell>
          <table:table-cell table:style-name="ce2" office:value-type="string" calcext:value-type="string">
            <text:p><text:a xlink:href="https://2e.aonprd.com/Skills.aspx?ID=17" xlink:type="simple">Thievery</text:a>, Games <text:a xlink:href="https://2e.aonprd.com/Skills.aspx?ID=8" xlink:type="simple">Lore</text:a></text:p>
          </table:table-cell>
          <table:table-cell table:style-name="ce2" office:value-type="string" calcext:value-type="string">
            <text:p><text:a xlink:href="https://2e.aonprd.com/Feats.aspx?ID=848" xlink:type="simple">Subtle Theft</text:a></text:p>
          </table:table-cell>
          <table:table-cell table:style-name="ce2" office:value-type="string" calcext:value-type="string">
            <text:p>Common</text:p>
          </table:table-cell>
          <table:table-cell table:style-name="ce2" office:value-type="string" calcext:value-type="string">
            <text:p>On the night of the Missing Moment, you saw visions of fabulous riches in the gate before you. Honestly, how someone could see anything but piles of …</text:p>
          </table:table-cell>
          <table:table-cell table:style-name="ce2" office:value-type="string" calcext:value-type="string">
            <text:p><text:a xlink:href="https://2e.aonprd.com/Sources.aspx?ID=190" xlink:type="simple">Gatewalkers Player's Guide</text:a> pg. 8</text:p>
          </table:table-cell>
        </table:table-row>
        <table:table-row table:style-name="ro2">
          <table:table-cell table:style-name="ce2" office:value-type="string" calcext:value-type="string">
            <text:p><text:a xlink:href="https://2e.aonprd.com/Backgrounds.aspx?ID=357" xlink:type="simple">Firebrand Follower</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Charisma</text:p>
          </table:table-cell>
          <table:table-cell table:style-name="ce2" office:value-type="string" calcext:value-type="string">
            <text:p><text:a xlink:href="https://2e.aonprd.com/Skills.aspx?ID=3" xlink:type="simple">Athletics</text:a> or <text:a xlink:href="https://2e.aonprd.com/Skills.aspx?ID=12" xlink:type="simple">Performance</text:a>, Firebrand <text:a xlink:href="https://2e.aonprd.com/Skills.aspx?ID=8" xlink:type="simple">Lore</text:a></text:p>
          </table:table-cell>
          <table:table-cell table:style-name="ce2" office:value-type="string" calcext:value-type="string">
            <text:p><text:a xlink:href="https://2e.aonprd.com/Feats.aspx?ID=756" xlink:type="simple">Assurance</text:a></text:p>
          </table:table-cell>
          <table:table-cell table:style-name="ce2" office:value-type="string" calcext:value-type="string">
            <text:p>Common</text:p>
          </table:table-cell>
          <table:table-cell table:style-name="ce2" office:value-type="string" calcext:value-type="string">
            <text:p>You were once rescued or liberated from a hopeless situation by a group of Firebrands, and you have since aspired to become a Firebrand to continue …</text:p>
          </table:table-cell>
          <table:table-cell table:style-name="ce2" office:value-type="string" calcext:value-type="string">
            <text:p><text:a xlink:href="https://2e.aonprd.com/Sources.aspx?ID=196" xlink:type="simple">Firebrands</text:a> pg. 75</text:p>
          </table:table-cell>
        </table:table-row>
        <table:table-row table:style-name="ro2">
          <table:table-cell table:style-name="ce2" office:value-type="string" calcext:value-type="string">
            <text:p><text:a xlink:href="https://2e.aonprd.com/Backgrounds.aspx?ID=358" xlink:type="simple">Free Spirit</text:a></text:p>
          </table:table-cell>
          <table:table-cell table:style-name="ce2" office:value-type="string" calcext:value-type="string">
            <text:p><text:a xlink:href="https://2e.aonprd.com/PFS.aspx" xlink:type="simple"> </text:a></text:p>
          </table:table-cell>
          <table:table-cell table:style-name="ce2" office:value-type="string" calcext:value-type="string">
            <text:p>Wisdom, Charisma</text:p>
          </table:table-cell>
          <table:table-cell table:style-name="ce2" office:value-type="string" calcext:value-type="string">
            <text:p><text:a xlink:href="https://2e.aonprd.com/Skills.aspx?ID=16" xlink:type="simple">Survival</text:a>, <text:a xlink:href="https://2e.aonprd.com/Skills.aspx?ID=8" xlink:type="simple">Lore</text:a> for a specific skettlement or terrain you have traveled through</text:p>
          </table:table-cell>
          <table:table-cell table:style-name="ce2" office:value-type="string" calcext:value-type="string">
            <text:p><text:a xlink:href="https://2e.aonprd.com/Feats.aspx?ID=786" xlink:type="simple">Forager</text:a></text:p>
          </table:table-cell>
          <table:table-cell table:style-name="ce2" office:value-type="string" calcext:value-type="string">
            <text:p>Common</text:p>
          </table:table-cell>
          <table:table-cell table:style-name="ce2" office:value-type="string" calcext:value-type="string">
            <text:p>You've always lived your life straying from the path laid before you. Like a leaf blowing in the wind, your journey takes you where it will, …</text:p>
          </table:table-cell>
          <table:table-cell table:style-name="ce2" office:value-type="string" calcext:value-type="string">
            <text:p><text:a xlink:href="https://2e.aonprd.com/Sources.aspx?ID=196" xlink:type="simple">Firebrands</text:a> pg. 75</text:p>
          </table:table-cell>
        </table:table-row>
        <table:table-row table:style-name="ro2">
          <table:table-cell table:style-name="ce2" office:value-type="string" calcext:value-type="string">
            <text:p><text:a xlink:href="https://2e.aonprd.com/Backgrounds.aspx?ID=359" xlink:type="simple">Runner</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Intelligence</text:p>
          </table:table-cell>
          <table:table-cell table:style-name="ce2" office:value-type="string" calcext:value-type="string">
            <text:p><text:a xlink:href="https://2e.aonprd.com/Skills.aspx?ID=3" xlink:type="simple">Athletics</text:a>, <text:a xlink:href="https://2e.aonprd.com/Skills.aspx?ID=8" xlink:type="simple">Lore</text:a> for the city in which you were a messenger</text:p>
          </table:table-cell>
          <table:table-cell table:style-name="ce2" office:value-type="string" calcext:value-type="string">
            <text:p><text:a xlink:href="https://2e.aonprd.com/Feats.aspx?ID=825" xlink:type="simple">Quick Jump</text:a></text:p>
          </table:table-cell>
          <table:table-cell table:style-name="ce2" office:value-type="string" calcext:value-type="string">
            <text:p>Common</text:p>
          </table:table-cell>
          <table:table-cell table:style-name="ce2" office:value-type="string" calcext:value-type="string">
            <text:p>You served as a messenger for a specific faction, guild, house, or individual, often running those messages on a short timeline. Finding the quickest …</text:p>
          </table:table-cell>
          <table:table-cell table:style-name="ce2" office:value-type="string" calcext:value-type="string">
            <text:p><text:a xlink:href="https://2e.aonprd.com/Sources.aspx?ID=196" xlink:type="simple">Firebrands</text:a> pg. 75</text:p>
          </table:table-cell>
        </table:table-row>
        <table:table-row table:style-name="ro2">
          <table:table-cell table:style-name="ce2" office:value-type="string" calcext:value-type="string">
            <text:p><text:a xlink:href="https://2e.aonprd.com/Backgrounds.aspx?ID=360" xlink:type="simple">Thrill-Seeker</text:a></text:p>
          </table:table-cell>
          <table:table-cell table:style-name="ce2" office:value-type="string" calcext:value-type="string">
            <text:p><text:a xlink:href="https://2e.aonprd.com/PFS.aspx" xlink:type="simple"> </text:a></text:p>
          </table:table-cell>
          <table:table-cell table:style-name="ce2" office:value-type="string" calcext:value-type="string">
            <text:p>Strength, Constitution</text:p>
          </table:table-cell>
          <table:table-cell table:style-name="ce2" office:value-type="string" calcext:value-type="string">
            <text:p><text:a xlink:href="https://2e.aonprd.com/Skills.aspx?ID=3" xlink:type="simple">Athletics</text:a>, Engineering <text:a xlink:href="https://2e.aonprd.com/Skills.aspx?ID=8" xlink:type="simple">Lore</text:a></text:p>
          </table:table-cell>
          <table:table-cell table:style-name="ce2" office:value-type="string" calcext:value-type="string">
            <text:p><text:a xlink:href="https://2e.aonprd.com/Feats.aspx?ID=768" xlink:type="simple">Combat Climber</text:a></text:p>
          </table:table-cell>
          <table:table-cell table:style-name="ce2" office:value-type="string" calcext:value-type="string">
            <text:p>Common</text:p>
          </table:table-cell>
          <table:table-cell table:style-name="ce2" office:value-type="string" calcext:value-type="string">
            <text:p>You once survived a life-or-death situation and found it surprisingly exhilarating, so now you chase that feeling of invincibility you only get when …</text:p>
          </table:table-cell>
          <table:table-cell table:style-name="ce2" office:value-type="string" calcext:value-type="string">
            <text:p><text:a xlink:href="https://2e.aonprd.com/Sources.aspx?ID=196" xlink:type="simple">Firebrands</text:a> pg. 75</text:p>
          </table:table-cell>
        </table:table-row>
        <table:table-row table:style-name="ro2">
          <table:table-cell table:style-name="ce2" office:value-type="string" calcext:value-type="string">
            <text:p><text:a xlink:href="https://2e.aonprd.com/Backgrounds.aspx?ID=361" xlink:type="simple">Unremarkable</text:a></text:p>
          </table:table-cell>
          <table:table-cell table:style-name="ce2" office:value-type="string" calcext:value-type="string">
            <text:p><text:a xlink:href="https://2e.aonprd.com/PFS.aspx" xlink:type="simple"> </text:a></text:p>
          </table:table-cell>
          <table:table-cell table:style-name="ce2" office:value-type="string" calcext:value-type="string">
            <text:p>Wisdom, Charisma</text:p>
          </table:table-cell>
          <table:table-cell table:style-name="ce2" office:value-type="string" calcext:value-type="string">
            <text:p><text:a xlink:href="https://2e.aonprd.com/Skills.aspx?ID=5" xlink:type="simple">Deception</text:a>, Acting <text:a xlink:href="https://2e.aonprd.com/Skills.aspx?ID=8" xlink:type="simple">Lore</text:a></text:p>
          </table:table-cell>
          <table:table-cell table:style-name="ce2" office:value-type="string" calcext:value-type="string">
            <text:p><text:a xlink:href="https://2e.aonprd.com/Feats.aspx?ID=810" xlink:type="simple">Lengthy Diversion</text:a></text:p>
          </table:table-cell>
          <table:table-cell table:style-name="ce2" office:value-type="string" calcext:value-type="string">
            <text:p>Common</text:p>
          </table:table-cell>
          <table:table-cell table:style-name="ce2" office:value-type="string" calcext:value-type="string">
            <text:p>Your face is particularly unremarkable, even if your presence or actions may not be. You know how to use this to your advantage, making it difficult …</text:p>
          </table:table-cell>
          <table:table-cell table:style-name="ce2" office:value-type="string" calcext:value-type="string">
            <text:p><text:a xlink:href="https://2e.aonprd.com/Sources.aspx?ID=196" xlink:type="simple">Firebrands</text:a> pg. 75</text:p>
          </table:table-cell>
        </table:table-row>
        <table:table-row table:style-name="ro2">
          <table:table-cell table:style-name="ce2" office:value-type="string" calcext:value-type="string">
            <text:p><text:a xlink:href="https://2e.aonprd.com/Backgrounds.aspx?ID=362" xlink:type="simple">Beast Blessed</text:a></text:p>
          </table:table-cell>
          <table:table-cell table:style-name="ce2" office:value-type="string" calcext:value-type="string">
            <text:p><text:a xlink:href="https://2e.aonprd.com/PFS.aspx" xlink:type="simple"> </text:a></text:p>
          </table:table-cell>
          <table:table-cell table:style-name="ce2" office:value-type="string" calcext:value-type="string">
            <text:p>Constitution, Wisdom</text:p>
          </table:table-cell>
          <table:table-cell table:style-name="ce2" office:value-type="string" calcext:value-type="string">
            <text:p><text:a xlink:href="https://2e.aonprd.com/Skills.aspx?ID=16" xlink:type="simple">Survival</text:a></text:p>
          </table:table-cell>
          <table:table-cell table:style-name="ce3"/>
          <table:table-cell table:style-name="ce2" office:value-type="string" calcext:value-type="string">
            <text:p>Rare</text:p>
          </table:table-cell>
          <table:table-cell table:style-name="ce2" office:value-type="string" calcext:value-type="string">
            <text:p>You once freed a magical beast from captivity and, whether it was intentional or a byproduct of another action, the grateful creature bestowed a …</text:p>
          </table:table-cell>
          <table:table-cell table:style-name="ce2" office:value-type="string" calcext:value-type="string">
            <text:p><text:a xlink:href="https://2e.aonprd.com/Sources.aspx?ID=196" xlink:type="simple">Firebrands</text:a> pg. 75</text:p>
          </table:table-cell>
        </table:table-row>
        <table:table-row table:style-name="ro2">
          <table:table-cell table:style-name="ce2" office:value-type="string" calcext:value-type="string">
            <text:p><text:a xlink:href="https://2e.aonprd.com/Backgrounds.aspx?ID=363" xlink:type="simple">Dauntless</text:a></text:p>
          </table:table-cell>
          <table:table-cell table:style-name="ce2" office:value-type="string" calcext:value-type="string">
            <text:p><text:a xlink:href="https://2e.aonprd.com/PFS.aspx" xlink:type="simple"> </text:a></text:p>
          </table:table-cell>
          <table:table-cell table:style-name="ce2" office:value-type="string" calcext:value-type="string">
            <text:p>Wisdom, Charisma</text:p>
          </table:table-cell>
          <table:table-cell table:style-name="ce2" office:value-type="string" calcext:value-type="string">
            <text:p><text:a xlink:href="https://2e.aonprd.com/Skills.aspx?ID=6" xlink:type="simple">Diplomacy</text:a></text:p>
          </table:table-cell>
          <table:table-cell table:style-name="ce3"/>
          <table:table-cell table:style-name="ce2" office:value-type="string" calcext:value-type="string">
            <text:p>Rare</text:p>
          </table:table-cell>
          <table:table-cell table:style-name="ce2" office:value-type="string" calcext:value-type="string">
            <text:p>As a child, you chose to face each of your deepest fears and, time and again, emerged victorious. You have learned to conquer fear itself, and by …</text:p>
          </table:table-cell>
          <table:table-cell table:style-name="ce2" office:value-type="string" calcext:value-type="string">
            <text:p><text:a xlink:href="https://2e.aonprd.com/Sources.aspx?ID=196" xlink:type="simple">Firebrands</text:a> pg. 75</text:p>
          </table:table-cell>
        </table:table-row>
        <table:table-row table:style-name="ro2" table:number-rows-repeated="1048399">
          <table:table-cell table:number-columns-repeated="8"/>
        </table:table-row>
        <table:table-row table:style-name="ro2">
          <table:table-cell table:number-columns-repeated="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1:16:58.908000000</meta:creation-date>
    <dc:date>2023-04-13T00:58:45.875000000</dc:date>
    <meta:editing-duration>PT10H19M18S</meta:editing-duration>
    <meta:editing-cycles>4</meta:editing-cycles>
    <meta:generator>LibreOffice/7.4.2.3$Windows_X86_64 LibreOffice_project/382eef1f22670f7f4118c8c2dd222ec7ad009daf</meta:generator>
    <meta:document-statistic meta:table-count="1" meta:cell-count="1340" meta:object-count="1"/>
  </office:meta>
</office:document-meta>
</file>